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29.54pt"/>
    </style:style>
    <style:style style:name="co7" style:family="table-column">
      <style:table-column-properties fo:break-before="auto" style:column-width="14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ce181e"/>
      <style:text-properties style:use-window-font-color="true"/>
    </style:style>
    <style:style style:name="ce3" style:family="table-cell" style:parent-style-name="Default">
      <style:table-cell-properties fo:background-color="#ce181e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ce181e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3"/>
        <table:table-column table:style-name="co7" table:default-cell-style-name="ce6"/>
        <table:table-column table:style-name="co7" table:number-columns-repeated="4" table:default-cell-style-name="ce3"/>
        <table:table-column table:style-name="co7" table:default-cell-style-name="Default"/>
        <table:table-column table:style-name="co7" table:number-columns-repeated="2" table:default-cell-style-name="ce3"/>
        <table:table-column table:style-name="co7" table:default-cell-style-name="ce6"/>
        <table:table-column table:style-name="co7" table:number-columns-repeated="4" table:default-cell-style-name="ce3"/>
        <table:table-column table:style-name="co7" table:default-cell-style-name="Default"/>
        <table:table-column table:style-name="co7" table:number-columns-repeated="2" table:default-cell-style-name="ce3"/>
        <table:table-column table:style-name="co7" table:number-columns-repeated="6" table:default-cell-style-name="Default"/>
        <table:table-column table:style-name="co7" table:number-columns-repeated="2" table:default-cell-style-name="ce3"/>
        <table:table-column table:style-name="co7" table:number-columns-repeated="22" table:default-cell-style-name="Default"/>
        <table:table-column table:style-name="co1" table:number-columns-repeated="966" table:default-cell-style-name="Default"/>
        <table:table-row table:style-name="ro1">
          <table:table-cell table:number-columns-repeated="10"/>
          <table:table-cell table:style-name="ce5" office:value-type="string" calcext:value-type="string" table:number-columns-spanned="8" table:number-rows-spanned="1">
            <text:p>DDRB</text:p>
          </table:table-cell>
          <table:covered-table-cell/>
          <table:covered-table-cell table:style-name="ce13"/>
          <table:covered-table-cell table:number-columns-repeated="5"/>
          <table:table-cell table:style-name="ce5" office:value-type="string" calcext:value-type="string" table:number-columns-spanned="8" table:number-rows-spanned="1">
            <text:p>PORTB</text:p>
          </table:table-cell>
          <table:covered-table-cell/>
          <table:covered-table-cell table:style-name="ce13"/>
          <table:covered-table-cell table:number-columns-repeated="5"/>
          <table:table-cell table:style-name="ce5" office:value-type="string" calcext:value-type="string" table:number-columns-spanned="8" table:number-rows-spanned="1">
            <text:p>DDRC</text:p>
          </table:table-cell>
          <table:covered-table-cell table:number-columns-repeated="7"/>
          <table:table-cell table:style-name="ce5" office:value-type="string" calcext:value-type="string" table:number-columns-spanned="8" table:number-rows-spanned="1">
            <text:p>PORTC</text:p>
          </table:table-cell>
          <table:covered-table-cell table:number-columns-repeated="7"/>
          <table:table-cell table:style-name="ce7" office:value-type="string" calcext:value-type="string" table:number-columns-spanned="8" table:number-rows-spanned="1">
            <text:p>DDRD</text:p>
          </table:table-cell>
          <table:covered-table-cell table:number-columns-repeated="7"/>
          <table:table-cell table:style-name="ce7" office:value-type="string" calcext:value-type="string" table:number-columns-spanned="8" table:number-rows-spanned="1">
            <text:p>PORTD</text:p>
          </table:table-cell>
          <table:covered-table-cell table:number-columns-repeated="7"/>
          <table:table-cell office:value-type="string" calcext:value-type="string">
            <text:p>dbarr</text:p>
          </table:table-cell>
          <table:table-cell office:value-type="string" calcext:value-type="string">
            <text:p>pbarr</text:p>
          </table:table-cell>
          <table:table-cell office:value-type="string" calcext:value-type="string">
            <text:p>dcarr</text:p>
          </table:table-cell>
          <table:table-cell office:value-type="string" calcext:value-type="string">
            <text:p>pcarr</text:p>
          </table:table-cell>
          <table:table-cell office:value-type="string" calcext:value-type="string">
            <text:p>ddarr</text:p>
          </table:table-cell>
          <table:table-cell office:value-type="string" calcext:value-type="string">
            <text:p>pdarr</text:p>
          </table:table-cell>
          <table:table-cell office:value-type="string" calcext:value-type="string">
            <text:p>uint8_t dbmin[] = {</text:p>
          </table:table-cell>
          <table:table-cell office:value-type="string" calcext:value-type="string">
            <text:p>uint8_t pbmin[] = {</text:p>
          </table:table-cell>
          <table:table-cell office:value-type="string" calcext:value-type="string">
            <text:p>uint8_t dcmin[] = {</text:p>
          </table:table-cell>
          <table:table-cell office:value-type="string" calcext:value-type="string">
            <text:p>uint8_t pcmin[] = {</text:p>
          </table:table-cell>
          <table:table-cell office:value-type="string" calcext:value-type="string">
            <text:p>uint8_t ddmin[] = {</text:p>
          </table:table-cell>
          <table:table-cell office:value-type="string" calcext:value-type="string">
            <text:p>uint8_t pdmin[] = {</text:p>
          </table:table-cell>
          <table:table-cell office:value-type="string" calcext:value-type="string">
            <text:p>uint8_t dbh[] = {</text:p>
          </table:table-cell>
          <table:table-cell office:value-type="string" calcext:value-type="string">
            <text:p>uint8_t pbh[] = {</text:p>
          </table:table-cell>
          <table:table-cell office:value-type="string" calcext:value-type="string">
            <text:p>uint8_t dch[] = {</text:p>
          </table:table-cell>
          <table:table-cell office:value-type="string" calcext:value-type="string">
            <text:p>uint8_t pch[] = {</text:p>
          </table:table-cell>
          <table:table-cell office:value-type="string" calcext:value-type="string">
            <text:p>uint8_t ddh[] = {</text:p>
          </table:table-cell>
          <table:table-cell office:value-type="string" calcext:value-type="string">
            <text:p>uint8_t pdh[] = {</text:p>
          </table:table-cell>
          <table:table-cell table:number-columns-repeated="948"/>
        </table:table-row>
        <table:table-row table:style-name="ro1">
          <table:table-cell office:value-type="string" calcext:value-type="string">
            <text:p>Charli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Min_index</text:p>
          </table:table-cell>
          <table:table-cell office:value-type="string" calcext:value-type="string">
            <text:p>Hou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0b&quot;;[.K2];[.L2];[.M2];[.N2];[.O2];[.P2];[.Q2];[.R2])" office:value-type="string" office:string-value="0b76543210" calcext:value-type="string">
            <text:p>0b76543210</text:p>
          </table:table-cell>
          <table:table-cell table:formula="of:=CONCATENATE(&quot;0b&quot;;[.S2];[.T2];[.U2];[.V2];[.W2];[.X2];[.Y2];[.Z2])" office:value-type="string" office:string-value="0b76543210" calcext:value-type="string">
            <text:p>0b76543210</text:p>
          </table:table-cell>
          <table:table-cell table:formula="of:=CONCATENATE(&quot;0b&quot;;[.AA2];[.AB2];[.AC2];[.AD2];[.AE2];[.AF2];[.AG2];[.AH2])" office:value-type="string" office:string-value="0b76543210" calcext:value-type="string">
            <text:p>0b76543210</text:p>
          </table:table-cell>
          <table:table-cell table:formula="of:=CONCATENATE(&quot;0b&quot;;[.AI2];[.AJ2];[.AK2];[.AL2];[.AM2];[.AN2];[.AO2];[.AP2])" office:value-type="string" office:string-value="0b76543210" calcext:value-type="string">
            <text:p>0b76543210</text:p>
          </table:table-cell>
          <table:table-cell table:formula="of:=CONCATENATE(&quot;0b&quot;;[.AQ2];[.AR2];[.AS2];[.AT2];[.AU2];[.AV2];[.AW2];[.AX2])" office:value-type="string" office:string-value="0b76543210" calcext:value-type="string">
            <text:p>0b76543210</text:p>
          </table:table-cell>
          <table:table-cell table:formula="of:=CONCATENATE(&quot;0b&quot;;[.AY2];[.AZ2];[.BA2];[.BB2];[.BC2];[.BD2];[.BE2];[.BF2])" office:value-type="string" office:string-value="0b76543210" calcext:value-type="string">
            <text:p>0b76543210</text:p>
          </table:table-cell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[.H3]/2" office:value-type="float" office:value="28" calcext:value-type="float">
            <text:p>28</text:p>
          </table:table-cell>
          <table:table-cell/>
          <table:table-cell table:number-columns-repeated="35" office:value-type="float" office:value="0" calcext:value-type="float">
            <text:p>0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C3]=1;1;0)" office:value-type="float" office:value="1" calcext:value-type="float">
            <text:p>1</text:p>
          </table:table-cell>
          <table:table-cell table:formula="of:=IF([.D3]=1;1;0)" office:value-type="float" office:value="0" calcext:value-type="float">
            <text:p>0</text:p>
          </table:table-cell>
          <table:table-cell table:formula="of:=IF([.E3]=1;1;0)" office:value-type="float" office:value="0" calcext:value-type="float">
            <text:p>0</text:p>
          </table:table-cell>
          <table:table-cell table:formula="of:=IF([.F3]=1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&quot;0b&quot;;[.K3];[.L3];[.M3];[.N3];[.O3];[.P3];[.Q3];[.R3])" office:value-type="string" office:string-value="0b00000000" calcext:value-type="string">
            <text:p>0b00000000</text:p>
          </table:table-cell>
          <table:table-cell table:formula="of:=CONCATENATE(&quot;0b&quot;;[.S3];[.T3];[.U3];[.V3];[.W3];[.X3];[.Y3];[.Z3])" office:value-type="string" office:string-value="0b00000000" calcext:value-type="string">
            <text:p>0b00000000</text:p>
          </table:table-cell>
          <table:table-cell table:formula="of:=CONCATENATE(&quot;0b&quot;;[.AA3];[.AB3];[.AC3];[.AD3];[.AE3];[.AF3];[.AG3];[.AH3])" office:value-type="string" office:string-value="0b00000000" calcext:value-type="string">
            <text:p>0b00000000</text:p>
          </table:table-cell>
          <table:table-cell table:formula="of:=CONCATENATE(&quot;0b&quot;;[.AI3];[.AJ3];[.AK3];[.AL3];[.AM3];[.AN3];[.AO3];[.AP3])" office:value-type="string" office:string-value="0b00000000" calcext:value-type="string">
            <text:p>0b00000000</text:p>
          </table:table-cell>
          <table:table-cell table:formula="of:=CONCATENATE(&quot;0b&quot;;[.AQ3];[.AR3];[.AS3];[.AT3];[.AU3];[.AV3];[.AW3];[.AX3])" office:value-type="string" office:string-value="0b00011000" calcext:value-type="string">
            <text:p>0b00011000</text:p>
          </table:table-cell>
          <table:table-cell table:formula="of:=CONCATENATE(&quot;0b&quot;;[.AY3];[.AZ3];[.BA3];[.BB3];[.BC3];[.BD3];[.BE3];[.BF3])" office:value-type="string" office:string-value="0b00010000" calcext:value-type="string">
            <text:p>0b00010000</text:p>
          </table:table-cell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[.H4]/2" office:value-type="float" office:value="29" calcext:value-type="float">
            <text:p>29</text:p>
          </table:table-cell>
          <table:table-cell/>
          <table:table-cell table:number-columns-repeated="35" office:value-type="float" office:value="0" calcext:value-type="float">
            <text:p>0</text:p>
          </table:table-cell>
          <table:table-cell table:formula="of:=IF([.C4]=&quot;&quot;;0;1)" office:value-type="float" office:value="1" calcext:value-type="float">
            <text:p>1</text:p>
          </table:table-cell>
          <table:table-cell table:formula="of:=IF([.D4]=&quot;&quot;;0;1)" office:value-type="float" office:value="1" calcext:value-type="float">
            <text:p>1</text:p>
          </table:table-cell>
          <table:table-cell table:formula="of:=IF([.E4]=&quot;&quot;;0;1)" office:value-type="float" office:value="0" calcext:value-type="float">
            <text:p>0</text:p>
          </table:table-cell>
          <table:table-cell table:formula="of:=IF([.F4]=&quot;&quot;;0;1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C4]=1;1;0)" office:value-type="float" office:value="0" calcext:value-type="float">
            <text:p>0</text:p>
          </table:table-cell>
          <table:table-cell table:formula="of:=IF([.D4]=1;1;0)" office:value-type="float" office:value="1" calcext:value-type="float">
            <text:p>1</text:p>
          </table:table-cell>
          <table:table-cell table:formula="of:=IF([.E4]=1;1;0)" office:value-type="float" office:value="0" calcext:value-type="float">
            <text:p>0</text:p>
          </table:table-cell>
          <table:table-cell table:formula="of:=IF([.F4]=1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&quot;0b&quot;;[.K4];[.L4];[.M4];[.N4];[.O4];[.P4];[.Q4];[.R4])" office:value-type="string" office:string-value="0b00000000" calcext:value-type="string">
            <text:p>0b00000000</text:p>
          </table:table-cell>
          <table:table-cell table:formula="of:=CONCATENATE(&quot;0b&quot;;[.S4];[.T4];[.U4];[.V4];[.W4];[.X4];[.Y4];[.Z4])" office:value-type="string" office:string-value="0b00000000" calcext:value-type="string">
            <text:p>0b00000000</text:p>
          </table:table-cell>
          <table:table-cell table:formula="of:=CONCATENATE(&quot;0b&quot;;[.AA4];[.AB4];[.AC4];[.AD4];[.AE4];[.AF4];[.AG4];[.AH4])" office:value-type="string" office:string-value="0b00000000" calcext:value-type="string">
            <text:p>0b00000000</text:p>
          </table:table-cell>
          <table:table-cell table:formula="of:=CONCATENATE(&quot;0b&quot;;[.AI4];[.AJ4];[.AK4];[.AL4];[.AM4];[.AN4];[.AO4];[.AP4])" office:value-type="string" office:string-value="0b00000000" calcext:value-type="string">
            <text:p>0b00000000</text:p>
          </table:table-cell>
          <table:table-cell table:formula="of:=CONCATENATE(&quot;0b&quot;;[.AQ4];[.AR4];[.AS4];[.AT4];[.AU4];[.AV4];[.AW4];[.AX4])" office:value-type="string" office:string-value="0b00011000" calcext:value-type="string">
            <text:p>0b00011000</text:p>
          </table:table-cell>
          <table:table-cell table:formula="of:=CONCATENATE(&quot;0b&quot;;[.AY4];[.AZ4];[.BA4];[.BB4];[.BC4];[.BD4];[.BE4];[.BF4])" office:value-type="string" office:string-value="0b00001000" calcext:value-type="string">
            <text:p>0b00001000</text:p>
          </table:table-cell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H5]/2" office:value-type="float" office:value="0" calcext:value-type="float">
            <text:p>0</text:p>
          </table:table-cell>
          <table:table-cell/>
          <table:table-cell table:number-columns-repeated="35" office:value-type="float" office:value="0" calcext:value-type="float">
            <text:p>0</text:p>
          </table:table-cell>
          <table:table-cell table:formula="of:=IF([.C5]=&quot;&quot;;0;1)" office:value-type="float" office:value="0" calcext:value-type="float">
            <text:p>0</text:p>
          </table:table-cell>
          <table:table-cell table:formula="of:=IF([.D5]=&quot;&quot;;0;1)" office:value-type="float" office:value="1" calcext:value-type="float">
            <text:p>1</text:p>
          </table:table-cell>
          <table:table-cell table:formula="of:=IF([.E5]=&quot;&quot;;0;1)" office:value-type="float" office:value="1" calcext:value-type="float">
            <text:p>1</text:p>
          </table:table-cell>
          <table:table-cell table:formula="of:=IF([.F5]=&quot;&quot;;0;1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C5]=1;1;0)" office:value-type="float" office:value="0" calcext:value-type="float">
            <text:p>0</text:p>
          </table:table-cell>
          <table:table-cell table:formula="of:=IF([.D5]=1;1;0)" office:value-type="float" office:value="1" calcext:value-type="float">
            <text:p>1</text:p>
          </table:table-cell>
          <table:table-cell table:formula="of:=IF([.E5]=1;1;0)" office:value-type="float" office:value="0" calcext:value-type="float">
            <text:p>0</text:p>
          </table:table-cell>
          <table:table-cell table:formula="of:=IF([.F5]=1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&quot;0b&quot;;[.K5];[.L5];[.M5];[.N5];[.O5];[.P5];[.Q5];[.R5])" office:value-type="string" office:string-value="0b00000000" calcext:value-type="string">
            <text:p>0b00000000</text:p>
          </table:table-cell>
          <table:table-cell table:formula="of:=CONCATENATE(&quot;0b&quot;;[.S5];[.T5];[.U5];[.V5];[.W5];[.X5];[.Y5];[.Z5])" office:value-type="string" office:string-value="0b00000000" calcext:value-type="string">
            <text:p>0b00000000</text:p>
          </table:table-cell>
          <table:table-cell table:formula="of:=CONCATENATE(&quot;0b&quot;;[.AA5];[.AB5];[.AC5];[.AD5];[.AE5];[.AF5];[.AG5];[.AH5])" office:value-type="string" office:string-value="0b00000000" calcext:value-type="string">
            <text:p>0b00000000</text:p>
          </table:table-cell>
          <table:table-cell table:formula="of:=CONCATENATE(&quot;0b&quot;;[.AI5];[.AJ5];[.AK5];[.AL5];[.AM5];[.AN5];[.AO5];[.AP5])" office:value-type="string" office:string-value="0b00000000" calcext:value-type="string">
            <text:p>0b00000000</text:p>
          </table:table-cell>
          <table:table-cell table:formula="of:=CONCATENATE(&quot;0b&quot;;[.AQ5];[.AR5];[.AS5];[.AT5];[.AU5];[.AV5];[.AW5];[.AX5])" office:value-type="string" office:string-value="0b00001100" calcext:value-type="string">
            <text:p>0b00001100</text:p>
          </table:table-cell>
          <table:table-cell table:formula="of:=CONCATENATE(&quot;0b&quot;;[.AY5];[.AZ5];[.BA5];[.BB5];[.BC5];[.BD5];[.BE5];[.BF5])" office:value-type="string" office:string-value="0b00001000" calcext:value-type="string">
            <text:p>0b00001000</text:p>
          </table:table-cell>
          <table:table-cell table:formula="of:=CONCATENATE([.BG5];&quot;,&quot;)" office:value-type="string" office:string-value="0b00000000," calcext:value-type="string">
            <text:p>0b00000000,</text:p>
          </table:table-cell>
          <table:table-cell table:formula="of:=CONCATENATE([.BH5];&quot;,&quot;)" office:value-type="string" office:string-value="0b00000000," calcext:value-type="string">
            <text:p>0b00000000,</text:p>
          </table:table-cell>
          <table:table-cell table:formula="of:=CONCATENATE([.BI5];&quot;,&quot;)" office:value-type="string" office:string-value="0b00000000," calcext:value-type="string">
            <text:p>0b00000000,</text:p>
          </table:table-cell>
          <table:table-cell table:formula="of:=CONCATENATE([.BJ5];&quot;,&quot;)" office:value-type="string" office:string-value="0b00000000," calcext:value-type="string">
            <text:p>0b00000000,</text:p>
          </table:table-cell>
          <table:table-cell table:formula="of:=CONCATENATE([.BK5];&quot;,&quot;)" office:value-type="string" office:string-value="0b00001100," calcext:value-type="string">
            <text:p>0b00001100,</text:p>
          </table:table-cell>
          <table:table-cell table:formula="of:=CONCATENATE([.BL5];&quot;,&quot;)" office:value-type="string" office:string-value="0b00001000," calcext:value-type="string">
            <text:p>0b00001000,</text:p>
          </table:table-cell>
          <table:table-cell table:number-columns-repeated="9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H6]/2" office:value-type="float" office:value="1" calcext:value-type="float">
            <text:p>1</text:p>
          </table:table-cell>
          <table:table-cell/>
          <table:table-cell table:number-columns-repeated="35" office:value-type="float" office:value="0" calcext:value-type="float">
            <text:p>0</text:p>
          </table:table-cell>
          <table:table-cell table:formula="of:=IF([.C6]=&quot;&quot;;0;1)" office:value-type="float" office:value="1" calcext:value-type="float">
            <text:p>1</text:p>
          </table:table-cell>
          <table:table-cell table:formula="of:=IF([.D6]=&quot;&quot;;0;1)" office:value-type="float" office:value="0" calcext:value-type="float">
            <text:p>0</text:p>
          </table:table-cell>
          <table:table-cell table:formula="of:=IF([.E6]=&quot;&quot;;0;1)" office:value-type="float" office:value="1" calcext:value-type="float">
            <text:p>1</text:p>
          </table:table-cell>
          <table:table-cell table:formula="of:=IF([.F6]=&quot;&quot;;0;1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C6]=1;1;0)" office:value-type="float" office:value="1" calcext:value-type="float">
            <text:p>1</text:p>
          </table:table-cell>
          <table:table-cell table:formula="of:=IF([.D6]=1;1;0)" office:value-type="float" office:value="0" calcext:value-type="float">
            <text:p>0</text:p>
          </table:table-cell>
          <table:table-cell table:formula="of:=IF([.E6]=1;1;0)" office:value-type="float" office:value="0" calcext:value-type="float">
            <text:p>0</text:p>
          </table:table-cell>
          <table:table-cell table:formula="of:=IF([.F6]=1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&quot;0b&quot;;[.K6];[.L6];[.M6];[.N6];[.O6];[.P6];[.Q6];[.R6])" office:value-type="string" office:string-value="0b00000000" calcext:value-type="string">
            <text:p>0b00000000</text:p>
          </table:table-cell>
          <table:table-cell table:formula="of:=CONCATENATE(&quot;0b&quot;;[.S6];[.T6];[.U6];[.V6];[.W6];[.X6];[.Y6];[.Z6])" office:value-type="string" office:string-value="0b00000000" calcext:value-type="string">
            <text:p>0b00000000</text:p>
          </table:table-cell>
          <table:table-cell table:formula="of:=CONCATENATE(&quot;0b&quot;;[.AA6];[.AB6];[.AC6];[.AD6];[.AE6];[.AF6];[.AG6];[.AH6])" office:value-type="string" office:string-value="0b00000000" calcext:value-type="string">
            <text:p>0b00000000</text:p>
          </table:table-cell>
          <table:table-cell table:formula="of:=CONCATENATE(&quot;0b&quot;;[.AI6];[.AJ6];[.AK6];[.AL6];[.AM6];[.AN6];[.AO6];[.AP6])" office:value-type="string" office:string-value="0b00000000" calcext:value-type="string">
            <text:p>0b00000000</text:p>
          </table:table-cell>
          <table:table-cell table:formula="of:=CONCATENATE(&quot;0b&quot;;[.AQ6];[.AR6];[.AS6];[.AT6];[.AU6];[.AV6];[.AW6];[.AX6])" office:value-type="string" office:string-value="0b00010100" calcext:value-type="string">
            <text:p>0b00010100</text:p>
          </table:table-cell>
          <table:table-cell table:formula="of:=CONCATENATE(&quot;0b&quot;;[.AY6];[.AZ6];[.BA6];[.BB6];[.BC6];[.BD6];[.BE6];[.BF6])" office:value-type="string" office:string-value="0b00010000" calcext:value-type="string">
            <text:p>0b00010000</text:p>
          </table:table-cell>
          <table:table-cell table:formula="of:=CONCATENATE([.BG6];&quot;,&quot;)" office:value-type="string" office:string-value="0b00000000," calcext:value-type="string">
            <text:p>0b00000000,</text:p>
          </table:table-cell>
          <table:table-cell table:formula="of:=CONCATENATE([.BH6];&quot;,&quot;)" office:value-type="string" office:string-value="0b00000000," calcext:value-type="string">
            <text:p>0b00000000,</text:p>
          </table:table-cell>
          <table:table-cell table:formula="of:=CONCATENATE([.BI6];&quot;,&quot;)" office:value-type="string" office:string-value="0b00000000," calcext:value-type="string">
            <text:p>0b00000000,</text:p>
          </table:table-cell>
          <table:table-cell table:formula="of:=CONCATENATE([.BJ6];&quot;,&quot;)" office:value-type="string" office:string-value="0b00000000," calcext:value-type="string">
            <text:p>0b00000000,</text:p>
          </table:table-cell>
          <table:table-cell table:formula="of:=CONCATENATE([.BK6];&quot;,&quot;)" office:value-type="string" office:string-value="0b00010100," calcext:value-type="string">
            <text:p>0b00010100,</text:p>
          </table:table-cell>
          <table:table-cell table:formula="of:=CONCATENATE([.BL6];&quot;,&quot;)" office:value-type="string" office:string-value="0b00010000," calcext:value-type="string">
            <text:p>0b00010000,</text:p>
          </table:table-cell>
          <table:table-cell table:number-columns-repeated="9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H7]/2" office:value-type="float" office:value="2" calcext:value-type="float">
            <text:p>2</text:p>
          </table:table-cell>
          <table:table-cell/>
          <table:table-cell table:number-columns-repeated="35" office:value-type="float" office:value="0" calcext:value-type="float">
            <text:p>0</text:p>
          </table:table-cell>
          <table:table-cell table:formula="of:=IF([.C7]=&quot;&quot;;0;1)" office:value-type="float" office:value="1" calcext:value-type="float">
            <text:p>1</text:p>
          </table:table-cell>
          <table:table-cell table:formula="of:=IF([.D7]=&quot;&quot;;0;1)" office:value-type="float" office:value="0" calcext:value-type="float">
            <text:p>0</text:p>
          </table:table-cell>
          <table:table-cell table:formula="of:=IF([.E7]=&quot;&quot;;0;1)" office:value-type="float" office:value="1" calcext:value-type="float">
            <text:p>1</text:p>
          </table:table-cell>
          <table:table-cell table:formula="of:=IF([.F7]=&quot;&quot;;0;1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C7]=1;1;0)" office:value-type="float" office:value="0" calcext:value-type="float">
            <text:p>0</text:p>
          </table:table-cell>
          <table:table-cell table:formula="of:=IF([.D7]=1;1;0)" office:value-type="float" office:value="0" calcext:value-type="float">
            <text:p>0</text:p>
          </table:table-cell>
          <table:table-cell table:formula="of:=IF([.E7]=1;1;0)" office:value-type="float" office:value="1" calcext:value-type="float">
            <text:p>1</text:p>
          </table:table-cell>
          <table:table-cell table:formula="of:=IF([.F7]=1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&quot;0b&quot;;[.K7];[.L7];[.M7];[.N7];[.O7];[.P7];[.Q7];[.R7])" office:value-type="string" office:string-value="0b00000000" calcext:value-type="string">
            <text:p>0b00000000</text:p>
          </table:table-cell>
          <table:table-cell table:formula="of:=CONCATENATE(&quot;0b&quot;;[.S7];[.T7];[.U7];[.V7];[.W7];[.X7];[.Y7];[.Z7])" office:value-type="string" office:string-value="0b00000000" calcext:value-type="string">
            <text:p>0b00000000</text:p>
          </table:table-cell>
          <table:table-cell table:formula="of:=CONCATENATE(&quot;0b&quot;;[.AA7];[.AB7];[.AC7];[.AD7];[.AE7];[.AF7];[.AG7];[.AH7])" office:value-type="string" office:string-value="0b00000000" calcext:value-type="string">
            <text:p>0b00000000</text:p>
          </table:table-cell>
          <table:table-cell table:formula="of:=CONCATENATE(&quot;0b&quot;;[.AI7];[.AJ7];[.AK7];[.AL7];[.AM7];[.AN7];[.AO7];[.AP7])" office:value-type="string" office:string-value="0b00000000" calcext:value-type="string">
            <text:p>0b00000000</text:p>
          </table:table-cell>
          <table:table-cell table:formula="of:=CONCATENATE(&quot;0b&quot;;[.AQ7];[.AR7];[.AS7];[.AT7];[.AU7];[.AV7];[.AW7];[.AX7])" office:value-type="string" office:string-value="0b00010100" calcext:value-type="string">
            <text:p>0b00010100</text:p>
          </table:table-cell>
          <table:table-cell table:formula="of:=CONCATENATE(&quot;0b&quot;;[.AY7];[.AZ7];[.BA7];[.BB7];[.BC7];[.BD7];[.BE7];[.BF7])" office:value-type="string" office:string-value="0b00000100" calcext:value-type="string">
            <text:p>0b00000100</text:p>
          </table:table-cell>
          <table:table-cell table:formula="of:=CONCATENATE([.BG7];&quot;,&quot;)" office:value-type="string" office:string-value="0b00000000," calcext:value-type="string">
            <text:p>0b00000000,</text:p>
          </table:table-cell>
          <table:table-cell table:formula="of:=CONCATENATE([.BH7];&quot;,&quot;)" office:value-type="string" office:string-value="0b00000000," calcext:value-type="string">
            <text:p>0b00000000,</text:p>
          </table:table-cell>
          <table:table-cell table:formula="of:=CONCATENATE([.BI7];&quot;,&quot;)" office:value-type="string" office:string-value="0b00000000," calcext:value-type="string">
            <text:p>0b00000000,</text:p>
          </table:table-cell>
          <table:table-cell table:formula="of:=CONCATENATE([.BJ7];&quot;,&quot;)" office:value-type="string" office:string-value="0b00000000," calcext:value-type="string">
            <text:p>0b00000000,</text:p>
          </table:table-cell>
          <table:table-cell table:formula="of:=CONCATENATE([.BK7];&quot;,&quot;)" office:value-type="string" office:string-value="0b00010100," calcext:value-type="string">
            <text:p>0b00010100,</text:p>
          </table:table-cell>
          <table:table-cell table:formula="of:=CONCATENATE([.BL7];&quot;,&quot;)" office:value-type="string" office:string-value="0b00000100," calcext:value-type="string">
            <text:p>0b00000100,</text:p>
          </table:table-cell>
          <table:table-cell table:number-columns-repeated="9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8]/2" office:value-type="float" office:value="3" calcext:value-type="float">
            <text:p>3</text:p>
          </table:table-cell>
          <table:table-cell/>
          <table:table-cell table:number-columns-repeated="35" office:value-type="float" office:value="0" calcext:value-type="float">
            <text:p>0</text:p>
          </table:table-cell>
          <table:table-cell table:formula="of:=IF([.C8]=&quot;&quot;;0;1)" office:value-type="float" office:value="0" calcext:value-type="float">
            <text:p>0</text:p>
          </table:table-cell>
          <table:table-cell table:formula="of:=IF([.D8]=&quot;&quot;;0;1)" office:value-type="float" office:value="0" calcext:value-type="float">
            <text:p>0</text:p>
          </table:table-cell>
          <table:table-cell table:formula="of:=IF([.E8]=&quot;&quot;;0;1)" office:value-type="float" office:value="1" calcext:value-type="float">
            <text:p>1</text:p>
          </table:table-cell>
          <table:table-cell table:formula="of:=IF([.F8]=&quot;&quot;;0;1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C8]=1;1;0)" office:value-type="float" office:value="0" calcext:value-type="float">
            <text:p>0</text:p>
          </table:table-cell>
          <table:table-cell table:formula="of:=IF([.D8]=1;1;0)" office:value-type="float" office:value="0" calcext:value-type="float">
            <text:p>0</text:p>
          </table:table-cell>
          <table:table-cell table:formula="of:=IF([.E8]=1;1;0)" office:value-type="float" office:value="1" calcext:value-type="float">
            <text:p>1</text:p>
          </table:table-cell>
          <table:table-cell table:formula="of:=IF([.F8]=1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&quot;0b&quot;;[.K8];[.L8];[.M8];[.N8];[.O8];[.P8];[.Q8];[.R8])" office:value-type="string" office:string-value="0b00000000" calcext:value-type="string">
            <text:p>0b00000000</text:p>
          </table:table-cell>
          <table:table-cell table:formula="of:=CONCATENATE(&quot;0b&quot;;[.S8];[.T8];[.U8];[.V8];[.W8];[.X8];[.Y8];[.Z8])" office:value-type="string" office:string-value="0b00000000" calcext:value-type="string">
            <text:p>0b00000000</text:p>
          </table:table-cell>
          <table:table-cell table:formula="of:=CONCATENATE(&quot;0b&quot;;[.AA8];[.AB8];[.AC8];[.AD8];[.AE8];[.AF8];[.AG8];[.AH8])" office:value-type="string" office:string-value="0b00000000" calcext:value-type="string">
            <text:p>0b00000000</text:p>
          </table:table-cell>
          <table:table-cell table:formula="of:=CONCATENATE(&quot;0b&quot;;[.AI8];[.AJ8];[.AK8];[.AL8];[.AM8];[.AN8];[.AO8];[.AP8])" office:value-type="string" office:string-value="0b00000000" calcext:value-type="string">
            <text:p>0b00000000</text:p>
          </table:table-cell>
          <table:table-cell table:formula="of:=CONCATENATE(&quot;0b&quot;;[.AQ8];[.AR8];[.AS8];[.AT8];[.AU8];[.AV8];[.AW8];[.AX8])" office:value-type="string" office:string-value="0b00000110" calcext:value-type="string">
            <text:p>0b00000110</text:p>
          </table:table-cell>
          <table:table-cell table:formula="of:=CONCATENATE(&quot;0b&quot;;[.AY8];[.AZ8];[.BA8];[.BB8];[.BC8];[.BD8];[.BE8];[.BF8])" office:value-type="string" office:string-value="0b00000100" calcext:value-type="string">
            <text:p>0b00000100</text:p>
          </table:table-cell>
          <table:table-cell table:formula="of:=CONCATENATE([.BG8];&quot;,&quot;)" office:value-type="string" office:string-value="0b00000000," calcext:value-type="string">
            <text:p>0b00000000,</text:p>
          </table:table-cell>
          <table:table-cell table:formula="of:=CONCATENATE([.BH8];&quot;,&quot;)" office:value-type="string" office:string-value="0b00000000," calcext:value-type="string">
            <text:p>0b00000000,</text:p>
          </table:table-cell>
          <table:table-cell table:formula="of:=CONCATENATE([.BI8];&quot;,&quot;)" office:value-type="string" office:string-value="0b00000000," calcext:value-type="string">
            <text:p>0b00000000,</text:p>
          </table:table-cell>
          <table:table-cell table:formula="of:=CONCATENATE([.BJ8];&quot;,&quot;)" office:value-type="string" office:string-value="0b00000000," calcext:value-type="string">
            <text:p>0b00000000,</text:p>
          </table:table-cell>
          <table:table-cell table:formula="of:=CONCATENATE([.BK8];&quot;,&quot;)" office:value-type="string" office:string-value="0b00000110," calcext:value-type="string">
            <text:p>0b00000110,</text:p>
          </table:table-cell>
          <table:table-cell table:formula="of:=CONCATENATE([.BL8];&quot;,&quot;)" office:value-type="string" office:string-value="0b00000100," calcext:value-type="string">
            <text:p>0b00000100,</text:p>
          </table:table-cell>
          <table:table-cell table:number-columns-repeated="9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H9]/2" office:value-type="float" office:value="4" calcext:value-type="float">
            <text:p>4</text:p>
          </table:table-cell>
          <table:table-cell/>
          <table:table-cell table:number-columns-repeated="35" office:value-type="float" office:value="0" calcext:value-type="float">
            <text:p>0</text:p>
          </table:table-cell>
          <table:table-cell table:formula="of:=IF([.C9]=&quot;&quot;;0;1)" office:value-type="float" office:value="1" calcext:value-type="float">
            <text:p>1</text:p>
          </table:table-cell>
          <table:table-cell table:formula="of:=IF([.D9]=&quot;&quot;;0;1)" office:value-type="float" office:value="0" calcext:value-type="float">
            <text:p>0</text:p>
          </table:table-cell>
          <table:table-cell table:formula="of:=IF([.E9]=&quot;&quot;;0;1)" office:value-type="float" office:value="0" calcext:value-type="float">
            <text:p>0</text:p>
          </table:table-cell>
          <table:table-cell table:formula="of:=IF([.F9]=&quot;&quot;;0;1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C9]=1;1;0)" office:value-type="float" office:value="0" calcext:value-type="float">
            <text:p>0</text:p>
          </table:table-cell>
          <table:table-cell table:formula="of:=IF([.D9]=1;1;0)" office:value-type="float" office:value="0" calcext:value-type="float">
            <text:p>0</text:p>
          </table:table-cell>
          <table:table-cell table:formula="of:=IF([.E9]=1;1;0)" office:value-type="float" office:value="0" calcext:value-type="float">
            <text:p>0</text:p>
          </table:table-cell>
          <table:table-cell table:formula="of:=IF([.F9]=1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0b&quot;;[.K9];[.L9];[.M9];[.N9];[.O9];[.P9];[.Q9];[.R9])" office:value-type="string" office:string-value="0b00000000" calcext:value-type="string">
            <text:p>0b00000000</text:p>
          </table:table-cell>
          <table:table-cell table:formula="of:=CONCATENATE(&quot;0b&quot;;[.S9];[.T9];[.U9];[.V9];[.W9];[.X9];[.Y9];[.Z9])" office:value-type="string" office:string-value="0b00000000" calcext:value-type="string">
            <text:p>0b00000000</text:p>
          </table:table-cell>
          <table:table-cell table:formula="of:=CONCATENATE(&quot;0b&quot;;[.AA9];[.AB9];[.AC9];[.AD9];[.AE9];[.AF9];[.AG9];[.AH9])" office:value-type="string" office:string-value="0b00000000" calcext:value-type="string">
            <text:p>0b00000000</text:p>
          </table:table-cell>
          <table:table-cell table:formula="of:=CONCATENATE(&quot;0b&quot;;[.AI9];[.AJ9];[.AK9];[.AL9];[.AM9];[.AN9];[.AO9];[.AP9])" office:value-type="string" office:string-value="0b00000000" calcext:value-type="string">
            <text:p>0b00000000</text:p>
          </table:table-cell>
          <table:table-cell table:formula="of:=CONCATENATE(&quot;0b&quot;;[.AQ9];[.AR9];[.AS9];[.AT9];[.AU9];[.AV9];[.AW9];[.AX9])" office:value-type="string" office:string-value="0b00010010" calcext:value-type="string">
            <text:p>0b00010010</text:p>
          </table:table-cell>
          <table:table-cell table:formula="of:=CONCATENATE(&quot;0b&quot;;[.AY9];[.AZ9];[.BA9];[.BB9];[.BC9];[.BD9];[.BE9];[.BF9])" office:value-type="string" office:string-value="0b00000010" calcext:value-type="string">
            <text:p>0b00000010</text:p>
          </table:table-cell>
          <table:table-cell table:formula="of:=CONCATENATE([.BG9];&quot;,&quot;)" office:value-type="string" office:string-value="0b00000000," calcext:value-type="string">
            <text:p>0b00000000,</text:p>
          </table:table-cell>
          <table:table-cell table:formula="of:=CONCATENATE([.BH9];&quot;,&quot;)" office:value-type="string" office:string-value="0b00000000," calcext:value-type="string">
            <text:p>0b00000000,</text:p>
          </table:table-cell>
          <table:table-cell table:formula="of:=CONCATENATE([.BI9];&quot;,&quot;)" office:value-type="string" office:string-value="0b00000000," calcext:value-type="string">
            <text:p>0b00000000,</text:p>
          </table:table-cell>
          <table:table-cell table:formula="of:=CONCATENATE([.BJ9];&quot;,&quot;)" office:value-type="string" office:string-value="0b00000000," calcext:value-type="string">
            <text:p>0b00000000,</text:p>
          </table:table-cell>
          <table:table-cell table:formula="of:=CONCATENATE([.BK9];&quot;,&quot;)" office:value-type="string" office:string-value="0b00010010," calcext:value-type="string">
            <text:p>0b00010010,</text:p>
          </table:table-cell>
          <table:table-cell table:formula="of:=CONCATENATE([.BL9];&quot;,&quot;)" office:value-type="string" office:string-value="0b00000010," calcext:value-type="string">
            <text:p>0b00000010,</text:p>
          </table:table-cell>
          <table:table-cell table:number-columns-repeated="9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10]/2" office:value-type="float" office:value="5" calcext:value-type="float">
            <text:p>5</text:p>
          </table:table-cell>
          <table:table-cell/>
          <table:table-cell table:number-columns-repeated="35" office:value-type="float" office:value="0" calcext:value-type="float">
            <text:p>0</text:p>
          </table:table-cell>
          <table:table-cell table:formula="of:=IF([.C10]=&quot;&quot;;0;1)" office:value-type="float" office:value="1" calcext:value-type="float">
            <text:p>1</text:p>
          </table:table-cell>
          <table:table-cell table:formula="of:=IF([.D10]=&quot;&quot;;0;1)" office:value-type="float" office:value="0" calcext:value-type="float">
            <text:p>0</text:p>
          </table:table-cell>
          <table:table-cell table:formula="of:=IF([.E10]=&quot;&quot;;0;1)" office:value-type="float" office:value="0" calcext:value-type="float">
            <text:p>0</text:p>
          </table:table-cell>
          <table:table-cell table:formula="of:=IF([.F10]=&quot;&quot;;0;1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C10]=1;1;0)" office:value-type="float" office:value="1" calcext:value-type="float">
            <text:p>1</text:p>
          </table:table-cell>
          <table:table-cell table:formula="of:=IF([.D10]=1;1;0)" office:value-type="float" office:value="0" calcext:value-type="float">
            <text:p>0</text:p>
          </table:table-cell>
          <table:table-cell table:formula="of:=IF([.E10]=1;1;0)" office:value-type="float" office:value="0" calcext:value-type="float">
            <text:p>0</text:p>
          </table:table-cell>
          <table:table-cell table:formula="of:=IF([.F10]=1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NCATENATE(&quot;0b&quot;;[.K10];[.L10];[.M10];[.N10];[.O10];[.P10];[.Q10];[.R10])" office:value-type="string" office:string-value="0b00000000" calcext:value-type="string">
            <text:p>0b00000000</text:p>
          </table:table-cell>
          <table:table-cell table:formula="of:=CONCATENATE(&quot;0b&quot;;[.S10];[.T10];[.U10];[.V10];[.W10];[.X10];[.Y10];[.Z10])" office:value-type="string" office:string-value="0b00000000" calcext:value-type="string">
            <text:p>0b00000000</text:p>
          </table:table-cell>
          <table:table-cell table:formula="of:=CONCATENATE(&quot;0b&quot;;[.AA10];[.AB10];[.AC10];[.AD10];[.AE10];[.AF10];[.AG10];[.AH10])" office:value-type="string" office:string-value="0b00000000" calcext:value-type="string">
            <text:p>0b00000000</text:p>
          </table:table-cell>
          <table:table-cell table:formula="of:=CONCATENATE(&quot;0b&quot;;[.AI10];[.AJ10];[.AK10];[.AL10];[.AM10];[.AN10];[.AO10];[.AP10])" office:value-type="string" office:string-value="0b00000000" calcext:value-type="string">
            <text:p>0b00000000</text:p>
          </table:table-cell>
          <table:table-cell table:formula="of:=CONCATENATE(&quot;0b&quot;;[.AQ10];[.AR10];[.AS10];[.AT10];[.AU10];[.AV10];[.AW10];[.AX10])" office:value-type="string" office:string-value="0b00010010" calcext:value-type="string">
            <text:p>0b00010010</text:p>
          </table:table-cell>
          <table:table-cell table:formula="of:=CONCATENATE(&quot;0b&quot;;[.AY10];[.AZ10];[.BA10];[.BB10];[.BC10];[.BD10];[.BE10];[.BF10])" office:value-type="string" office:string-value="0b00010000" calcext:value-type="string">
            <text:p>0b00010000</text:p>
          </table:table-cell>
          <table:table-cell table:formula="of:=CONCATENATE([.BG10];&quot;,&quot;)" office:value-type="string" office:string-value="0b00000000," calcext:value-type="string">
            <text:p>0b00000000,</text:p>
          </table:table-cell>
          <table:table-cell table:formula="of:=CONCATENATE([.BH10];&quot;,&quot;)" office:value-type="string" office:string-value="0b00000000," calcext:value-type="string">
            <text:p>0b00000000,</text:p>
          </table:table-cell>
          <table:table-cell table:formula="of:=CONCATENATE([.BI10];&quot;,&quot;)" office:value-type="string" office:string-value="0b00000000," calcext:value-type="string">
            <text:p>0b00000000,</text:p>
          </table:table-cell>
          <table:table-cell table:formula="of:=CONCATENATE([.BJ10];&quot;,&quot;)" office:value-type="string" office:string-value="0b00000000," calcext:value-type="string">
            <text:p>0b00000000,</text:p>
          </table:table-cell>
          <table:table-cell table:formula="of:=CONCATENATE([.BK10];&quot;,&quot;)" office:value-type="string" office:string-value="0b00010010," calcext:value-type="string">
            <text:p>0b00010010,</text:p>
          </table:table-cell>
          <table:table-cell table:formula="of:=CONCATENATE([.BL10];&quot;,&quot;)" office:value-type="string" office:string-value="0b00010000," calcext:value-type="string">
            <text:p>0b00010000,</text:p>
          </table:table-cell>
          <table:table-cell table:number-columns-repeated="95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11]/2" office:value-type="float" office:value="6" calcext:value-type="float">
            <text:p>6</text:p>
          </table:table-cell>
          <table:table-cell/>
          <table:table-cell table:number-columns-repeated="35" office:value-type="float" office:value="0" calcext:value-type="float">
            <text:p>0</text:p>
          </table:table-cell>
          <table:table-cell table:formula="of:=IF([.C11]=&quot;&quot;;0;1)" office:value-type="float" office:value="0" calcext:value-type="float">
            <text:p>0</text:p>
          </table:table-cell>
          <table:table-cell table:formula="of:=IF([.D11]=&quot;&quot;;0;1)" office:value-type="float" office:value="1" calcext:value-type="float">
            <text:p>1</text:p>
          </table:table-cell>
          <table:table-cell table:formula="of:=IF([.E11]=&quot;&quot;;0;1)" office:value-type="float" office:value="0" calcext:value-type="float">
            <text:p>0</text:p>
          </table:table-cell>
          <table:table-cell table:formula="of:=IF([.F11]=&quot;&quot;;0;1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C11]=1;1;0)" office:value-type="float" office:value="0" calcext:value-type="float">
            <text:p>0</text:p>
          </table:table-cell>
          <table:table-cell table:formula="of:=IF([.D11]=1;1;0)" office:value-type="float" office:value="0" calcext:value-type="float">
            <text:p>0</text:p>
          </table:table-cell>
          <table:table-cell table:formula="of:=IF([.E11]=1;1;0)" office:value-type="float" office:value="0" calcext:value-type="float">
            <text:p>0</text:p>
          </table:table-cell>
          <table:table-cell table:formula="of:=IF([.F11]=1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0b&quot;;[.K11];[.L11];[.M11];[.N11];[.O11];[.P11];[.Q11];[.R11])" office:value-type="string" office:string-value="0b00000000" calcext:value-type="string">
            <text:p>0b00000000</text:p>
          </table:table-cell>
          <table:table-cell table:formula="of:=CONCATENATE(&quot;0b&quot;;[.S11];[.T11];[.U11];[.V11];[.W11];[.X11];[.Y11];[.Z11])" office:value-type="string" office:string-value="0b00000000" calcext:value-type="string">
            <text:p>0b00000000</text:p>
          </table:table-cell>
          <table:table-cell table:formula="of:=CONCATENATE(&quot;0b&quot;;[.AA11];[.AB11];[.AC11];[.AD11];[.AE11];[.AF11];[.AG11];[.AH11])" office:value-type="string" office:string-value="0b00000000" calcext:value-type="string">
            <text:p>0b00000000</text:p>
          </table:table-cell>
          <table:table-cell table:formula="of:=CONCATENATE(&quot;0b&quot;;[.AI11];[.AJ11];[.AK11];[.AL11];[.AM11];[.AN11];[.AO11];[.AP11])" office:value-type="string" office:string-value="0b00000000" calcext:value-type="string">
            <text:p>0b00000000</text:p>
          </table:table-cell>
          <table:table-cell table:formula="of:=CONCATENATE(&quot;0b&quot;;[.AQ11];[.AR11];[.AS11];[.AT11];[.AU11];[.AV11];[.AW11];[.AX11])" office:value-type="string" office:string-value="0b00001010" calcext:value-type="string">
            <text:p>0b00001010</text:p>
          </table:table-cell>
          <table:table-cell table:formula="of:=CONCATENATE(&quot;0b&quot;;[.AY11];[.AZ11];[.BA11];[.BB11];[.BC11];[.BD11];[.BE11];[.BF11])" office:value-type="string" office:string-value="0b00000010" calcext:value-type="string">
            <text:p>0b00000010</text:p>
          </table:table-cell>
          <table:table-cell table:formula="of:=CONCATENATE([.BG11];&quot;,&quot;)" office:value-type="string" office:string-value="0b00000000," calcext:value-type="string">
            <text:p>0b00000000,</text:p>
          </table:table-cell>
          <table:table-cell table:formula="of:=CONCATENATE([.BH11];&quot;,&quot;)" office:value-type="string" office:string-value="0b00000000," calcext:value-type="string">
            <text:p>0b00000000,</text:p>
          </table:table-cell>
          <table:table-cell table:formula="of:=CONCATENATE([.BI11];&quot;,&quot;)" office:value-type="string" office:string-value="0b00000000," calcext:value-type="string">
            <text:p>0b00000000,</text:p>
          </table:table-cell>
          <table:table-cell table:formula="of:=CONCATENATE([.BJ11];&quot;,&quot;)" office:value-type="string" office:string-value="0b00000000," calcext:value-type="string">
            <text:p>0b00000000,</text:p>
          </table:table-cell>
          <table:table-cell table:formula="of:=CONCATENATE([.BK11];&quot;,&quot;)" office:value-type="string" office:string-value="0b00001010," calcext:value-type="string">
            <text:p>0b00001010,</text:p>
          </table:table-cell>
          <table:table-cell table:formula="of:=CONCATENATE([.BL11];&quot;,&quot;)" office:value-type="string" office:string-value="0b00000010," calcext:value-type="string">
            <text:p>0b00000010,</text:p>
          </table:table-cell>
          <table:table-cell table:number-columns-repeated="95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3" calcext:value-type="float">
            <text:p>103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table:formula="of:=[.H12]/2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5" table:style-name="ce1" office:value-type="float" office:value="0" calcext:value-type="float">
            <text:p>0</text:p>
          </table:table-cell>
          <table:table-cell table:style-name="ce1" table:formula="of:=IF([.C12]=&quot;&quot;;0;1)" office:value-type="float" office:value="0" calcext:value-type="float">
            <text:p>0</text:p>
          </table:table-cell>
          <table:table-cell table:style-name="ce1" table:formula="of:=IF([.D12]=&quot;&quot;;0;1)" office:value-type="float" office:value="1" calcext:value-type="float">
            <text:p>1</text:p>
          </table:table-cell>
          <table:table-cell table:style-name="ce1" table:formula="of:=IF([.E12]=&quot;&quot;;0;1)" office:value-type="float" office:value="1" calcext:value-type="float">
            <text:p>1</text:p>
          </table:table-cell>
          <table:table-cell table:style-name="ce1" table:formula="of:=IF([.F12]=&quot;&quot;;0;1)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formula="of:=IF([.C12]=1;1;0)" office:value-type="float" office:value="0" calcext:value-type="float">
            <text:p>0</text:p>
          </table:table-cell>
          <table:table-cell table:style-name="ce1" table:formula="of:=IF([.D12]=1;1;0)" office:value-type="float" office:value="0" calcext:value-type="float">
            <text:p>0</text:p>
          </table:table-cell>
          <table:table-cell table:style-name="ce1" table:formula="of:=IF([.E12]=1;1;0)" office:value-type="float" office:value="1" calcext:value-type="float">
            <text:p>1</text:p>
          </table:table-cell>
          <table:table-cell table:style-name="ce1" table:formula="of:=IF([.F12]=1;1;0)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CONCATENATE(&quot;0b&quot;;[.K12];[.L12];[.M12];[.N12];[.O12];[.P12];[.Q12];[.R12])" office:value-type="string" office:string-value="0b00000000" calcext:value-type="string">
            <text:p>0b00000000</text:p>
          </table:table-cell>
          <table:table-cell table:style-name="ce1" table:formula="of:=CONCATENATE(&quot;0b&quot;;[.S12];[.T12];[.U12];[.V12];[.W12];[.X12];[.Y12];[.Z12])" office:value-type="string" office:string-value="0b00000000" calcext:value-type="string">
            <text:p>0b00000000</text:p>
          </table:table-cell>
          <table:table-cell table:style-name="ce1" table:formula="of:=CONCATENATE(&quot;0b&quot;;[.AA12];[.AB12];[.AC12];[.AD12];[.AE12];[.AF12];[.AG12];[.AH12])" office:value-type="string" office:string-value="0b00000000" calcext:value-type="string">
            <text:p>0b00000000</text:p>
          </table:table-cell>
          <table:table-cell table:style-name="ce1" table:formula="of:=CONCATENATE(&quot;0b&quot;;[.AI12];[.AJ12];[.AK12];[.AL12];[.AM12];[.AN12];[.AO12];[.AP12])" office:value-type="string" office:string-value="0b00000000" calcext:value-type="string">
            <text:p>0b00000000</text:p>
          </table:table-cell>
          <table:table-cell table:style-name="ce1" table:formula="of:=CONCATENATE(&quot;0b&quot;;[.AQ12];[.AR12];[.AS12];[.AT12];[.AU12];[.AV12];[.AW12];[.AX12])" office:value-type="string" office:string-value="0b00001100" calcext:value-type="string">
            <text:p>0b00001100</text:p>
          </table:table-cell>
          <table:table-cell table:style-name="ce1" table:formula="of:=CONCATENATE(&quot;0b&quot;;[.AY12];[.AZ12];[.BA12];[.BB12];[.BC12];[.BD12];[.BE12];[.BF12])" office:value-type="string" office:string-value="0b00000100" calcext:value-type="string">
            <text:p>0b00000100</text:p>
          </table:table-cell>
          <table:table-cell table:number-columns-repeated="6"/>
          <table:table-cell table:style-name="ce1" table:formula="of:=CONCATENATE([.BG12];&quot;,&quot;)" office:value-type="string" office:string-value="0b00000000," calcext:value-type="string">
            <text:p>0b00000000,</text:p>
          </table:table-cell>
          <table:table-cell table:style-name="ce1" table:formula="of:=CONCATENATE([.BH12];&quot;,&quot;)" office:value-type="string" office:string-value="0b00000000," calcext:value-type="string">
            <text:p>0b00000000,</text:p>
          </table:table-cell>
          <table:table-cell table:style-name="ce1" table:formula="of:=CONCATENATE([.BI12];&quot;,&quot;)" office:value-type="string" office:string-value="0b00000000," calcext:value-type="string">
            <text:p>0b00000000,</text:p>
          </table:table-cell>
          <table:table-cell table:style-name="ce1" table:formula="of:=CONCATENATE([.BJ12];&quot;,&quot;)" office:value-type="string" office:string-value="0b00000000," calcext:value-type="string">
            <text:p>0b00000000,</text:p>
          </table:table-cell>
          <table:table-cell table:style-name="ce1" table:formula="of:=CONCATENATE([.BK12];&quot;,&quot;)" office:value-type="string" office:string-value="0b00001100," calcext:value-type="string">
            <text:p>0b00001100,</text:p>
          </table:table-cell>
          <table:table-cell table:style-name="ce1" table:formula="of:=CONCATENATE([.BL12];&quot;,&quot;)" office:value-type="string" office:string-value="0b00000100," calcext:value-type="string">
            <text:p>0b00000100,</text:p>
          </table:table-cell>
          <table:table-cell table:style-name="ce1" table:number-columns-repeated="94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table:formula="of:=[.H13]/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5" table:style-name="ce1" office:value-type="float" office:value="0" calcext:value-type="float">
            <text:p>0</text:p>
          </table:table-cell>
          <table:table-cell table:style-name="ce1" table:formula="of:=IF([.C13]=&quot;&quot;;0;1)" office:value-type="float" office:value="0" calcext:value-type="float">
            <text:p>0</text:p>
          </table:table-cell>
          <table:table-cell table:style-name="ce1" table:formula="of:=IF([.D13]=&quot;&quot;;0;1)" office:value-type="float" office:value="0" calcext:value-type="float">
            <text:p>0</text:p>
          </table:table-cell>
          <table:table-cell table:style-name="ce1" table:formula="of:=IF([.E13]=&quot;&quot;;0;1)" office:value-type="float" office:value="1" calcext:value-type="float">
            <text:p>1</text:p>
          </table:table-cell>
          <table:table-cell table:style-name="ce1" table:formula="of:=IF([.F13]=&quot;&quot;;0;1)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formula="of:=IF([.C13]=1;1;0)" office:value-type="float" office:value="0" calcext:value-type="float">
            <text:p>0</text:p>
          </table:table-cell>
          <table:table-cell table:style-name="ce1" table:formula="of:=IF([.D13]=1;1;0)" office:value-type="float" office:value="0" calcext:value-type="float">
            <text:p>0</text:p>
          </table:table-cell>
          <table:table-cell table:style-name="ce1" table:formula="of:=IF([.E13]=1;1;0)" office:value-type="float" office:value="0" calcext:value-type="float">
            <text:p>0</text:p>
          </table:table-cell>
          <table:table-cell table:style-name="ce1" table:formula="of:=IF([.F13]=1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CONCATENATE(&quot;0b&quot;;[.K13];[.L13];[.M13];[.N13];[.O13];[.P13];[.Q13];[.R13])" office:value-type="string" office:string-value="0b00000000" calcext:value-type="string">
            <text:p>0b00000000</text:p>
          </table:table-cell>
          <table:table-cell table:style-name="ce1" table:formula="of:=CONCATENATE(&quot;0b&quot;;[.S13];[.T13];[.U13];[.V13];[.W13];[.X13];[.Y13];[.Z13])" office:value-type="string" office:string-value="0b00000000" calcext:value-type="string">
            <text:p>0b00000000</text:p>
          </table:table-cell>
          <table:table-cell table:style-name="ce1" table:formula="of:=CONCATENATE(&quot;0b&quot;;[.AA13];[.AB13];[.AC13];[.AD13];[.AE13];[.AF13];[.AG13];[.AH13])" office:value-type="string" office:string-value="0b00000000" calcext:value-type="string">
            <text:p>0b00000000</text:p>
          </table:table-cell>
          <table:table-cell table:style-name="ce1" table:formula="of:=CONCATENATE(&quot;0b&quot;;[.AI13];[.AJ13];[.AK13];[.AL13];[.AM13];[.AN13];[.AO13];[.AP13])" office:value-type="string" office:string-value="0b00000000" calcext:value-type="string">
            <text:p>0b00000000</text:p>
          </table:table-cell>
          <table:table-cell table:style-name="ce1" table:formula="of:=CONCATENATE(&quot;0b&quot;;[.AQ13];[.AR13];[.AS13];[.AT13];[.AU13];[.AV13];[.AW13];[.AX13])" office:value-type="string" office:string-value="0b00000110" calcext:value-type="string">
            <text:p>0b00000110</text:p>
          </table:table-cell>
          <table:table-cell table:style-name="ce1" table:formula="of:=CONCATENATE(&quot;0b&quot;;[.AY13];[.AZ13];[.BA13];[.BB13];[.BC13];[.BD13];[.BE13];[.BF13])" office:value-type="string" office:string-value="0b00000010" calcext:value-type="string">
            <text:p>0b00000010</text:p>
          </table:table-cell>
          <table:table-cell table:number-columns-repeated="6"/>
          <table:table-cell table:style-name="ce1" table:formula="of:=CONCATENATE([.BG13];&quot;,&quot;)" office:value-type="string" office:string-value="0b00000000," calcext:value-type="string">
            <text:p>0b00000000,</text:p>
          </table:table-cell>
          <table:table-cell table:style-name="ce1" table:formula="of:=CONCATENATE([.BH13];&quot;,&quot;)" office:value-type="string" office:string-value="0b00000000," calcext:value-type="string">
            <text:p>0b00000000,</text:p>
          </table:table-cell>
          <table:table-cell table:style-name="ce1" table:formula="of:=CONCATENATE([.BI13];&quot;,&quot;)" office:value-type="string" office:string-value="0b00000000," calcext:value-type="string">
            <text:p>0b00000000,</text:p>
          </table:table-cell>
          <table:table-cell table:style-name="ce1" table:formula="of:=CONCATENATE([.BJ13];&quot;,&quot;)" office:value-type="string" office:string-value="0b00000000," calcext:value-type="string">
            <text:p>0b00000000,</text:p>
          </table:table-cell>
          <table:table-cell table:style-name="ce1" table:formula="of:=CONCATENATE([.BK13];&quot;,&quot;)" office:value-type="string" office:string-value="0b00000110," calcext:value-type="string">
            <text:p>0b00000110,</text:p>
          </table:table-cell>
          <table:table-cell table:style-name="ce1" table:formula="of:=CONCATENATE([.BL13];&quot;,&quot;)" office:value-type="string" office:string-value="0b00000010," calcext:value-type="string">
            <text:p>0b00000010,</text:p>
          </table:table-cell>
          <table:table-cell table:style-name="ce1" table:number-columns-repeated="94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1" calcext:value-type="float">
            <text:p>10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[.H14]/2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5" table:style-name="ce1" office:value-type="float" office:value="0" calcext:value-type="float">
            <text:p>0</text:p>
          </table:table-cell>
          <table:table-cell table:style-name="ce1" table:formula="of:=IF([.C14]=&quot;&quot;;0;1)" office:value-type="float" office:value="0" calcext:value-type="float">
            <text:p>0</text:p>
          </table:table-cell>
          <table:table-cell table:style-name="ce1" table:formula="of:=IF([.D14]=&quot;&quot;;0;1)" office:value-type="float" office:value="1" calcext:value-type="float">
            <text:p>1</text:p>
          </table:table-cell>
          <table:table-cell table:style-name="ce1" table:formula="of:=IF([.E14]=&quot;&quot;;0;1)" office:value-type="float" office:value="0" calcext:value-type="float">
            <text:p>0</text:p>
          </table:table-cell>
          <table:table-cell table:style-name="ce1" table:formula="of:=IF([.F14]=&quot;&quot;;0;1)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formula="of:=IF([.C14]=1;1;0)" office:value-type="float" office:value="0" calcext:value-type="float">
            <text:p>0</text:p>
          </table:table-cell>
          <table:table-cell table:style-name="ce1" table:formula="of:=IF([.D14]=1;1;0)" office:value-type="float" office:value="1" calcext:value-type="float">
            <text:p>1</text:p>
          </table:table-cell>
          <table:table-cell table:style-name="ce1" table:formula="of:=IF([.E14]=1;1;0)" office:value-type="float" office:value="0" calcext:value-type="float">
            <text:p>0</text:p>
          </table:table-cell>
          <table:table-cell table:style-name="ce1" table:formula="of:=IF([.F14]=1;1;0)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CONCATENATE(&quot;0b&quot;;[.K14];[.L14];[.M14];[.N14];[.O14];[.P14];[.Q14];[.R14])" office:value-type="string" office:string-value="0b00000000" calcext:value-type="string">
            <text:p>0b00000000</text:p>
          </table:table-cell>
          <table:table-cell table:style-name="ce1" table:formula="of:=CONCATENATE(&quot;0b&quot;;[.S14];[.T14];[.U14];[.V14];[.W14];[.X14];[.Y14];[.Z14])" office:value-type="string" office:string-value="0b00000000" calcext:value-type="string">
            <text:p>0b00000000</text:p>
          </table:table-cell>
          <table:table-cell table:style-name="ce1" table:formula="of:=CONCATENATE(&quot;0b&quot;;[.AA14];[.AB14];[.AC14];[.AD14];[.AE14];[.AF14];[.AG14];[.AH14])" office:value-type="string" office:string-value="0b00000000" calcext:value-type="string">
            <text:p>0b00000000</text:p>
          </table:table-cell>
          <table:table-cell table:style-name="ce1" table:formula="of:=CONCATENATE(&quot;0b&quot;;[.AI14];[.AJ14];[.AK14];[.AL14];[.AM14];[.AN14];[.AO14];[.AP14])" office:value-type="string" office:string-value="0b00000000" calcext:value-type="string">
            <text:p>0b00000000</text:p>
          </table:table-cell>
          <table:table-cell table:style-name="ce1" table:formula="of:=CONCATENATE(&quot;0b&quot;;[.AQ14];[.AR14];[.AS14];[.AT14];[.AU14];[.AV14];[.AW14];[.AX14])" office:value-type="string" office:string-value="0b00001010" calcext:value-type="string">
            <text:p>0b00001010</text:p>
          </table:table-cell>
          <table:table-cell table:style-name="ce1" table:formula="of:=CONCATENATE(&quot;0b&quot;;[.AY14];[.AZ14];[.BA14];[.BB14];[.BC14];[.BD14];[.BE14];[.BF14])" office:value-type="string" office:string-value="0b00001000" calcext:value-type="string">
            <text:p>0b00001000</text:p>
          </table:table-cell>
          <table:table-cell table:number-columns-repeated="6"/>
          <table:table-cell table:style-name="ce1" table:formula="of:=CONCATENATE([.BG14];&quot;,&quot;)" office:value-type="string" office:string-value="0b00000000," calcext:value-type="string">
            <text:p>0b00000000,</text:p>
          </table:table-cell>
          <table:table-cell table:style-name="ce1" table:formula="of:=CONCATENATE([.BH14];&quot;,&quot;)" office:value-type="string" office:string-value="0b00000000," calcext:value-type="string">
            <text:p>0b00000000,</text:p>
          </table:table-cell>
          <table:table-cell table:style-name="ce1" table:formula="of:=CONCATENATE([.BI14];&quot;,&quot;)" office:value-type="string" office:string-value="0b00000000," calcext:value-type="string">
            <text:p>0b00000000,</text:p>
          </table:table-cell>
          <table:table-cell table:style-name="ce1" table:formula="of:=CONCATENATE([.BJ14];&quot;,&quot;)" office:value-type="string" office:string-value="0b00000000," calcext:value-type="string">
            <text:p>0b00000000,</text:p>
          </table:table-cell>
          <table:table-cell table:style-name="ce1" table:formula="of:=CONCATENATE([.BK14];&quot;,&quot;)" office:value-type="string" office:string-value="0b00001010," calcext:value-type="string">
            <text:p>0b00001010,</text:p>
          </table:table-cell>
          <table:table-cell table:style-name="ce1" table:formula="of:=CONCATENATE([.BL14];&quot;,&quot;)" office:value-type="string" office:string-value="0b00001000," calcext:value-type="string">
            <text:p>0b00001000,</text:p>
          </table:table-cell>
          <table:table-cell table:style-name="ce1" table:number-columns-repeated="94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3"/>
          <table:table-cell table:style-name="ce3" table:formula="of:=[.H15]/2" office:value-type="float" office:value="0" calcext:value-type="float">
            <text:p>0</text:p>
          </table:table-cell>
          <table:table-cell table:style-name="ce3"/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2"/>
          <table:table-cell table:style-name="ce3" table:number-columns-repeated="6"/>
          <table:table-cell table:number-columns-repeated="2"/>
          <table:table-cell table:style-name="ce3" table:number-columns-repeated="22"/>
          <table:table-cell table:number-columns-repeated="12"/>
          <table:table-cell table:style-name="ce3" table:number-columns-repeated="9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H16]/2" office:value-type="float" office:value="7" calcext:value-type="float">
            <text:p>7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formula="of:=IF([.D16]=&quot;&quot;;0;1)" office:value-type="float" office:value="1" calcext:value-type="float">
            <text:p>1</text:p>
          </table:table-cell>
          <table:table-cell table:formula="of:=IF([.E16]=&quot;&quot;;0;1)" office:value-type="float" office:value="0" calcext:value-type="float">
            <text:p>0</text:p>
          </table:table-cell>
          <table:table-cell table:formula="of:=IF([.F16]=&quot;&quot;;0;1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D16]=1;1;0)" office:value-type="float" office:value="1" calcext:value-type="float">
            <text:p>1</text:p>
          </table:table-cell>
          <table:table-cell table:formula="of:=IF([.E16]=1;1;0)" office:value-type="float" office:value="0" calcext:value-type="float">
            <text:p>0</text:p>
          </table:table-cell>
          <table:table-cell table:formula="of:=IF([.F16]=1;1;0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IF([.C16]=&quot;&quot;;0;1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C16]=1;1;0)" office:value-type="float" office:value="0" calcext:value-type="float">
            <text:p>0</text:p>
          </table:table-cell>
          <table:table-cell table:formula="of:=CONCATENATE(&quot;0b&quot;;[.K16];[.L16];[.M16];[.N16];[.O16];[.P16];[.Q16];[.R16])" office:value-type="string" office:string-value="0b00000000" calcext:value-type="string">
            <text:p>0b00000000</text:p>
          </table:table-cell>
          <table:table-cell table:formula="of:=CONCATENATE(&quot;0b&quot;;[.S16];[.T16];[.U16];[.V16];[.W16];[.X16];[.Y16];[.Z16])" office:value-type="string" office:string-value="0b00000000" calcext:value-type="string">
            <text:p>0b00000000</text:p>
          </table:table-cell>
          <table:table-cell table:formula="of:=CONCATENATE(&quot;0b&quot;;[.AA16];[.AB16];[.AC16];[.AD16];[.AE16];[.AF16];[.AG16];[.AH16])" office:value-type="string" office:string-value="0b00100000" calcext:value-type="string">
            <text:p>0b00100000</text:p>
          </table:table-cell>
          <table:table-cell table:formula="of:=CONCATENATE(&quot;0b&quot;;[.AI16];[.AJ16];[.AK16];[.AL16];[.AM16];[.AN16];[.AO16];[.AP16])" office:value-type="string" office:string-value="0b00100000" calcext:value-type="string">
            <text:p>0b00100000</text:p>
          </table:table-cell>
          <table:table-cell table:formula="of:=CONCATENATE(&quot;0b&quot;;[.AQ16];[.AR16];[.AS16];[.AT16];[.AU16];[.AV16];[.AW16];[.AX16])" office:value-type="string" office:string-value="0b00000001" calcext:value-type="string">
            <text:p>0b00000001</text:p>
          </table:table-cell>
          <table:table-cell table:formula="of:=CONCATENATE(&quot;0b&quot;;[.AY16];[.AZ16];[.BA16];[.BB16];[.BC16];[.BD16];[.BE16];[.BF16])" office:value-type="string" office:string-value="0b00000000" calcext:value-type="string">
            <text:p>0b00000000</text:p>
          </table:table-cell>
          <table:table-cell table:formula="of:=CONCATENATE([.BG16];&quot;,&quot;)" office:value-type="string" office:string-value="0b00000000," calcext:value-type="string">
            <text:p>0b00000000,</text:p>
          </table:table-cell>
          <table:table-cell table:formula="of:=CONCATENATE([.BH16];&quot;,&quot;)" office:value-type="string" office:string-value="0b00000000," calcext:value-type="string">
            <text:p>0b00000000,</text:p>
          </table:table-cell>
          <table:table-cell table:formula="of:=CONCATENATE([.BI16];&quot;,&quot;)" office:value-type="string" office:string-value="0b00100000," calcext:value-type="string">
            <text:p>0b00100000,</text:p>
          </table:table-cell>
          <table:table-cell table:formula="of:=CONCATENATE([.BJ16];&quot;,&quot;)" office:value-type="string" office:string-value="0b00100000," calcext:value-type="string">
            <text:p>0b00100000,</text:p>
          </table:table-cell>
          <table:table-cell table:formula="of:=CONCATENATE([.BK16];&quot;,&quot;)" office:value-type="string" office:string-value="0b00000001," calcext:value-type="string">
            <text:p>0b00000001,</text:p>
          </table:table-cell>
          <table:table-cell table:formula="of:=CONCATENATE([.BL16];&quot;,&quot;)" office:value-type="string" office:string-value="0b00000000," calcext:value-type="string">
            <text:p>0b00000000,</text:p>
          </table:table-cell>
          <table:table-cell table:number-columns-repeated="9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H17]/2" office:value-type="float" office:value="8" calcext:value-type="float">
            <text:p>8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formula="of:=IF([.D17]=&quot;&quot;;0;1)" office:value-type="float" office:value="1" calcext:value-type="float">
            <text:p>1</text:p>
          </table:table-cell>
          <table:table-cell table:formula="of:=IF([.E17]=&quot;&quot;;0;1)" office:value-type="float" office:value="1" calcext:value-type="float">
            <text:p>1</text:p>
          </table:table-cell>
          <table:table-cell table:formula="of:=IF([.F17]=&quot;&quot;;0;1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D17]=1;1;0)" office:value-type="float" office:value="1" calcext:value-type="float">
            <text:p>1</text:p>
          </table:table-cell>
          <table:table-cell table:formula="of:=IF([.E17]=1;1;0)" office:value-type="float" office:value="0" calcext:value-type="float">
            <text:p>0</text:p>
          </table:table-cell>
          <table:table-cell table:formula="of:=IF([.F17]=1;1;0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IF([.C17]=&quot;&quot;;0;1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C17]=1;1;0)" office:value-type="float" office:value="0" calcext:value-type="float">
            <text:p>0</text:p>
          </table:table-cell>
          <table:table-cell table:formula="of:=CONCATENATE(&quot;0b&quot;;[.K17];[.L17];[.M17];[.N17];[.O17];[.P17];[.Q17];[.R17])" office:value-type="string" office:string-value="0b00000000" calcext:value-type="string">
            <text:p>0b00000000</text:p>
          </table:table-cell>
          <table:table-cell table:formula="of:=CONCATENATE(&quot;0b&quot;;[.S17];[.T17];[.U17];[.V17];[.W17];[.X17];[.Y17];[.Z17])" office:value-type="string" office:string-value="0b00000000" calcext:value-type="string">
            <text:p>0b00000000</text:p>
          </table:table-cell>
          <table:table-cell table:formula="of:=CONCATENATE(&quot;0b&quot;;[.AA17];[.AB17];[.AC17];[.AD17];[.AE17];[.AF17];[.AG17];[.AH17])" office:value-type="string" office:string-value="0b00110000" calcext:value-type="string">
            <text:p>0b00110000</text:p>
          </table:table-cell>
          <table:table-cell table:formula="of:=CONCATENATE(&quot;0b&quot;;[.AI17];[.AJ17];[.AK17];[.AL17];[.AM17];[.AN17];[.AO17];[.AP17])" office:value-type="string" office:string-value="0b00100000" calcext:value-type="string">
            <text:p>0b00100000</text:p>
          </table:table-cell>
          <table:table-cell table:formula="of:=CONCATENATE(&quot;0b&quot;;[.AQ17];[.AR17];[.AS17];[.AT17];[.AU17];[.AV17];[.AW17];[.AX17])" office:value-type="string" office:string-value="0b00000000" calcext:value-type="string">
            <text:p>0b00000000</text:p>
          </table:table-cell>
          <table:table-cell table:formula="of:=CONCATENATE(&quot;0b&quot;;[.AY17];[.AZ17];[.BA17];[.BB17];[.BC17];[.BD17];[.BE17];[.BF17])" office:value-type="string" office:string-value="0b00000000" calcext:value-type="string">
            <text:p>0b00000000</text:p>
          </table:table-cell>
          <table:table-cell table:formula="of:=CONCATENATE([.BG17];&quot;,&quot;)" office:value-type="string" office:string-value="0b00000000," calcext:value-type="string">
            <text:p>0b00000000,</text:p>
          </table:table-cell>
          <table:table-cell table:formula="of:=CONCATENATE([.BH17];&quot;,&quot;)" office:value-type="string" office:string-value="0b00000000," calcext:value-type="string">
            <text:p>0b00000000,</text:p>
          </table:table-cell>
          <table:table-cell table:formula="of:=CONCATENATE([.BI17];&quot;,&quot;)" office:value-type="string" office:string-value="0b00110000," calcext:value-type="string">
            <text:p>0b00110000,</text:p>
          </table:table-cell>
          <table:table-cell table:formula="of:=CONCATENATE([.BJ17];&quot;,&quot;)" office:value-type="string" office:string-value="0b00100000," calcext:value-type="string">
            <text:p>0b00100000,</text:p>
          </table:table-cell>
          <table:table-cell table:formula="of:=CONCATENATE([.BK17];&quot;,&quot;)" office:value-type="string" office:string-value="0b00000000," calcext:value-type="string">
            <text:p>0b00000000,</text:p>
          </table:table-cell>
          <table:table-cell table:formula="of:=CONCATENATE([.BL17];&quot;,&quot;)" office:value-type="string" office:string-value="0b00000000," calcext:value-type="string">
            <text:p>0b00000000,</text:p>
          </table:table-cell>
          <table:table-cell table:number-columns-repeated="9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18]/2" office:value-type="float" office:value="9" calcext:value-type="float">
            <text:p>9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formula="of:=IF([.D18]=&quot;&quot;;0;1)" office:value-type="float" office:value="0" calcext:value-type="float">
            <text:p>0</text:p>
          </table:table-cell>
          <table:table-cell table:formula="of:=IF([.E18]=&quot;&quot;;0;1)" office:value-type="float" office:value="1" calcext:value-type="float">
            <text:p>1</text:p>
          </table:table-cell>
          <table:table-cell table:formula="of:=IF([.F18]=&quot;&quot;;0;1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D18]=1;1;0)" office:value-type="float" office:value="0" calcext:value-type="float">
            <text:p>0</text:p>
          </table:table-cell>
          <table:table-cell table:formula="of:=IF([.E18]=1;1;0)" office:value-type="float" office:value="0" calcext:value-type="float">
            <text:p>0</text:p>
          </table:table-cell>
          <table:table-cell table:formula="of:=IF([.F18]=1;1;0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IF([.C18]=&quot;&quot;;0;1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C18]=1;1;0)" office:value-type="float" office:value="1" calcext:value-type="float">
            <text:p>1</text:p>
          </table:table-cell>
          <table:table-cell table:formula="of:=CONCATENATE(&quot;0b&quot;;[.K18];[.L18];[.M18];[.N18];[.O18];[.P18];[.Q18];[.R18])" office:value-type="string" office:string-value="0b00000000" calcext:value-type="string">
            <text:p>0b00000000</text:p>
          </table:table-cell>
          <table:table-cell table:formula="of:=CONCATENATE(&quot;0b&quot;;[.S18];[.T18];[.U18];[.V18];[.W18];[.X18];[.Y18];[.Z18])" office:value-type="string" office:string-value="0b00000000" calcext:value-type="string">
            <text:p>0b00000000</text:p>
          </table:table-cell>
          <table:table-cell table:formula="of:=CONCATENATE(&quot;0b&quot;;[.AA18];[.AB18];[.AC18];[.AD18];[.AE18];[.AF18];[.AG18];[.AH18])" office:value-type="string" office:string-value="0b00010000" calcext:value-type="string">
            <text:p>0b00010000</text:p>
          </table:table-cell>
          <table:table-cell table:formula="of:=CONCATENATE(&quot;0b&quot;;[.AI18];[.AJ18];[.AK18];[.AL18];[.AM18];[.AN18];[.AO18];[.AP18])" office:value-type="string" office:string-value="0b00000000" calcext:value-type="string">
            <text:p>0b00000000</text:p>
          </table:table-cell>
          <table:table-cell table:formula="of:=CONCATENATE(&quot;0b&quot;;[.AQ18];[.AR18];[.AS18];[.AT18];[.AU18];[.AV18];[.AW18];[.AX18])" office:value-type="string" office:string-value="0b00000001" calcext:value-type="string">
            <text:p>0b00000001</text:p>
          </table:table-cell>
          <table:table-cell table:formula="of:=CONCATENATE(&quot;0b&quot;;[.AY18];[.AZ18];[.BA18];[.BB18];[.BC18];[.BD18];[.BE18];[.BF18])" office:value-type="string" office:string-value="0b00000001" calcext:value-type="string">
            <text:p>0b00000001</text:p>
          </table:table-cell>
          <table:table-cell table:formula="of:=CONCATENATE([.BG18];&quot;,&quot;)" office:value-type="string" office:string-value="0b00000000," calcext:value-type="string">
            <text:p>0b00000000,</text:p>
          </table:table-cell>
          <table:table-cell table:formula="of:=CONCATENATE([.BH18];&quot;,&quot;)" office:value-type="string" office:string-value="0b00000000," calcext:value-type="string">
            <text:p>0b00000000,</text:p>
          </table:table-cell>
          <table:table-cell table:formula="of:=CONCATENATE([.BI18];&quot;,&quot;)" office:value-type="string" office:string-value="0b00010000," calcext:value-type="string">
            <text:p>0b00010000,</text:p>
          </table:table-cell>
          <table:table-cell table:formula="of:=CONCATENATE([.BJ18];&quot;,&quot;)" office:value-type="string" office:string-value="0b00000000," calcext:value-type="string">
            <text:p>0b00000000,</text:p>
          </table:table-cell>
          <table:table-cell table:formula="of:=CONCATENATE([.BK18];&quot;,&quot;)" office:value-type="string" office:string-value="0b00000001," calcext:value-type="string">
            <text:p>0b00000001,</text:p>
          </table:table-cell>
          <table:table-cell table:formula="of:=CONCATENATE([.BL18];&quot;,&quot;)" office:value-type="string" office:string-value="0b00000001," calcext:value-type="string">
            <text:p>0b00000001,</text:p>
          </table:table-cell>
          <table:table-cell table:number-columns-repeated="9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H19]/2" office:value-type="float" office:value="10" calcext:value-type="float">
            <text:p>10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formula="of:=IF([.D19]=&quot;&quot;;0;1)" office:value-type="float" office:value="0" calcext:value-type="float">
            <text:p>0</text:p>
          </table:table-cell>
          <table:table-cell table:formula="of:=IF([.E19]=&quot;&quot;;0;1)" office:value-type="float" office:value="1" calcext:value-type="float">
            <text:p>1</text:p>
          </table:table-cell>
          <table:table-cell table:formula="of:=IF([.F19]=&quot;&quot;;0;1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D19]=1;1;0)" office:value-type="float" office:value="0" calcext:value-type="float">
            <text:p>0</text:p>
          </table:table-cell>
          <table:table-cell table:formula="of:=IF([.E19]=1;1;0)" office:value-type="float" office:value="1" calcext:value-type="float">
            <text:p>1</text:p>
          </table:table-cell>
          <table:table-cell table:formula="of:=IF([.F19]=1;1;0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IF([.C19]=&quot;&quot;;0;1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C19]=1;1;0)" office:value-type="float" office:value="0" calcext:value-type="float">
            <text:p>0</text:p>
          </table:table-cell>
          <table:table-cell table:formula="of:=CONCATENATE(&quot;0b&quot;;[.K19];[.L19];[.M19];[.N19];[.O19];[.P19];[.Q19];[.R19])" office:value-type="string" office:string-value="0b00000000" calcext:value-type="string">
            <text:p>0b00000000</text:p>
          </table:table-cell>
          <table:table-cell table:formula="of:=CONCATENATE(&quot;0b&quot;;[.S19];[.T19];[.U19];[.V19];[.W19];[.X19];[.Y19];[.Z19])" office:value-type="string" office:string-value="0b00000000" calcext:value-type="string">
            <text:p>0b00000000</text:p>
          </table:table-cell>
          <table:table-cell table:formula="of:=CONCATENATE(&quot;0b&quot;;[.AA19];[.AB19];[.AC19];[.AD19];[.AE19];[.AF19];[.AG19];[.AH19])" office:value-type="string" office:string-value="0b00010000" calcext:value-type="string">
            <text:p>0b00010000</text:p>
          </table:table-cell>
          <table:table-cell table:formula="of:=CONCATENATE(&quot;0b&quot;;[.AI19];[.AJ19];[.AK19];[.AL19];[.AM19];[.AN19];[.AO19];[.AP19])" office:value-type="string" office:string-value="0b00010000" calcext:value-type="string">
            <text:p>0b00010000</text:p>
          </table:table-cell>
          <table:table-cell table:formula="of:=CONCATENATE(&quot;0b&quot;;[.AQ19];[.AR19];[.AS19];[.AT19];[.AU19];[.AV19];[.AW19];[.AX19])" office:value-type="string" office:string-value="0b00000001" calcext:value-type="string">
            <text:p>0b00000001</text:p>
          </table:table-cell>
          <table:table-cell table:formula="of:=CONCATENATE(&quot;0b&quot;;[.AY19];[.AZ19];[.BA19];[.BB19];[.BC19];[.BD19];[.BE19];[.BF19])" office:value-type="string" office:string-value="0b00000000" calcext:value-type="string">
            <text:p>0b00000000</text:p>
          </table:table-cell>
          <table:table-cell table:formula="of:=CONCATENATE([.BG19];&quot;,&quot;)" office:value-type="string" office:string-value="0b00000000," calcext:value-type="string">
            <text:p>0b00000000,</text:p>
          </table:table-cell>
          <table:table-cell table:formula="of:=CONCATENATE([.BH19];&quot;,&quot;)" office:value-type="string" office:string-value="0b00000000," calcext:value-type="string">
            <text:p>0b00000000,</text:p>
          </table:table-cell>
          <table:table-cell table:formula="of:=CONCATENATE([.BI19];&quot;,&quot;)" office:value-type="string" office:string-value="0b00010000," calcext:value-type="string">
            <text:p>0b00010000,</text:p>
          </table:table-cell>
          <table:table-cell table:formula="of:=CONCATENATE([.BJ19];&quot;,&quot;)" office:value-type="string" office:string-value="0b00010000," calcext:value-type="string">
            <text:p>0b00010000,</text:p>
          </table:table-cell>
          <table:table-cell table:formula="of:=CONCATENATE([.BK19];&quot;,&quot;)" office:value-type="string" office:string-value="0b00000001," calcext:value-type="string">
            <text:p>0b00000001,</text:p>
          </table:table-cell>
          <table:table-cell table:formula="of:=CONCATENATE([.BL19];&quot;,&quot;)" office:value-type="string" office:string-value="0b00000000," calcext:value-type="string">
            <text:p>0b00000000,</text:p>
          </table:table-cell>
          <table:table-cell table:number-columns-repeated="9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H20]/2" office:value-type="float" office:value="11" calcext:value-type="float">
            <text:p>1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formula="of:=IF([.D20]=&quot;&quot;;0;1)" office:value-type="float" office:value="0" calcext:value-type="float">
            <text:p>0</text:p>
          </table:table-cell>
          <table:table-cell table:formula="of:=IF([.E20]=&quot;&quot;;0;1)" office:value-type="float" office:value="1" calcext:value-type="float">
            <text:p>1</text:p>
          </table:table-cell>
          <table:table-cell table:formula="of:=IF([.F20]=&quot;&quot;;0;1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D20]=1;1;0)" office:value-type="float" office:value="0" calcext:value-type="float">
            <text:p>0</text:p>
          </table:table-cell>
          <table:table-cell table:formula="of:=IF([.E20]=1;1;0)" office:value-type="float" office:value="1" calcext:value-type="float">
            <text:p>1</text:p>
          </table:table-cell>
          <table:table-cell table:formula="of:=IF([.F20]=1;1;0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IF([.C20]=&quot;&quot;;0;1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C20]=1;1;0)" office:value-type="float" office:value="0" calcext:value-type="float">
            <text:p>0</text:p>
          </table:table-cell>
          <table:table-cell table:formula="of:=CONCATENATE(&quot;0b&quot;;[.K20];[.L20];[.M20];[.N20];[.O20];[.P20];[.Q20];[.R20])" office:value-type="string" office:string-value="0b00000000" calcext:value-type="string">
            <text:p>0b00000000</text:p>
          </table:table-cell>
          <table:table-cell table:formula="of:=CONCATENATE(&quot;0b&quot;;[.S20];[.T20];[.U20];[.V20];[.W20];[.X20];[.Y20];[.Z20])" office:value-type="string" office:string-value="0b00000000" calcext:value-type="string">
            <text:p>0b00000000</text:p>
          </table:table-cell>
          <table:table-cell table:formula="of:=CONCATENATE(&quot;0b&quot;;[.AA20];[.AB20];[.AC20];[.AD20];[.AE20];[.AF20];[.AG20];[.AH20])" office:value-type="string" office:string-value="0b00011000" calcext:value-type="string">
            <text:p>0b00011000</text:p>
          </table:table-cell>
          <table:table-cell table:formula="of:=CONCATENATE(&quot;0b&quot;;[.AI20];[.AJ20];[.AK20];[.AL20];[.AM20];[.AN20];[.AO20];[.AP20])" office:value-type="string" office:string-value="0b00010000" calcext:value-type="string">
            <text:p>0b00010000</text:p>
          </table:table-cell>
          <table:table-cell table:formula="of:=CONCATENATE(&quot;0b&quot;;[.AQ20];[.AR20];[.AS20];[.AT20];[.AU20];[.AV20];[.AW20];[.AX20])" office:value-type="string" office:string-value="0b00000000" calcext:value-type="string">
            <text:p>0b00000000</text:p>
          </table:table-cell>
          <table:table-cell table:formula="of:=CONCATENATE(&quot;0b&quot;;[.AY20];[.AZ20];[.BA20];[.BB20];[.BC20];[.BD20];[.BE20];[.BF20])" office:value-type="string" office:string-value="0b00000000" calcext:value-type="string">
            <text:p>0b00000000</text:p>
          </table:table-cell>
          <table:table-cell table:formula="of:=CONCATENATE([.BG20];&quot;,&quot;)" office:value-type="string" office:string-value="0b00000000," calcext:value-type="string">
            <text:p>0b00000000,</text:p>
          </table:table-cell>
          <table:table-cell table:formula="of:=CONCATENATE([.BH20];&quot;,&quot;)" office:value-type="string" office:string-value="0b00000000," calcext:value-type="string">
            <text:p>0b00000000,</text:p>
          </table:table-cell>
          <table:table-cell table:formula="of:=CONCATENATE([.BI20];&quot;,&quot;)" office:value-type="string" office:string-value="0b00011000," calcext:value-type="string">
            <text:p>0b00011000,</text:p>
          </table:table-cell>
          <table:table-cell table:formula="of:=CONCATENATE([.BJ20];&quot;,&quot;)" office:value-type="string" office:string-value="0b00010000," calcext:value-type="string">
            <text:p>0b00010000,</text:p>
          </table:table-cell>
          <table:table-cell table:formula="of:=CONCATENATE([.BK20];&quot;,&quot;)" office:value-type="string" office:string-value="0b00000000," calcext:value-type="string">
            <text:p>0b00000000,</text:p>
          </table:table-cell>
          <table:table-cell table:formula="of:=CONCATENATE([.BL20];&quot;,&quot;)" office:value-type="string" office:string-value="0b00000000," calcext:value-type="string">
            <text:p>0b00000000,</text:p>
          </table:table-cell>
          <table:table-cell table:number-columns-repeated="9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H21]/2" office:value-type="float" office:value="12" calcext:value-type="float">
            <text:p>12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formula="of:=IF([.D21]=&quot;&quot;;0;1)" office:value-type="float" office:value="0" calcext:value-type="float">
            <text:p>0</text:p>
          </table:table-cell>
          <table:table-cell table:formula="of:=IF([.E21]=&quot;&quot;;0;1)" office:value-type="float" office:value="0" calcext:value-type="float">
            <text:p>0</text:p>
          </table:table-cell>
          <table:table-cell table:formula="of:=IF([.F21]=&quot;&quot;;0;1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D21]=1;1;0)" office:value-type="float" office:value="0" calcext:value-type="float">
            <text:p>0</text:p>
          </table:table-cell>
          <table:table-cell table:formula="of:=IF([.E21]=1;1;0)" office:value-type="float" office:value="0" calcext:value-type="float">
            <text:p>0</text:p>
          </table:table-cell>
          <table:table-cell table:formula="of:=IF([.F21]=1;1;0)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IF([.C21]=&quot;&quot;;0;1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C21]=1;1;0)" office:value-type="float" office:value="0" calcext:value-type="float">
            <text:p>0</text:p>
          </table:table-cell>
          <table:table-cell table:formula="of:=CONCATENATE(&quot;0b&quot;;[.K21];[.L21];[.M21];[.N21];[.O21];[.P21];[.Q21];[.R21])" office:value-type="string" office:string-value="0b00000000" calcext:value-type="string">
            <text:p>0b00000000</text:p>
          </table:table-cell>
          <table:table-cell table:formula="of:=CONCATENATE(&quot;0b&quot;;[.S21];[.T21];[.U21];[.V21];[.W21];[.X21];[.Y21];[.Z21])" office:value-type="string" office:string-value="0b00000000" calcext:value-type="string">
            <text:p>0b00000000</text:p>
          </table:table-cell>
          <table:table-cell table:formula="of:=CONCATENATE(&quot;0b&quot;;[.AA21];[.AB21];[.AC21];[.AD21];[.AE21];[.AF21];[.AG21];[.AH21])" office:value-type="string" office:string-value="0b00001000" calcext:value-type="string">
            <text:p>0b00001000</text:p>
          </table:table-cell>
          <table:table-cell table:formula="of:=CONCATENATE(&quot;0b&quot;;[.AI21];[.AJ21];[.AK21];[.AL21];[.AM21];[.AN21];[.AO21];[.AP21])" office:value-type="string" office:string-value="0b00001000" calcext:value-type="string">
            <text:p>0b00001000</text:p>
          </table:table-cell>
          <table:table-cell table:formula="of:=CONCATENATE(&quot;0b&quot;;[.AQ21];[.AR21];[.AS21];[.AT21];[.AU21];[.AV21];[.AW21];[.AX21])" office:value-type="string" office:string-value="0b00000001" calcext:value-type="string">
            <text:p>0b00000001</text:p>
          </table:table-cell>
          <table:table-cell table:formula="of:=CONCATENATE(&quot;0b&quot;;[.AY21];[.AZ21];[.BA21];[.BB21];[.BC21];[.BD21];[.BE21];[.BF21])" office:value-type="string" office:string-value="0b00000000" calcext:value-type="string">
            <text:p>0b00000000</text:p>
          </table:table-cell>
          <table:table-cell table:formula="of:=CONCATENATE([.BG21];&quot;,&quot;)" office:value-type="string" office:string-value="0b00000000," calcext:value-type="string">
            <text:p>0b00000000,</text:p>
          </table:table-cell>
          <table:table-cell table:formula="of:=CONCATENATE([.BH21];&quot;,&quot;)" office:value-type="string" office:string-value="0b00000000," calcext:value-type="string">
            <text:p>0b00000000,</text:p>
          </table:table-cell>
          <table:table-cell table:formula="of:=CONCATENATE([.BI21];&quot;,&quot;)" office:value-type="string" office:string-value="0b00001000," calcext:value-type="string">
            <text:p>0b00001000,</text:p>
          </table:table-cell>
          <table:table-cell table:formula="of:=CONCATENATE([.BJ21];&quot;,&quot;)" office:value-type="string" office:string-value="0b00001000," calcext:value-type="string">
            <text:p>0b00001000,</text:p>
          </table:table-cell>
          <table:table-cell table:formula="of:=CONCATENATE([.BK21];&quot;,&quot;)" office:value-type="string" office:string-value="0b00000001," calcext:value-type="string">
            <text:p>0b00000001,</text:p>
          </table:table-cell>
          <table:table-cell table:formula="of:=CONCATENATE([.BL21];&quot;,&quot;)" office:value-type="string" office:string-value="0b00000000," calcext:value-type="string">
            <text:p>0b00000000,</text:p>
          </table:table-cell>
          <table:table-cell table:number-columns-repeated="95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H22]/2" office:value-type="float" office:value="13" calcext:value-type="float">
            <text:p>13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formula="of:=IF([.D22]=&quot;&quot;;0;1)" office:value-type="float" office:value="0" calcext:value-type="float">
            <text:p>0</text:p>
          </table:table-cell>
          <table:table-cell table:formula="of:=IF([.E22]=&quot;&quot;;0;1)" office:value-type="float" office:value="0" calcext:value-type="float">
            <text:p>0</text:p>
          </table:table-cell>
          <table:table-cell table:formula="of:=IF([.F22]=&quot;&quot;;0;1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D22]=1;1;0)" office:value-type="float" office:value="0" calcext:value-type="float">
            <text:p>0</text:p>
          </table:table-cell>
          <table:table-cell table:formula="of:=IF([.E22]=1;1;0)" office:value-type="float" office:value="0" calcext:value-type="float">
            <text:p>0</text:p>
          </table:table-cell>
          <table:table-cell table:formula="of:=IF([.F22]=1;1;0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IF([.C22]=&quot;&quot;;0;1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C22]=1;1;0)" office:value-type="float" office:value="1" calcext:value-type="float">
            <text:p>1</text:p>
          </table:table-cell>
          <table:table-cell table:formula="of:=CONCATENATE(&quot;0b&quot;;[.K22];[.L22];[.M22];[.N22];[.O22];[.P22];[.Q22];[.R22])" office:value-type="string" office:string-value="0b00000000" calcext:value-type="string">
            <text:p>0b00000000</text:p>
          </table:table-cell>
          <table:table-cell table:formula="of:=CONCATENATE(&quot;0b&quot;;[.S22];[.T22];[.U22];[.V22];[.W22];[.X22];[.Y22];[.Z22])" office:value-type="string" office:string-value="0b00000000" calcext:value-type="string">
            <text:p>0b00000000</text:p>
          </table:table-cell>
          <table:table-cell table:formula="of:=CONCATENATE(&quot;0b&quot;;[.AA22];[.AB22];[.AC22];[.AD22];[.AE22];[.AF22];[.AG22];[.AH22])" office:value-type="string" office:string-value="0b00001000" calcext:value-type="string">
            <text:p>0b00001000</text:p>
          </table:table-cell>
          <table:table-cell table:formula="of:=CONCATENATE(&quot;0b&quot;;[.AI22];[.AJ22];[.AK22];[.AL22];[.AM22];[.AN22];[.AO22];[.AP22])" office:value-type="string" office:string-value="0b00000000" calcext:value-type="string">
            <text:p>0b00000000</text:p>
          </table:table-cell>
          <table:table-cell table:formula="of:=CONCATENATE(&quot;0b&quot;;[.AQ22];[.AR22];[.AS22];[.AT22];[.AU22];[.AV22];[.AW22];[.AX22])" office:value-type="string" office:string-value="0b00000001" calcext:value-type="string">
            <text:p>0b00000001</text:p>
          </table:table-cell>
          <table:table-cell table:formula="of:=CONCATENATE(&quot;0b&quot;;[.AY22];[.AZ22];[.BA22];[.BB22];[.BC22];[.BD22];[.BE22];[.BF22])" office:value-type="string" office:string-value="0b00000001" calcext:value-type="string">
            <text:p>0b00000001</text:p>
          </table:table-cell>
          <table:table-cell table:formula="of:=CONCATENATE([.BG22];&quot;,&quot;)" office:value-type="string" office:string-value="0b00000000," calcext:value-type="string">
            <text:p>0b00000000,</text:p>
          </table:table-cell>
          <table:table-cell table:formula="of:=CONCATENATE([.BH22];&quot;,&quot;)" office:value-type="string" office:string-value="0b00000000," calcext:value-type="string">
            <text:p>0b00000000,</text:p>
          </table:table-cell>
          <table:table-cell table:formula="of:=CONCATENATE([.BI22];&quot;,&quot;)" office:value-type="string" office:string-value="0b00001000," calcext:value-type="string">
            <text:p>0b00001000,</text:p>
          </table:table-cell>
          <table:table-cell table:formula="of:=CONCATENATE([.BJ22];&quot;,&quot;)" office:value-type="string" office:string-value="0b00000000," calcext:value-type="string">
            <text:p>0b00000000,</text:p>
          </table:table-cell>
          <table:table-cell table:formula="of:=CONCATENATE([.BK22];&quot;,&quot;)" office:value-type="string" office:string-value="0b00000001," calcext:value-type="string">
            <text:p>0b00000001,</text:p>
          </table:table-cell>
          <table:table-cell table:formula="of:=CONCATENATE([.BL22];&quot;,&quot;)" office:value-type="string" office:string-value="0b00000001," calcext:value-type="string">
            <text:p>0b00000001,</text:p>
          </table:table-cell>
          <table:table-cell table:number-columns-repeated="9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H23]/2" office:value-type="float" office:value="14" calcext:value-type="float">
            <text:p>14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D23]=1;1;0)" office:value-type="float" office:value="0" calcext:value-type="float">
            <text:p>0</text:p>
          </table:table-cell>
          <table:table-cell table:formula="of:=IF([.E23]=1;1;0)" office:value-type="float" office:value="0" calcext:value-type="float">
            <text:p>0</text:p>
          </table:table-cell>
          <table:table-cell table:formula="of:=IF([.F23]=1;1;0)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C23]=1;1;0)" office:value-type="float" office:value="0" calcext:value-type="float">
            <text:p>0</text:p>
          </table:table-cell>
          <table:table-cell table:formula="of:=CONCATENATE(&quot;0b&quot;;[.K23];[.L23];[.M23];[.N23];[.O23];[.P23];[.Q23];[.R23])" office:value-type="string" office:string-value="0b00000000" calcext:value-type="string">
            <text:p>0b00000000</text:p>
          </table:table-cell>
          <table:table-cell table:formula="of:=CONCATENATE(&quot;0b&quot;;[.S23];[.T23];[.U23];[.V23];[.W23];[.X23];[.Y23];[.Z23])" office:value-type="string" office:string-value="0b00000000" calcext:value-type="string">
            <text:p>0b00000000</text:p>
          </table:table-cell>
          <table:table-cell table:formula="of:=CONCATENATE(&quot;0b&quot;;[.AA23];[.AB23];[.AC23];[.AD23];[.AE23];[.AF23];[.AG23];[.AH23])" office:value-type="string" office:string-value="0b00101000" calcext:value-type="string">
            <text:p>0b00101000</text:p>
          </table:table-cell>
          <table:table-cell table:formula="of:=CONCATENATE(&quot;0b&quot;;[.AI23];[.AJ23];[.AK23];[.AL23];[.AM23];[.AN23];[.AO23];[.AP23])" office:value-type="string" office:string-value="0b00001000" calcext:value-type="string">
            <text:p>0b00001000</text:p>
          </table:table-cell>
          <table:table-cell table:formula="of:=CONCATENATE(&quot;0b&quot;;[.AQ23];[.AR23];[.AS23];[.AT23];[.AU23];[.AV23];[.AW23];[.AX23])" office:value-type="string" office:string-value="0b00000000" calcext:value-type="string">
            <text:p>0b00000000</text:p>
          </table:table-cell>
          <table:table-cell table:formula="of:=CONCATENATE(&quot;0b&quot;;[.AY23];[.AZ23];[.BA23];[.BB23];[.BC23];[.BD23];[.BE23];[.BF23])" office:value-type="string" office:string-value="0b00000000" calcext:value-type="string">
            <text:p>0b00000000</text:p>
          </table:table-cell>
          <table:table-cell table:formula="of:=CONCATENATE([.BG23];&quot;,&quot;)" office:value-type="string" office:string-value="0b00000000," calcext:value-type="string">
            <text:p>0b00000000,</text:p>
          </table:table-cell>
          <table:table-cell table:formula="of:=CONCATENATE([.BH23];&quot;,&quot;)" office:value-type="string" office:string-value="0b00000000," calcext:value-type="string">
            <text:p>0b00000000,</text:p>
          </table:table-cell>
          <table:table-cell table:formula="of:=CONCATENATE([.BI23];&quot;,&quot;)" office:value-type="string" office:string-value="0b00101000," calcext:value-type="string">
            <text:p>0b00101000,</text:p>
          </table:table-cell>
          <table:table-cell table:formula="of:=CONCATENATE([.BJ23];&quot;,&quot;)" office:value-type="string" office:string-value="0b00001000," calcext:value-type="string">
            <text:p>0b00001000,</text:p>
          </table:table-cell>
          <table:table-cell table:formula="of:=CONCATENATE([.BK23];&quot;,&quot;)" office:value-type="string" office:string-value="0b00000000," calcext:value-type="string">
            <text:p>0b00000000,</text:p>
          </table:table-cell>
          <table:table-cell table:formula="of:=CONCATENATE([.BL23];&quot;,&quot;)" office:value-type="string" office:string-value="0b00000000," calcext:value-type="string">
            <text:p>0b00000000,</text:p>
          </table:table-cell>
          <table:table-cell table:number-columns-repeated="95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03" calcext:value-type="float">
            <text:p>103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table:formula="of:=[.H24]/2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table:style-name="ce1" table:formula="of:=IF([.D24]=&quot;&quot;;0;1)" office:value-type="float" office:value="1" calcext:value-type="float">
            <text:p>1</text:p>
          </table:table-cell>
          <table:table-cell table:style-name="ce1" table:formula="of:=IF([.E24]=&quot;&quot;;0;1)" office:value-type="float" office:value="1" calcext:value-type="float">
            <text:p>1</text:p>
          </table:table-cell>
          <table:table-cell table:style-name="ce1" table:formula="of:=IF([.F24]=&quot;&quot;;0;1)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formula="of:=IF([.D24]=1;1;0)" office:value-type="float" office:value="0" calcext:value-type="float">
            <text:p>0</text:p>
          </table:table-cell>
          <table:table-cell table:style-name="ce1" table:formula="of:=IF([.E24]=1;1;0)" office:value-type="float" office:value="1" calcext:value-type="float">
            <text:p>1</text:p>
          </table:table-cell>
          <table:table-cell table:style-name="ce1" table:formula="of:=IF([.F24]=1;1;0)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table:formula="of:=IF([.C24]=&quot;&quot;;0;1)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formula="of:=IF([.C24]=1;1;0)" office:value-type="float" office:value="0" calcext:value-type="float">
            <text:p>0</text:p>
          </table:table-cell>
          <table:table-cell table:style-name="ce1" table:formula="of:=CONCATENATE(&quot;0b&quot;;[.K24];[.L24];[.M24];[.N24];[.O24];[.P24];[.Q24];[.R24])" office:value-type="string" office:string-value="0b00000000" calcext:value-type="string">
            <text:p>0b00000000</text:p>
          </table:table-cell>
          <table:table-cell table:style-name="ce1" table:formula="of:=CONCATENATE(&quot;0b&quot;;[.S24];[.T24];[.U24];[.V24];[.W24];[.X24];[.Y24];[.Z24])" office:value-type="string" office:string-value="0b00000000" calcext:value-type="string">
            <text:p>0b00000000</text:p>
          </table:table-cell>
          <table:table-cell table:style-name="ce1" table:formula="of:=CONCATENATE(&quot;0b&quot;;[.AA24];[.AB24];[.AC24];[.AD24];[.AE24];[.AF24];[.AG24];[.AH24])" office:value-type="string" office:string-value="0b00110000" calcext:value-type="string">
            <text:p>0b00110000</text:p>
          </table:table-cell>
          <table:table-cell table:style-name="ce1" table:formula="of:=CONCATENATE(&quot;0b&quot;;[.AI24];[.AJ24];[.AK24];[.AL24];[.AM24];[.AN24];[.AO24];[.AP24])" office:value-type="string" office:string-value="0b00010000" calcext:value-type="string">
            <text:p>0b00010000</text:p>
          </table:table-cell>
          <table:table-cell table:style-name="ce1" table:formula="of:=CONCATENATE(&quot;0b&quot;;[.AQ24];[.AR24];[.AS24];[.AT24];[.AU24];[.AV24];[.AW24];[.AX24])" office:value-type="string" office:string-value="0b00000000" calcext:value-type="string">
            <text:p>0b00000000</text:p>
          </table:table-cell>
          <table:table-cell table:style-name="ce1" table:formula="of:=CONCATENATE(&quot;0b&quot;;[.AY24];[.AZ24];[.BA24];[.BB24];[.BC24];[.BD24];[.BE24];[.BF24])" office:value-type="string" office:string-value="0b00000000" calcext:value-type="string">
            <text:p>0b00000000</text:p>
          </table:table-cell>
          <table:table-cell table:number-columns-repeated="6"/>
          <table:table-cell table:style-name="ce1" table:formula="of:=CONCATENATE([.BG24];&quot;,&quot;)" office:value-type="string" office:string-value="0b00000000," calcext:value-type="string">
            <text:p>0b00000000,</text:p>
          </table:table-cell>
          <table:table-cell table:style-name="ce1" table:formula="of:=CONCATENATE([.BH24];&quot;,&quot;)" office:value-type="string" office:string-value="0b00000000," calcext:value-type="string">
            <text:p>0b00000000,</text:p>
          </table:table-cell>
          <table:table-cell table:style-name="ce1" table:formula="of:=CONCATENATE([.BI24];&quot;,&quot;)" office:value-type="string" office:string-value="0b00110000," calcext:value-type="string">
            <text:p>0b00110000,</text:p>
          </table:table-cell>
          <table:table-cell table:style-name="ce1" table:formula="of:=CONCATENATE([.BJ24];&quot;,&quot;)" office:value-type="string" office:string-value="0b00010000," calcext:value-type="string">
            <text:p>0b00010000,</text:p>
          </table:table-cell>
          <table:table-cell table:style-name="ce1" table:formula="of:=CONCATENATE([.BK24];&quot;,&quot;)" office:value-type="string" office:string-value="0b00000000," calcext:value-type="string">
            <text:p>0b00000000,</text:p>
          </table:table-cell>
          <table:table-cell table:style-name="ce1" table:formula="of:=CONCATENATE([.BL24];&quot;,&quot;)" office:value-type="string" office:string-value="0b00000000," calcext:value-type="string">
            <text:p>0b00000000,</text:p>
          </table:table-cell>
          <table:table-cell table:style-name="ce1" table:number-columns-repeated="94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table:formula="of:=[.H25]/2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table:style-name="ce1" table:formula="of:=IF([.D25]=&quot;&quot;;0;1)" office:value-type="float" office:value="0" calcext:value-type="float">
            <text:p>0</text:p>
          </table:table-cell>
          <table:table-cell table:style-name="ce1" table:formula="of:=IF([.E25]=&quot;&quot;;0;1)" office:value-type="float" office:value="1" calcext:value-type="float">
            <text:p>1</text:p>
          </table:table-cell>
          <table:table-cell table:style-name="ce1" table:formula="of:=IF([.F25]=&quot;&quot;;0;1)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formula="of:=IF([.D25]=1;1;0)" office:value-type="float" office:value="0" calcext:value-type="float">
            <text:p>0</text:p>
          </table:table-cell>
          <table:table-cell table:style-name="ce1" table:formula="of:=IF([.E25]=1;1;0)" office:value-type="float" office:value="0" calcext:value-type="float">
            <text:p>0</text:p>
          </table:table-cell>
          <table:table-cell table:style-name="ce1" table:formula="of:=IF([.F25]=1;1;0)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table:formula="of:=IF([.C25]=&quot;&quot;;0;1)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formula="of:=IF([.C25]=1;1;0)" office:value-type="float" office:value="0" calcext:value-type="float">
            <text:p>0</text:p>
          </table:table-cell>
          <table:table-cell table:style-name="ce1" table:formula="of:=CONCATENATE(&quot;0b&quot;;[.K25];[.L25];[.M25];[.N25];[.O25];[.P25];[.Q25];[.R25])" office:value-type="string" office:string-value="0b00000000" calcext:value-type="string">
            <text:p>0b00000000</text:p>
          </table:table-cell>
          <table:table-cell table:style-name="ce1" table:formula="of:=CONCATENATE(&quot;0b&quot;;[.S25];[.T25];[.U25];[.V25];[.W25];[.X25];[.Y25];[.Z25])" office:value-type="string" office:string-value="0b00000000" calcext:value-type="string">
            <text:p>0b00000000</text:p>
          </table:table-cell>
          <table:table-cell table:style-name="ce1" table:formula="of:=CONCATENATE(&quot;0b&quot;;[.AA25];[.AB25];[.AC25];[.AD25];[.AE25];[.AF25];[.AG25];[.AH25])" office:value-type="string" office:string-value="0b00011000" calcext:value-type="string">
            <text:p>0b00011000</text:p>
          </table:table-cell>
          <table:table-cell table:style-name="ce1" table:formula="of:=CONCATENATE(&quot;0b&quot;;[.AI25];[.AJ25];[.AK25];[.AL25];[.AM25];[.AN25];[.AO25];[.AP25])" office:value-type="string" office:string-value="0b00001000" calcext:value-type="string">
            <text:p>0b00001000</text:p>
          </table:table-cell>
          <table:table-cell table:style-name="ce1" table:formula="of:=CONCATENATE(&quot;0b&quot;;[.AQ25];[.AR25];[.AS25];[.AT25];[.AU25];[.AV25];[.AW25];[.AX25])" office:value-type="string" office:string-value="0b00000000" calcext:value-type="string">
            <text:p>0b00000000</text:p>
          </table:table-cell>
          <table:table-cell table:style-name="ce1" table:formula="of:=CONCATENATE(&quot;0b&quot;;[.AY25];[.AZ25];[.BA25];[.BB25];[.BC25];[.BD25];[.BE25];[.BF25])" office:value-type="string" office:string-value="0b00000000" calcext:value-type="string">
            <text:p>0b00000000</text:p>
          </table:table-cell>
          <table:table-cell table:number-columns-repeated="6"/>
          <table:table-cell table:style-name="ce1" table:formula="of:=CONCATENATE([.BG25];&quot;,&quot;)" office:value-type="string" office:string-value="0b00000000," calcext:value-type="string">
            <text:p>0b00000000,</text:p>
          </table:table-cell>
          <table:table-cell table:style-name="ce1" table:formula="of:=CONCATENATE([.BH25];&quot;,&quot;)" office:value-type="string" office:string-value="0b00000000," calcext:value-type="string">
            <text:p>0b00000000,</text:p>
          </table:table-cell>
          <table:table-cell table:style-name="ce1" table:formula="of:=CONCATENATE([.BI25];&quot;,&quot;)" office:value-type="string" office:string-value="0b00011000," calcext:value-type="string">
            <text:p>0b00011000,</text:p>
          </table:table-cell>
          <table:table-cell table:style-name="ce1" table:formula="of:=CONCATENATE([.BJ25];&quot;,&quot;)" office:value-type="string" office:string-value="0b00001000," calcext:value-type="string">
            <text:p>0b00001000,</text:p>
          </table:table-cell>
          <table:table-cell table:style-name="ce1" table:formula="of:=CONCATENATE([.BK25];&quot;,&quot;)" office:value-type="string" office:string-value="0b00000000," calcext:value-type="string">
            <text:p>0b00000000,</text:p>
          </table:table-cell>
          <table:table-cell table:style-name="ce1" table:formula="of:=CONCATENATE([.BL25];&quot;,&quot;)" office:value-type="string" office:string-value="0b00000000," calcext:value-type="string">
            <text:p>0b00000000,</text:p>
          </table:table-cell>
          <table:table-cell table:style-name="ce1" table:number-columns-repeated="94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01" calcext:value-type="float">
            <text:p>10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[.H26]/2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table:style-name="ce1" table:formula="of:=IF([.D26]=&quot;&quot;;0;1)" office:value-type="float" office:value="1" calcext:value-type="float">
            <text:p>1</text:p>
          </table:table-cell>
          <table:table-cell table:style-name="ce1" table:formula="of:=IF([.E26]=&quot;&quot;;0;1)" office:value-type="float" office:value="0" calcext:value-type="float">
            <text:p>0</text:p>
          </table:table-cell>
          <table:table-cell table:style-name="ce1" table:formula="of:=IF([.F26]=&quot;&quot;;0;1)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formula="of:=IF([.D26]=1;1;0)" office:value-type="float" office:value="1" calcext:value-type="float">
            <text:p>1</text:p>
          </table:table-cell>
          <table:table-cell table:style-name="ce1" table:formula="of:=IF([.E26]=1;1;0)" office:value-type="float" office:value="0" calcext:value-type="float">
            <text:p>0</text:p>
          </table:table-cell>
          <table:table-cell table:style-name="ce1" table:formula="of:=IF([.F26]=1;1;0)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table:formula="of:=IF([.C26]=&quot;&quot;;0;1)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formula="of:=IF([.C26]=1;1;0)" office:value-type="float" office:value="0" calcext:value-type="float">
            <text:p>0</text:p>
          </table:table-cell>
          <table:table-cell table:style-name="ce1" table:formula="of:=CONCATENATE(&quot;0b&quot;;[.K26];[.L26];[.M26];[.N26];[.O26];[.P26];[.Q26];[.R26])" office:value-type="string" office:string-value="0b00000000" calcext:value-type="string">
            <text:p>0b00000000</text:p>
          </table:table-cell>
          <table:table-cell table:style-name="ce1" table:formula="of:=CONCATENATE(&quot;0b&quot;;[.S26];[.T26];[.U26];[.V26];[.W26];[.X26];[.Y26];[.Z26])" office:value-type="string" office:string-value="0b00000000" calcext:value-type="string">
            <text:p>0b00000000</text:p>
          </table:table-cell>
          <table:table-cell table:style-name="ce1" table:formula="of:=CONCATENATE(&quot;0b&quot;;[.AA26];[.AB26];[.AC26];[.AD26];[.AE26];[.AF26];[.AG26];[.AH26])" office:value-type="string" office:string-value="0b00101000" calcext:value-type="string">
            <text:p>0b00101000</text:p>
          </table:table-cell>
          <table:table-cell table:style-name="ce1" table:formula="of:=CONCATENATE(&quot;0b&quot;;[.AI26];[.AJ26];[.AK26];[.AL26];[.AM26];[.AN26];[.AO26];[.AP26])" office:value-type="string" office:string-value="0b00100000" calcext:value-type="string">
            <text:p>0b00100000</text:p>
          </table:table-cell>
          <table:table-cell table:style-name="ce1" table:formula="of:=CONCATENATE(&quot;0b&quot;;[.AQ26];[.AR26];[.AS26];[.AT26];[.AU26];[.AV26];[.AW26];[.AX26])" office:value-type="string" office:string-value="0b00000000" calcext:value-type="string">
            <text:p>0b00000000</text:p>
          </table:table-cell>
          <table:table-cell table:style-name="ce1" table:formula="of:=CONCATENATE(&quot;0b&quot;;[.AY26];[.AZ26];[.BA26];[.BB26];[.BC26];[.BD26];[.BE26];[.BF26])" office:value-type="string" office:string-value="0b00000000" calcext:value-type="string">
            <text:p>0b00000000</text:p>
          </table:table-cell>
          <table:table-cell table:number-columns-repeated="6"/>
          <table:table-cell table:style-name="ce1" table:formula="of:=CONCATENATE([.BG26];&quot;,&quot;)" office:value-type="string" office:string-value="0b00000000," calcext:value-type="string">
            <text:p>0b00000000,</text:p>
          </table:table-cell>
          <table:table-cell table:style-name="ce1" table:formula="of:=CONCATENATE([.BH26];&quot;,&quot;)" office:value-type="string" office:string-value="0b00000000," calcext:value-type="string">
            <text:p>0b00000000,</text:p>
          </table:table-cell>
          <table:table-cell table:style-name="ce1" table:formula="of:=CONCATENATE([.BI26];&quot;,&quot;)" office:value-type="string" office:string-value="0b00101000," calcext:value-type="string">
            <text:p>0b00101000,</text:p>
          </table:table-cell>
          <table:table-cell table:style-name="ce1" table:formula="of:=CONCATENATE([.BJ26];&quot;,&quot;)" office:value-type="string" office:string-value="0b00100000," calcext:value-type="string">
            <text:p>0b00100000,</text:p>
          </table:table-cell>
          <table:table-cell table:style-name="ce1" table:formula="of:=CONCATENATE([.BK26];&quot;,&quot;)" office:value-type="string" office:string-value="0b00000000," calcext:value-type="string">
            <text:p>0b00000000,</text:p>
          </table:table-cell>
          <table:table-cell table:style-name="ce1" table:formula="of:=CONCATENATE([.BL26];&quot;,&quot;)" office:value-type="string" office:string-value="0b00000000," calcext:value-type="string">
            <text:p>0b00000000,</text:p>
          </table:table-cell>
          <table:table-cell table:style-name="ce1" table:number-columns-repeated="94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style-name="ce3" table:formula="of:=[.H27]/2" office:value-type="float" office:value="0" calcext:value-type="float">
            <text:p>0</text:p>
          </table:table-cell>
          <table:table-cell table:style-name="ce3"/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2"/>
          <table:table-cell table:style-name="ce3" table:number-columns-repeated="6"/>
          <table:table-cell table:number-columns-repeated="2"/>
          <table:table-cell table:style-name="ce3" table:number-columns-repeated="22"/>
          <table:table-cell table:number-columns-repeated="12"/>
          <table:table-cell table:style-name="ce3" table:number-columns-repeated="9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H28]/2" office:value-type="float" office:value="15" calcext:value-type="float">
            <text:p>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F28]=&quot;&quot;;0;1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F28]=1;1;0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IF([.C28]=&quot;&quot;;0;1)" office:value-type="float" office:value="1" calcext:value-type="float">
            <text:p>1</text:p>
          </table:table-cell>
          <table:table-cell table:formula="of:=IF([.D28]=&quot;&quot;;0;1)" office:value-type="float" office:value="1" calcext:value-type="float">
            <text:p>1</text:p>
          </table:table-cell>
          <table:table-cell table:formula="of:=IF([.E28]=&quot;&quot;;0;1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C28]=1;1;0)" office:value-type="float" office:value="0" calcext:value-type="float">
            <text:p>0</text:p>
          </table:table-cell>
          <table:table-cell table:formula="of:=IF([.D28]=1;1;0)" office:value-type="float" office:value="1" calcext:value-type="float">
            <text:p>1</text:p>
          </table:table-cell>
          <table:table-cell table:formula="of:=IF([.E28]=1;1;0)" office:value-type="float" office:value="0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NCATENATE(&quot;0b&quot;;[.K28];[.L28];[.M28];[.N28];[.O28];[.P28];[.Q28];[.R28])" office:value-type="string" office:string-value="0b00000000" calcext:value-type="string">
            <text:p>0b00000000</text:p>
          </table:table-cell>
          <table:table-cell table:formula="of:=CONCATENATE(&quot;0b&quot;;[.S28];[.T28];[.U28];[.V28];[.W28];[.X28];[.Y28];[.Z28])" office:value-type="string" office:string-value="0b00000000" calcext:value-type="string">
            <text:p>0b00000000</text:p>
          </table:table-cell>
          <table:table-cell table:formula="of:=CONCATENATE(&quot;0b&quot;;[.AA28];[.AB28];[.AC28];[.AD28];[.AE28];[.AF28];[.AG28];[.AH28])" office:value-type="string" office:string-value="0b00000110" calcext:value-type="string">
            <text:p>0b00000110</text:p>
          </table:table-cell>
          <table:table-cell table:formula="of:=CONCATENATE(&quot;0b&quot;;[.AI28];[.AJ28];[.AK28];[.AL28];[.AM28];[.AN28];[.AO28];[.AP28])" office:value-type="string" office:string-value="0b00000010" calcext:value-type="string">
            <text:p>0b00000010</text:p>
          </table:table-cell>
          <table:table-cell table:formula="of:=CONCATENATE(&quot;0b&quot;;[.AQ28];[.AR28];[.AS28];[.AT28];[.AU28];[.AV28];[.AW28];[.AX28])" office:value-type="string" office:string-value="0b00000000" calcext:value-type="string">
            <text:p>0b00000000</text:p>
          </table:table-cell>
          <table:table-cell table:formula="of:=CONCATENATE(&quot;0b&quot;;[.AY28];[.AZ28];[.BA28];[.BB28];[.BC28];[.BD28];[.BE28];[.BF28])" office:value-type="string" office:string-value="0b00000000" calcext:value-type="string">
            <text:p>0b00000000</text:p>
          </table:table-cell>
          <table:table-cell table:formula="of:=CONCATENATE([.BG28];&quot;,&quot;)" office:value-type="string" office:string-value="0b00000000," calcext:value-type="string">
            <text:p>0b00000000,</text:p>
          </table:table-cell>
          <table:table-cell table:formula="of:=CONCATENATE([.BH28];&quot;,&quot;)" office:value-type="string" office:string-value="0b00000000," calcext:value-type="string">
            <text:p>0b00000000,</text:p>
          </table:table-cell>
          <table:table-cell table:formula="of:=CONCATENATE([.BI28];&quot;,&quot;)" office:value-type="string" office:string-value="0b00000110," calcext:value-type="string">
            <text:p>0b00000110,</text:p>
          </table:table-cell>
          <table:table-cell table:formula="of:=CONCATENATE([.BJ28];&quot;,&quot;)" office:value-type="string" office:string-value="0b00000010," calcext:value-type="string">
            <text:p>0b00000010,</text:p>
          </table:table-cell>
          <table:table-cell table:formula="of:=CONCATENATE([.BK28];&quot;,&quot;)" office:value-type="string" office:string-value="0b00000000," calcext:value-type="string">
            <text:p>0b00000000,</text:p>
          </table:table-cell>
          <table:table-cell table:formula="of:=CONCATENATE([.BL28];&quot;,&quot;)" office:value-type="string" office:string-value="0b00000000," calcext:value-type="string">
            <text:p>0b00000000,</text:p>
          </table:table-cell>
          <table:table-cell table:number-columns-repeated="9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H29]/2" office:value-type="float" office:value="16" calcext:value-type="float">
            <text:p>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F29]=&quot;&quot;;0;1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F29]=1;1;0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IF([.C29]=&quot;&quot;;0;1)" office:value-type="float" office:value="0" calcext:value-type="float">
            <text:p>0</text:p>
          </table:table-cell>
          <table:table-cell table:formula="of:=IF([.D29]=&quot;&quot;;0;1)" office:value-type="float" office:value="1" calcext:value-type="float">
            <text:p>1</text:p>
          </table:table-cell>
          <table:table-cell table:formula="of:=IF([.E29]=&quot;&quot;;0;1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C29]=1;1;0)" office:value-type="float" office:value="0" calcext:value-type="float">
            <text:p>0</text:p>
          </table:table-cell>
          <table:table-cell table:formula="of:=IF([.D29]=1;1;0)" office:value-type="float" office:value="1" calcext:value-type="float">
            <text:p>1</text:p>
          </table:table-cell>
          <table:table-cell table:formula="of:=IF([.E29]=1;1;0)" office:value-type="float" office:value="0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NCATENATE(&quot;0b&quot;;[.K29];[.L29];[.M29];[.N29];[.O29];[.P29];[.Q29];[.R29])" office:value-type="string" office:string-value="0b00000000" calcext:value-type="string">
            <text:p>0b00000000</text:p>
          </table:table-cell>
          <table:table-cell table:formula="of:=CONCATENATE(&quot;0b&quot;;[.S29];[.T29];[.U29];[.V29];[.W29];[.X29];[.Y29];[.Z29])" office:value-type="string" office:string-value="0b00000000" calcext:value-type="string">
            <text:p>0b00000000</text:p>
          </table:table-cell>
          <table:table-cell table:formula="of:=CONCATENATE(&quot;0b&quot;;[.AA29];[.AB29];[.AC29];[.AD29];[.AE29];[.AF29];[.AG29];[.AH29])" office:value-type="string" office:string-value="0b00000011" calcext:value-type="string">
            <text:p>0b00000011</text:p>
          </table:table-cell>
          <table:table-cell table:formula="of:=CONCATENATE(&quot;0b&quot;;[.AI29];[.AJ29];[.AK29];[.AL29];[.AM29];[.AN29];[.AO29];[.AP29])" office:value-type="string" office:string-value="0b00000010" calcext:value-type="string">
            <text:p>0b00000010</text:p>
          </table:table-cell>
          <table:table-cell table:formula="of:=CONCATENATE(&quot;0b&quot;;[.AQ29];[.AR29];[.AS29];[.AT29];[.AU29];[.AV29];[.AW29];[.AX29])" office:value-type="string" office:string-value="0b00000000" calcext:value-type="string">
            <text:p>0b00000000</text:p>
          </table:table-cell>
          <table:table-cell table:formula="of:=CONCATENATE(&quot;0b&quot;;[.AY29];[.AZ29];[.BA29];[.BB29];[.BC29];[.BD29];[.BE29];[.BF29])" office:value-type="string" office:string-value="0b00000000" calcext:value-type="string">
            <text:p>0b00000000</text:p>
          </table:table-cell>
          <table:table-cell table:formula="of:=CONCATENATE([.BG29];&quot;,&quot;)" office:value-type="string" office:string-value="0b00000000," calcext:value-type="string">
            <text:p>0b00000000,</text:p>
          </table:table-cell>
          <table:table-cell table:formula="of:=CONCATENATE([.BH29];&quot;,&quot;)" office:value-type="string" office:string-value="0b00000000," calcext:value-type="string">
            <text:p>0b00000000,</text:p>
          </table:table-cell>
          <table:table-cell table:formula="of:=CONCATENATE([.BI29];&quot;,&quot;)" office:value-type="string" office:string-value="0b00000011," calcext:value-type="string">
            <text:p>0b00000011,</text:p>
          </table:table-cell>
          <table:table-cell table:formula="of:=CONCATENATE([.BJ29];&quot;,&quot;)" office:value-type="string" office:string-value="0b00000010," calcext:value-type="string">
            <text:p>0b00000010,</text:p>
          </table:table-cell>
          <table:table-cell table:formula="of:=CONCATENATE([.BK29];&quot;,&quot;)" office:value-type="string" office:string-value="0b00000000," calcext:value-type="string">
            <text:p>0b00000000,</text:p>
          </table:table-cell>
          <table:table-cell table:formula="of:=CONCATENATE([.BL29];&quot;,&quot;)" office:value-type="string" office:string-value="0b00000000," calcext:value-type="string">
            <text:p>0b00000000,</text:p>
          </table:table-cell>
          <table:table-cell table:number-columns-repeated="9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H30]/2" office:value-type="float" office:value="17" calcext:value-type="float">
            <text:p>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F30]=&quot;&quot;;0;1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F30]=1;1;0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IF([.C30]=&quot;&quot;;0;1)" office:value-type="float" office:value="1" calcext:value-type="float">
            <text:p>1</text:p>
          </table:table-cell>
          <table:table-cell table:formula="of:=IF([.D30]=&quot;&quot;;0;1)" office:value-type="float" office:value="0" calcext:value-type="float">
            <text:p>0</text:p>
          </table:table-cell>
          <table:table-cell table:formula="of:=IF([.E30]=&quot;&quot;;0;1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C30]=1;1;0)" office:value-type="float" office:value="1" calcext:value-type="float">
            <text:p>1</text:p>
          </table:table-cell>
          <table:table-cell table:formula="of:=IF([.D30]=1;1;0)" office:value-type="float" office:value="0" calcext:value-type="float">
            <text:p>0</text:p>
          </table:table-cell>
          <table:table-cell table:formula="of:=IF([.E30]=1;1;0)" office:value-type="float" office:value="0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NCATENATE(&quot;0b&quot;;[.K30];[.L30];[.M30];[.N30];[.O30];[.P30];[.Q30];[.R30])" office:value-type="string" office:string-value="0b00000000" calcext:value-type="string">
            <text:p>0b00000000</text:p>
          </table:table-cell>
          <table:table-cell table:formula="of:=CONCATENATE(&quot;0b&quot;;[.S30];[.T30];[.U30];[.V30];[.W30];[.X30];[.Y30];[.Z30])" office:value-type="string" office:string-value="0b00000000" calcext:value-type="string">
            <text:p>0b00000000</text:p>
          </table:table-cell>
          <table:table-cell table:formula="of:=CONCATENATE(&quot;0b&quot;;[.AA30];[.AB30];[.AC30];[.AD30];[.AE30];[.AF30];[.AG30];[.AH30])" office:value-type="string" office:string-value="0b00000101" calcext:value-type="string">
            <text:p>0b00000101</text:p>
          </table:table-cell>
          <table:table-cell table:formula="of:=CONCATENATE(&quot;0b&quot;;[.AI30];[.AJ30];[.AK30];[.AL30];[.AM30];[.AN30];[.AO30];[.AP30])" office:value-type="string" office:string-value="0b00000100" calcext:value-type="string">
            <text:p>0b00000100</text:p>
          </table:table-cell>
          <table:table-cell table:formula="of:=CONCATENATE(&quot;0b&quot;;[.AQ30];[.AR30];[.AS30];[.AT30];[.AU30];[.AV30];[.AW30];[.AX30])" office:value-type="string" office:string-value="0b00000000" calcext:value-type="string">
            <text:p>0b00000000</text:p>
          </table:table-cell>
          <table:table-cell table:formula="of:=CONCATENATE(&quot;0b&quot;;[.AY30];[.AZ30];[.BA30];[.BB30];[.BC30];[.BD30];[.BE30];[.BF30])" office:value-type="string" office:string-value="0b00000000" calcext:value-type="string">
            <text:p>0b00000000</text:p>
          </table:table-cell>
          <table:table-cell table:formula="of:=CONCATENATE([.BG30];&quot;,&quot;)" office:value-type="string" office:string-value="0b00000000," calcext:value-type="string">
            <text:p>0b00000000,</text:p>
          </table:table-cell>
          <table:table-cell table:formula="of:=CONCATENATE([.BH30];&quot;,&quot;)" office:value-type="string" office:string-value="0b00000000," calcext:value-type="string">
            <text:p>0b00000000,</text:p>
          </table:table-cell>
          <table:table-cell table:formula="of:=CONCATENATE([.BI30];&quot;,&quot;)" office:value-type="string" office:string-value="0b00000101," calcext:value-type="string">
            <text:p>0b00000101,</text:p>
          </table:table-cell>
          <table:table-cell table:formula="of:=CONCATENATE([.BJ30];&quot;,&quot;)" office:value-type="string" office:string-value="0b00000100," calcext:value-type="string">
            <text:p>0b00000100,</text:p>
          </table:table-cell>
          <table:table-cell table:formula="of:=CONCATENATE([.BK30];&quot;,&quot;)" office:value-type="string" office:string-value="0b00000000," calcext:value-type="string">
            <text:p>0b00000000,</text:p>
          </table:table-cell>
          <table:table-cell table:formula="of:=CONCATENATE([.BL30];&quot;,&quot;)" office:value-type="string" office:string-value="0b00000000," calcext:value-type="string">
            <text:p>0b00000000,</text:p>
          </table:table-cell>
          <table:table-cell table:number-columns-repeated="9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H31]/2" office:value-type="float" office:value="18" calcext:value-type="float">
            <text:p>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F31]=&quot;&quot;;0;1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F31]=1;1;0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IF([.C31]=&quot;&quot;;0;1)" office:value-type="float" office:value="1" calcext:value-type="float">
            <text:p>1</text:p>
          </table:table-cell>
          <table:table-cell table:formula="of:=IF([.D31]=&quot;&quot;;0;1)" office:value-type="float" office:value="0" calcext:value-type="float">
            <text:p>0</text:p>
          </table:table-cell>
          <table:table-cell table:formula="of:=IF([.E31]=&quot;&quot;;0;1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C31]=1;1;0)" office:value-type="float" office:value="0" calcext:value-type="float">
            <text:p>0</text:p>
          </table:table-cell>
          <table:table-cell table:formula="of:=IF([.D31]=1;1;0)" office:value-type="float" office:value="0" calcext:value-type="float">
            <text:p>0</text:p>
          </table:table-cell>
          <table:table-cell table:formula="of:=IF([.E31]=1;1;0)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NCATENATE(&quot;0b&quot;;[.K31];[.L31];[.M31];[.N31];[.O31];[.P31];[.Q31];[.R31])" office:value-type="string" office:string-value="0b00000000" calcext:value-type="string">
            <text:p>0b00000000</text:p>
          </table:table-cell>
          <table:table-cell table:formula="of:=CONCATENATE(&quot;0b&quot;;[.S31];[.T31];[.U31];[.V31];[.W31];[.X31];[.Y31];[.Z31])" office:value-type="string" office:string-value="0b00000000" calcext:value-type="string">
            <text:p>0b00000000</text:p>
          </table:table-cell>
          <table:table-cell table:formula="of:=CONCATENATE(&quot;0b&quot;;[.AA31];[.AB31];[.AC31];[.AD31];[.AE31];[.AF31];[.AG31];[.AH31])" office:value-type="string" office:string-value="0b00000101" calcext:value-type="string">
            <text:p>0b00000101</text:p>
          </table:table-cell>
          <table:table-cell table:formula="of:=CONCATENATE(&quot;0b&quot;;[.AI31];[.AJ31];[.AK31];[.AL31];[.AM31];[.AN31];[.AO31];[.AP31])" office:value-type="string" office:string-value="0b00000001" calcext:value-type="string">
            <text:p>0b00000001</text:p>
          </table:table-cell>
          <table:table-cell table:formula="of:=CONCATENATE(&quot;0b&quot;;[.AQ31];[.AR31];[.AS31];[.AT31];[.AU31];[.AV31];[.AW31];[.AX31])" office:value-type="string" office:string-value="0b00000000" calcext:value-type="string">
            <text:p>0b00000000</text:p>
          </table:table-cell>
          <table:table-cell table:formula="of:=CONCATENATE(&quot;0b&quot;;[.AY31];[.AZ31];[.BA31];[.BB31];[.BC31];[.BD31];[.BE31];[.BF31])" office:value-type="string" office:string-value="0b00000000" calcext:value-type="string">
            <text:p>0b00000000</text:p>
          </table:table-cell>
          <table:table-cell table:formula="of:=CONCATENATE([.BG31];&quot;,&quot;)" office:value-type="string" office:string-value="0b00000000," calcext:value-type="string">
            <text:p>0b00000000,</text:p>
          </table:table-cell>
          <table:table-cell table:formula="of:=CONCATENATE([.BH31];&quot;,&quot;)" office:value-type="string" office:string-value="0b00000000," calcext:value-type="string">
            <text:p>0b00000000,</text:p>
          </table:table-cell>
          <table:table-cell table:formula="of:=CONCATENATE([.BI31];&quot;,&quot;)" office:value-type="string" office:string-value="0b00000101," calcext:value-type="string">
            <text:p>0b00000101,</text:p>
          </table:table-cell>
          <table:table-cell table:formula="of:=CONCATENATE([.BJ31];&quot;,&quot;)" office:value-type="string" office:string-value="0b00000001," calcext:value-type="string">
            <text:p>0b00000001,</text:p>
          </table:table-cell>
          <table:table-cell table:formula="of:=CONCATENATE([.BK31];&quot;,&quot;)" office:value-type="string" office:string-value="0b00000000," calcext:value-type="string">
            <text:p>0b00000000,</text:p>
          </table:table-cell>
          <table:table-cell table:formula="of:=CONCATENATE([.BL31];&quot;,&quot;)" office:value-type="string" office:string-value="0b00000000," calcext:value-type="string">
            <text:p>0b00000000,</text:p>
          </table:table-cell>
          <table:table-cell table:number-columns-repeated="9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H32]/2" office:value-type="float" office:value="19" calcext:value-type="float">
            <text:p>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F32]=&quot;&quot;;0;1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F32]=1;1;0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IF([.C32]=&quot;&quot;;0;1)" office:value-type="float" office:value="0" calcext:value-type="float">
            <text:p>0</text:p>
          </table:table-cell>
          <table:table-cell table:formula="of:=IF([.D32]=&quot;&quot;;0;1)" office:value-type="float" office:value="0" calcext:value-type="float">
            <text:p>0</text:p>
          </table:table-cell>
          <table:table-cell table:formula="of:=IF([.E32]=&quot;&quot;;0;1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C32]=1;1;0)" office:value-type="float" office:value="0" calcext:value-type="float">
            <text:p>0</text:p>
          </table:table-cell>
          <table:table-cell table:formula="of:=IF([.D32]=1;1;0)" office:value-type="float" office:value="0" calcext:value-type="float">
            <text:p>0</text:p>
          </table:table-cell>
          <table:table-cell table:formula="of:=IF([.E32]=1;1;0)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NCATENATE(&quot;0b&quot;;[.K32];[.L32];[.M32];[.N32];[.O32];[.P32];[.Q32];[.R32])" office:value-type="string" office:string-value="0b00100000" calcext:value-type="string">
            <text:p>0b00100000</text:p>
          </table:table-cell>
          <table:table-cell table:formula="of:=CONCATENATE(&quot;0b&quot;;[.S32];[.T32];[.U32];[.V32];[.W32];[.X32];[.Y32];[.Z32])" office:value-type="string" office:string-value="0b00000000" calcext:value-type="string">
            <text:p>0b00000000</text:p>
          </table:table-cell>
          <table:table-cell table:formula="of:=CONCATENATE(&quot;0b&quot;;[.AA32];[.AB32];[.AC32];[.AD32];[.AE32];[.AF32];[.AG32];[.AH32])" office:value-type="string" office:string-value="0b00000001" calcext:value-type="string">
            <text:p>0b00000001</text:p>
          </table:table-cell>
          <table:table-cell table:formula="of:=CONCATENATE(&quot;0b&quot;;[.AI32];[.AJ32];[.AK32];[.AL32];[.AM32];[.AN32];[.AO32];[.AP32])" office:value-type="string" office:string-value="0b00000001" calcext:value-type="string">
            <text:p>0b00000001</text:p>
          </table:table-cell>
          <table:table-cell table:formula="of:=CONCATENATE(&quot;0b&quot;;[.AQ32];[.AR32];[.AS32];[.AT32];[.AU32];[.AV32];[.AW32];[.AX32])" office:value-type="string" office:string-value="0b00000000" calcext:value-type="string">
            <text:p>0b00000000</text:p>
          </table:table-cell>
          <table:table-cell table:formula="of:=CONCATENATE(&quot;0b&quot;;[.AY32];[.AZ32];[.BA32];[.BB32];[.BC32];[.BD32];[.BE32];[.BF32])" office:value-type="string" office:string-value="0b00000000" calcext:value-type="string">
            <text:p>0b00000000</text:p>
          </table:table-cell>
          <table:table-cell table:formula="of:=CONCATENATE([.BG32];&quot;,&quot;)" office:value-type="string" office:string-value="0b00100000," calcext:value-type="string">
            <text:p>0b00100000,</text:p>
          </table:table-cell>
          <table:table-cell table:formula="of:=CONCATENATE([.BH32];&quot;,&quot;)" office:value-type="string" office:string-value="0b00000000," calcext:value-type="string">
            <text:p>0b00000000,</text:p>
          </table:table-cell>
          <table:table-cell table:formula="of:=CONCATENATE([.BI32];&quot;,&quot;)" office:value-type="string" office:string-value="0b00000001," calcext:value-type="string">
            <text:p>0b00000001,</text:p>
          </table:table-cell>
          <table:table-cell table:formula="of:=CONCATENATE([.BJ32];&quot;,&quot;)" office:value-type="string" office:string-value="0b00000001," calcext:value-type="string">
            <text:p>0b00000001,</text:p>
          </table:table-cell>
          <table:table-cell table:formula="of:=CONCATENATE([.BK32];&quot;,&quot;)" office:value-type="string" office:string-value="0b00000000," calcext:value-type="string">
            <text:p>0b00000000,</text:p>
          </table:table-cell>
          <table:table-cell table:formula="of:=CONCATENATE([.BL32];&quot;,&quot;)" office:value-type="string" office:string-value="0b00000000," calcext:value-type="string">
            <text:p>0b00000000,</text:p>
          </table:table-cell>
          <table:table-cell table:number-columns-repeated="95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H33]/2" office:value-type="float" office:value="20" calcext:value-type="float">
            <text:p>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F33]=&quot;&quot;;0;1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F33]=1;1;0)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IF([.C33]=&quot;&quot;;0;1)" office:value-type="float" office:value="1" calcext:value-type="float">
            <text:p>1</text:p>
          </table:table-cell>
          <table:table-cell table:formula="of:=IF([.D33]=&quot;&quot;;0;1)" office:value-type="float" office:value="0" calcext:value-type="float">
            <text:p>0</text:p>
          </table:table-cell>
          <table:table-cell table:formula="of:=IF([.E33]=&quot;&quot;;0;1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C33]=1;1;0)" office:value-type="float" office:value="0" calcext:value-type="float">
            <text:p>0</text:p>
          </table:table-cell>
          <table:table-cell table:formula="of:=IF([.D33]=1;1;0)" office:value-type="float" office:value="0" calcext:value-type="float">
            <text:p>0</text:p>
          </table:table-cell>
          <table:table-cell table:formula="of:=IF([.E33]=1;1;0)" office:value-type="float" office:value="0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NCATENATE(&quot;0b&quot;;[.K33];[.L33];[.M33];[.N33];[.O33];[.P33];[.Q33];[.R33])" office:value-type="string" office:string-value="0b00100000" calcext:value-type="string">
            <text:p>0b00100000</text:p>
          </table:table-cell>
          <table:table-cell table:formula="of:=CONCATENATE(&quot;0b&quot;;[.S33];[.T33];[.U33];[.V33];[.W33];[.X33];[.Y33];[.Z33])" office:value-type="string" office:string-value="0b00100000" calcext:value-type="string">
            <text:p>0b00100000</text:p>
          </table:table-cell>
          <table:table-cell table:formula="of:=CONCATENATE(&quot;0b&quot;;[.AA33];[.AB33];[.AC33];[.AD33];[.AE33];[.AF33];[.AG33];[.AH33])" office:value-type="string" office:string-value="0b00000100" calcext:value-type="string">
            <text:p>0b00000100</text:p>
          </table:table-cell>
          <table:table-cell table:formula="of:=CONCATENATE(&quot;0b&quot;;[.AI33];[.AJ33];[.AK33];[.AL33];[.AM33];[.AN33];[.AO33];[.AP33])" office:value-type="string" office:string-value="0b00000000" calcext:value-type="string">
            <text:p>0b00000000</text:p>
          </table:table-cell>
          <table:table-cell table:formula="of:=CONCATENATE(&quot;0b&quot;;[.AQ33];[.AR33];[.AS33];[.AT33];[.AU33];[.AV33];[.AW33];[.AX33])" office:value-type="string" office:string-value="0b00000000" calcext:value-type="string">
            <text:p>0b00000000</text:p>
          </table:table-cell>
          <table:table-cell table:formula="of:=CONCATENATE(&quot;0b&quot;;[.AY33];[.AZ33];[.BA33];[.BB33];[.BC33];[.BD33];[.BE33];[.BF33])" office:value-type="string" office:string-value="0b00000000" calcext:value-type="string">
            <text:p>0b00000000</text:p>
          </table:table-cell>
          <table:table-cell table:formula="of:=CONCATENATE([.BG33];&quot;,&quot;)" office:value-type="string" office:string-value="0b00100000," calcext:value-type="string">
            <text:p>0b00100000,</text:p>
          </table:table-cell>
          <table:table-cell table:formula="of:=CONCATENATE([.BH33];&quot;,&quot;)" office:value-type="string" office:string-value="0b00100000," calcext:value-type="string">
            <text:p>0b00100000,</text:p>
          </table:table-cell>
          <table:table-cell table:formula="of:=CONCATENATE([.BI33];&quot;,&quot;)" office:value-type="string" office:string-value="0b00000100," calcext:value-type="string">
            <text:p>0b00000100,</text:p>
          </table:table-cell>
          <table:table-cell table:formula="of:=CONCATENATE([.BJ33];&quot;,&quot;)" office:value-type="string" office:string-value="0b00000000," calcext:value-type="string">
            <text:p>0b00000000,</text:p>
          </table:table-cell>
          <table:table-cell table:formula="of:=CONCATENATE([.BK33];&quot;,&quot;)" office:value-type="string" office:string-value="0b00000000," calcext:value-type="string">
            <text:p>0b00000000,</text:p>
          </table:table-cell>
          <table:table-cell table:formula="of:=CONCATENATE([.BL33];&quot;,&quot;)" office:value-type="string" office:string-value="0b00000000," calcext:value-type="string">
            <text:p>0b00000000,</text:p>
          </table:table-cell>
          <table:table-cell table:number-columns-repeated="9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H34]/2"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[.F34]=&quot;&quot;;0;1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F34]=1;1;0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IF([.C34]=&quot;&quot;;0;1)" office:value-type="float" office:value="1" calcext:value-type="float">
            <text:p>1</text:p>
          </table:table-cell>
          <table:table-cell table:formula="of:=IF([.D34]=&quot;&quot;;0;1)" office:value-type="float" office:value="0" calcext:value-type="float">
            <text:p>0</text:p>
          </table:table-cell>
          <table:table-cell table:formula="of:=IF([.E34]=&quot;&quot;;0;1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C34]=1;1;0)" office:value-type="float" office:value="1" calcext:value-type="float">
            <text:p>1</text:p>
          </table:table-cell>
          <table:table-cell table:formula="of:=IF([.D34]=1;1;0)" office:value-type="float" office:value="0" calcext:value-type="float">
            <text:p>0</text:p>
          </table:table-cell>
          <table:table-cell table:formula="of:=IF([.E34]=1;1;0)" office:value-type="float" office:value="0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NCATENATE(&quot;0b&quot;;[.K34];[.L34];[.M34];[.N34];[.O34];[.P34];[.Q34];[.R34])" office:value-type="string" office:string-value="0b00100000" calcext:value-type="string">
            <text:p>0b00100000</text:p>
          </table:table-cell>
          <table:table-cell table:formula="of:=CONCATENATE(&quot;0b&quot;;[.S34];[.T34];[.U34];[.V34];[.W34];[.X34];[.Y34];[.Z34])" office:value-type="string" office:string-value="0b00000000" calcext:value-type="string">
            <text:p>0b00000000</text:p>
          </table:table-cell>
          <table:table-cell table:formula="of:=CONCATENATE(&quot;0b&quot;;[.AA34];[.AB34];[.AC34];[.AD34];[.AE34];[.AF34];[.AG34];[.AH34])" office:value-type="string" office:string-value="0b00000100" calcext:value-type="string">
            <text:p>0b00000100</text:p>
          </table:table-cell>
          <table:table-cell table:formula="of:=CONCATENATE(&quot;0b&quot;;[.AI34];[.AJ34];[.AK34];[.AL34];[.AM34];[.AN34];[.AO34];[.AP34])" office:value-type="string" office:string-value="0b00000100" calcext:value-type="string">
            <text:p>0b00000100</text:p>
          </table:table-cell>
          <table:table-cell table:formula="of:=CONCATENATE(&quot;0b&quot;;[.AQ34];[.AR34];[.AS34];[.AT34];[.AU34];[.AV34];[.AW34];[.AX34])" office:value-type="string" office:string-value="0b00000000" calcext:value-type="string">
            <text:p>0b00000000</text:p>
          </table:table-cell>
          <table:table-cell table:formula="of:=CONCATENATE(&quot;0b&quot;;[.AY34];[.AZ34];[.BA34];[.BB34];[.BC34];[.BD34];[.BE34];[.BF34])" office:value-type="string" office:string-value="0b00000000" calcext:value-type="string">
            <text:p>0b00000000</text:p>
          </table:table-cell>
          <table:table-cell table:formula="of:=CONCATENATE([.BG34];&quot;,&quot;)" office:value-type="string" office:string-value="0b00100000," calcext:value-type="string">
            <text:p>0b00100000,</text:p>
          </table:table-cell>
          <table:table-cell table:formula="of:=CONCATENATE([.BH34];&quot;,&quot;)" office:value-type="string" office:string-value="0b00000000," calcext:value-type="string">
            <text:p>0b00000000,</text:p>
          </table:table-cell>
          <table:table-cell table:formula="of:=CONCATENATE([.BI34];&quot;,&quot;)" office:value-type="string" office:string-value="0b00000100," calcext:value-type="string">
            <text:p>0b00000100,</text:p>
          </table:table-cell>
          <table:table-cell table:formula="of:=CONCATENATE([.BJ34];&quot;,&quot;)" office:value-type="string" office:string-value="0b00000100," calcext:value-type="string">
            <text:p>0b00000100,</text:p>
          </table:table-cell>
          <table:table-cell table:formula="of:=CONCATENATE([.BK34];&quot;,&quot;)" office:value-type="string" office:string-value="0b00000000," calcext:value-type="string">
            <text:p>0b00000000,</text:p>
          </table:table-cell>
          <table:table-cell table:formula="of:=CONCATENATE([.BL34];&quot;,&quot;)" office:value-type="string" office:string-value="0b00000000," calcext:value-type="string">
            <text:p>0b00000000,</text:p>
          </table:table-cell>
          <table:table-cell table:number-columns-repeated="95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table:formula="of:=[.H35]/2" office:value-type="float" office:value="0" calcext:value-type="float">
            <text:p>0</text:p>
          </table:table-cell>
          <table:table-cell table:style-name="ce3"/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2"/>
          <table:table-cell table:style-name="ce3" table:number-columns-repeated="6"/>
          <table:table-cell table:number-columns-repeated="2"/>
          <table:table-cell table:style-name="ce3" table:number-columns-repeated="22"/>
          <table:table-cell table:number-columns-repeated="12"/>
          <table:table-cell table:style-name="ce3" table:number-columns-repeated="95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03" calcext:value-type="float">
            <text:p>103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table:formula="of:=[.H36]/2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IF([.F36]=&quot;&quot;;0;1)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formula="of:=IF([.F36]=1;1;0)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table:formula="of:=IF([.C36]=&quot;&quot;;0;1)" office:value-type="float" office:value="0" calcext:value-type="float">
            <text:p>0</text:p>
          </table:table-cell>
          <table:table-cell table:style-name="ce1" table:formula="of:=IF([.D36]=&quot;&quot;;0;1)" office:value-type="float" office:value="1" calcext:value-type="float">
            <text:p>1</text:p>
          </table:table-cell>
          <table:table-cell table:style-name="ce1" table:formula="of:=IF([.E36]=&quot;&quot;;0;1)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formula="of:=IF([.C36]=1;1;0)" office:value-type="float" office:value="0" calcext:value-type="float">
            <text:p>0</text:p>
          </table:table-cell>
          <table:table-cell table:style-name="ce1" table:formula="of:=IF([.D36]=1;1;0)" office:value-type="float" office:value="0" calcext:value-type="float">
            <text:p>0</text:p>
          </table:table-cell>
          <table:table-cell table:style-name="ce1" table:formula="of:=IF([.E36]=1;1;0)" office:value-type="float" office:value="1" calcext:value-type="float">
            <text:p>1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style-name="ce1" table:formula="of:=CONCATENATE(&quot;0b&quot;;[.K36];[.L36];[.M36];[.N36];[.O36];[.P36];[.Q36];[.R36])" office:value-type="string" office:string-value="0b00000000" calcext:value-type="string">
            <text:p>0b00000000</text:p>
          </table:table-cell>
          <table:table-cell table:style-name="ce1" table:formula="of:=CONCATENATE(&quot;0b&quot;;[.S36];[.T36];[.U36];[.V36];[.W36];[.X36];[.Y36];[.Z36])" office:value-type="string" office:string-value="0b00000000" calcext:value-type="string">
            <text:p>0b00000000</text:p>
          </table:table-cell>
          <table:table-cell table:style-name="ce1" table:formula="of:=CONCATENATE(&quot;0b&quot;;[.AA36];[.AB36];[.AC36];[.AD36];[.AE36];[.AF36];[.AG36];[.AH36])" office:value-type="string" office:string-value="0b00000011" calcext:value-type="string">
            <text:p>0b00000011</text:p>
          </table:table-cell>
          <table:table-cell table:style-name="ce1" table:formula="of:=CONCATENATE(&quot;0b&quot;;[.AI36];[.AJ36];[.AK36];[.AL36];[.AM36];[.AN36];[.AO36];[.AP36])" office:value-type="string" office:string-value="0b00000001" calcext:value-type="string">
            <text:p>0b00000001</text:p>
          </table:table-cell>
          <table:table-cell table:style-name="ce1" table:formula="of:=CONCATENATE(&quot;0b&quot;;[.AQ36];[.AR36];[.AS36];[.AT36];[.AU36];[.AV36];[.AW36];[.AX36])" office:value-type="string" office:string-value="0b00000000" calcext:value-type="string">
            <text:p>0b00000000</text:p>
          </table:table-cell>
          <table:table-cell table:style-name="ce1" table:formula="of:=CONCATENATE(&quot;0b&quot;;[.AY36];[.AZ36];[.BA36];[.BB36];[.BC36];[.BD36];[.BE36];[.BF36])" office:value-type="string" office:string-value="0b00000000" calcext:value-type="string">
            <text:p>0b00000000</text:p>
          </table:table-cell>
          <table:table-cell table:number-columns-repeated="6"/>
          <table:table-cell table:style-name="ce1" table:formula="of:=CONCATENATE([.BG36];&quot;,&quot;)" office:value-type="string" office:string-value="0b00000000," calcext:value-type="string">
            <text:p>0b00000000,</text:p>
          </table:table-cell>
          <table:table-cell table:style-name="ce1" table:formula="of:=CONCATENATE([.BH36];&quot;,&quot;)" office:value-type="string" office:string-value="0b00000000," calcext:value-type="string">
            <text:p>0b00000000,</text:p>
          </table:table-cell>
          <table:table-cell table:style-name="ce1" table:formula="of:=CONCATENATE([.BI36];&quot;,&quot;)" office:value-type="string" office:string-value="0b00000011," calcext:value-type="string">
            <text:p>0b00000011,</text:p>
          </table:table-cell>
          <table:table-cell table:style-name="ce1" table:formula="of:=CONCATENATE([.BJ36];&quot;,&quot;)" office:value-type="string" office:string-value="0b00000001," calcext:value-type="string">
            <text:p>0b00000001,</text:p>
          </table:table-cell>
          <table:table-cell table:style-name="ce1" table:formula="of:=CONCATENATE([.BK36];&quot;,&quot;)" office:value-type="string" office:string-value="0b00000000," calcext:value-type="string">
            <text:p>0b00000000,</text:p>
          </table:table-cell>
          <table:table-cell table:style-name="ce1" table:formula="of:=CONCATENATE([.BL36];&quot;,&quot;)" office:value-type="string" office:string-value="0b00000000," calcext:value-type="string">
            <text:p>0b00000000,</text:p>
          </table:table-cell>
          <table:table-cell table:style-name="ce1" table:number-columns-repeated="94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table:formula="of:=[.H37]/2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IF([.F37]=&quot;&quot;;0;1)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formula="of:=IF([.F37]=1;1;0)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table:formula="of:=IF([.C37]=&quot;&quot;;0;1)" office:value-type="float" office:value="0" calcext:value-type="float">
            <text:p>0</text:p>
          </table:table-cell>
          <table:table-cell table:style-name="ce1" table:formula="of:=IF([.D37]=&quot;&quot;;0;1)" office:value-type="float" office:value="0" calcext:value-type="float">
            <text:p>0</text:p>
          </table:table-cell>
          <table:table-cell table:style-name="ce1" table:formula="of:=IF([.E37]=&quot;&quot;;0;1)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formula="of:=IF([.C37]=1;1;0)" office:value-type="float" office:value="0" calcext:value-type="float">
            <text:p>0</text:p>
          </table:table-cell>
          <table:table-cell table:style-name="ce1" table:formula="of:=IF([.D37]=1;1;0)" office:value-type="float" office:value="0" calcext:value-type="float">
            <text:p>0</text:p>
          </table:table-cell>
          <table:table-cell table:style-name="ce1" table:formula="of:=IF([.E37]=1;1;0)" office:value-type="float" office:value="0" calcext:value-type="float">
            <text:p>0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style-name="ce1" table:formula="of:=CONCATENATE(&quot;0b&quot;;[.K37];[.L37];[.M37];[.N37];[.O37];[.P37];[.Q37];[.R37])" office:value-type="string" office:string-value="0b00100000" calcext:value-type="string">
            <text:p>0b00100000</text:p>
          </table:table-cell>
          <table:table-cell table:style-name="ce1" table:formula="of:=CONCATENATE(&quot;0b&quot;;[.S37];[.T37];[.U37];[.V37];[.W37];[.X37];[.Y37];[.Z37])" office:value-type="string" office:string-value="0b00100000" calcext:value-type="string">
            <text:p>0b00100000</text:p>
          </table:table-cell>
          <table:table-cell table:style-name="ce1" table:formula="of:=CONCATENATE(&quot;0b&quot;;[.AA37];[.AB37];[.AC37];[.AD37];[.AE37];[.AF37];[.AG37];[.AH37])" office:value-type="string" office:string-value="0b00000001" calcext:value-type="string">
            <text:p>0b00000001</text:p>
          </table:table-cell>
          <table:table-cell table:style-name="ce1" table:formula="of:=CONCATENATE(&quot;0b&quot;;[.AI37];[.AJ37];[.AK37];[.AL37];[.AM37];[.AN37];[.AO37];[.AP37])" office:value-type="string" office:string-value="0b00000000" calcext:value-type="string">
            <text:p>0b00000000</text:p>
          </table:table-cell>
          <table:table-cell table:style-name="ce1" table:formula="of:=CONCATENATE(&quot;0b&quot;;[.AQ37];[.AR37];[.AS37];[.AT37];[.AU37];[.AV37];[.AW37];[.AX37])" office:value-type="string" office:string-value="0b00000000" calcext:value-type="string">
            <text:p>0b00000000</text:p>
          </table:table-cell>
          <table:table-cell table:style-name="ce1" table:formula="of:=CONCATENATE(&quot;0b&quot;;[.AY37];[.AZ37];[.BA37];[.BB37];[.BC37];[.BD37];[.BE37];[.BF37])" office:value-type="string" office:string-value="0b00000000" calcext:value-type="string">
            <text:p>0b00000000</text:p>
          </table:table-cell>
          <table:table-cell table:number-columns-repeated="6"/>
          <table:table-cell table:style-name="ce1" table:formula="of:=CONCATENATE([.BG37];&quot;,&quot;)" office:value-type="string" office:string-value="0b00100000," calcext:value-type="string">
            <text:p>0b00100000,</text:p>
          </table:table-cell>
          <table:table-cell table:style-name="ce1" table:formula="of:=CONCATENATE([.BH37];&quot;,&quot;)" office:value-type="string" office:string-value="0b00100000," calcext:value-type="string">
            <text:p>0b00100000,</text:p>
          </table:table-cell>
          <table:table-cell table:style-name="ce1" table:formula="of:=CONCATENATE([.BI37];&quot;,&quot;)" office:value-type="string" office:string-value="0b00000001," calcext:value-type="string">
            <text:p>0b00000001,</text:p>
          </table:table-cell>
          <table:table-cell table:style-name="ce1" table:formula="of:=CONCATENATE([.BJ37];&quot;,&quot;)" office:value-type="string" office:string-value="0b00000000," calcext:value-type="string">
            <text:p>0b00000000,</text:p>
          </table:table-cell>
          <table:table-cell table:style-name="ce1" table:formula="of:=CONCATENATE([.BK37];&quot;,&quot;)" office:value-type="string" office:string-value="0b00000000," calcext:value-type="string">
            <text:p>0b00000000,</text:p>
          </table:table-cell>
          <table:table-cell table:style-name="ce1" table:formula="of:=CONCATENATE([.BL37];&quot;,&quot;)" office:value-type="string" office:string-value="0b00000000," calcext:value-type="string">
            <text:p>0b00000000,</text:p>
          </table:table-cell>
          <table:table-cell table:style-name="ce1" table:number-columns-repeated="94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01" calcext:value-type="float">
            <text:p>10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[.H38]/2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IF([.F38]=&quot;&quot;;0;1)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formula="of:=IF([.F38]=1;1;0)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table:formula="of:=IF([.C38]=&quot;&quot;;0;1)" office:value-type="float" office:value="0" calcext:value-type="float">
            <text:p>0</text:p>
          </table:table-cell>
          <table:table-cell table:style-name="ce1" table:formula="of:=IF([.D38]=&quot;&quot;;0;1)" office:value-type="float" office:value="1" calcext:value-type="float">
            <text:p>1</text:p>
          </table:table-cell>
          <table:table-cell table:style-name="ce1" table:formula="of:=IF([.E38]=&quot;&quot;;0;1)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formula="of:=IF([.C38]=1;1;0)" office:value-type="float" office:value="0" calcext:value-type="float">
            <text:p>0</text:p>
          </table:table-cell>
          <table:table-cell table:style-name="ce1" table:formula="of:=IF([.D38]=1;1;0)" office:value-type="float" office:value="1" calcext:value-type="float">
            <text:p>1</text:p>
          </table:table-cell>
          <table:table-cell table:style-name="ce1" table:formula="of:=IF([.E38]=1;1;0)" office:value-type="float" office:value="0" calcext:value-type="float">
            <text:p>0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style-name="ce1" table:formula="of:=CONCATENATE(&quot;0b&quot;;[.K38];[.L38];[.M38];[.N38];[.O38];[.P38];[.Q38];[.R38])" office:value-type="string" office:string-value="0b00100000" calcext:value-type="string">
            <text:p>0b00100000</text:p>
          </table:table-cell>
          <table:table-cell table:style-name="ce1" table:formula="of:=CONCATENATE(&quot;0b&quot;;[.S38];[.T38];[.U38];[.V38];[.W38];[.X38];[.Y38];[.Z38])" office:value-type="string" office:string-value="0b00000000" calcext:value-type="string">
            <text:p>0b00000000</text:p>
          </table:table-cell>
          <table:table-cell table:style-name="ce1" table:formula="of:=CONCATENATE(&quot;0b&quot;;[.AA38];[.AB38];[.AC38];[.AD38];[.AE38];[.AF38];[.AG38];[.AH38])" office:value-type="string" office:string-value="0b00000010" calcext:value-type="string">
            <text:p>0b00000010</text:p>
          </table:table-cell>
          <table:table-cell table:style-name="ce1" table:formula="of:=CONCATENATE(&quot;0b&quot;;[.AI38];[.AJ38];[.AK38];[.AL38];[.AM38];[.AN38];[.AO38];[.AP38])" office:value-type="string" office:string-value="0b00000010" calcext:value-type="string">
            <text:p>0b00000010</text:p>
          </table:table-cell>
          <table:table-cell table:style-name="ce1" table:formula="of:=CONCATENATE(&quot;0b&quot;;[.AQ38];[.AR38];[.AS38];[.AT38];[.AU38];[.AV38];[.AW38];[.AX38])" office:value-type="string" office:string-value="0b00000000" calcext:value-type="string">
            <text:p>0b00000000</text:p>
          </table:table-cell>
          <table:table-cell table:style-name="ce1" table:formula="of:=CONCATENATE(&quot;0b&quot;;[.AY38];[.AZ38];[.BA38];[.BB38];[.BC38];[.BD38];[.BE38];[.BF38])" office:value-type="string" office:string-value="0b00000000" calcext:value-type="string">
            <text:p>0b00000000</text:p>
          </table:table-cell>
          <table:table-cell table:number-columns-repeated="6"/>
          <table:table-cell table:style-name="ce1" table:formula="of:=CONCATENATE([.BG38];&quot;,&quot;)" office:value-type="string" office:string-value="0b00100000," calcext:value-type="string">
            <text:p>0b00100000,</text:p>
          </table:table-cell>
          <table:table-cell table:style-name="ce1" table:formula="of:=CONCATENATE([.BH38];&quot;,&quot;)" office:value-type="string" office:string-value="0b00000000," calcext:value-type="string">
            <text:p>0b00000000,</text:p>
          </table:table-cell>
          <table:table-cell table:style-name="ce1" table:formula="of:=CONCATENATE([.BI38];&quot;,&quot;)" office:value-type="string" office:string-value="0b00000010," calcext:value-type="string">
            <text:p>0b00000010,</text:p>
          </table:table-cell>
          <table:table-cell table:style-name="ce1" table:formula="of:=CONCATENATE([.BJ38];&quot;,&quot;)" office:value-type="string" office:string-value="0b00000010," calcext:value-type="string">
            <text:p>0b00000010,</text:p>
          </table:table-cell>
          <table:table-cell table:style-name="ce1" table:formula="of:=CONCATENATE([.BK38];&quot;,&quot;)" office:value-type="string" office:string-value="0b00000000," calcext:value-type="string">
            <text:p>0b00000000,</text:p>
          </table:table-cell>
          <table:table-cell table:style-name="ce1" table:formula="of:=CONCATENATE([.BL38];&quot;,&quot;)" office:value-type="string" office:string-value="0b00000000," calcext:value-type="string">
            <text:p>0b00000000,</text:p>
          </table:table-cell>
          <table:table-cell table:style-name="ce1" table:number-columns-repeated="94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style-name="ce3" table:formula="of:=[.H39]/2" office:value-type="float" office:value="0" calcext:value-type="float">
            <text:p>0</text:p>
          </table:table-cell>
          <table:table-cell table:style-name="ce3"/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2"/>
          <table:table-cell table:style-name="ce3" table:number-columns-repeated="6"/>
          <table:table-cell table:number-columns-repeated="2"/>
          <table:table-cell table:style-name="ce3" table:number-columns-repeated="22"/>
          <table:table-cell table:number-columns-repeated="12"/>
          <table:table-cell table:style-name="ce3" table:number-columns-repeated="9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[.H40]/2" office:value-type="float" office:value="22" calcext:value-type="float">
            <text:p>22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style-name="ce6" table:formula="of:=IF([.C40]=&quot;&quot;;0;1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IF([.C40]=1;1;0)" office:value-type="float" office:value="0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IF([.D40]=&quot;&quot;;0;1)" office:value-type="float" office:value="1" calcext:value-type="float">
            <text:p>1</text:p>
          </table:table-cell>
          <table:table-cell table:formula="of:=IF([.E40]=&quot;&quot;;0;1)" office:value-type="float" office:value="0" calcext:value-type="float">
            <text:p>0</text:p>
          </table:table-cell>
          <table:table-cell table:formula="of:=IF([.F40]=&quot;&quot;;0;1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formula="of:=IF([.D40]=1;1;0)" office:value-type="float" office:value="1" calcext:value-type="float">
            <text:p>1</text:p>
          </table:table-cell>
          <table:table-cell table:formula="of:=IF([.E40]=1;1;0)" office:value-type="float" office:value="0" calcext:value-type="float">
            <text:p>0</text:p>
          </table:table-cell>
          <table:table-cell table:formula="of:=IF([.F40]=1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formula="of:=CONCATENATE(&quot;0b&quot;;[.K40];[.L40];[.M40];[.N40];[.O40];[.P40];[.Q40];[.R40])" office:value-type="string" office:string-value="0b00000001" calcext:value-type="string">
            <text:p>0b00000001</text:p>
          </table:table-cell>
          <table:table-cell table:formula="of:=CONCATENATE(&quot;0b&quot;;[.S40];[.T40];[.U40];[.V40];[.W40];[.X40];[.Y40];[.Z40])" office:value-type="string" office:string-value="0b00000000" calcext:value-type="string">
            <text:p>0b00000000</text:p>
          </table:table-cell>
          <table:table-cell table:formula="of:=CONCATENATE(&quot;0b&quot;;[.AA40];[.AB40];[.AC40];[.AD40];[.AE40];[.AF40];[.AG40];[.AH40])" office:value-type="string" office:string-value="0b00000000" calcext:value-type="string">
            <text:p>0b00000000</text:p>
          </table:table-cell>
          <table:table-cell table:formula="of:=CONCATENATE(&quot;0b&quot;;[.AI40];[.AJ40];[.AK40];[.AL40];[.AM40];[.AN40];[.AO40];[.AP40])" office:value-type="string" office:string-value="0b00000000" calcext:value-type="string">
            <text:p>0b00000000</text:p>
          </table:table-cell>
          <table:table-cell table:formula="of:=CONCATENATE(&quot;0b&quot;;[.AQ40];[.AR40];[.AS40];[.AT40];[.AU40];[.AV40];[.AW40];[.AX40])" office:value-type="string" office:string-value="0b10000000" calcext:value-type="string">
            <text:p>0b10000000</text:p>
          </table:table-cell>
          <table:table-cell table:formula="of:=CONCATENATE(&quot;0b&quot;;[.AY40];[.AZ40];[.BA40];[.BB40];[.BC40];[.BD40];[.BE40];[.BF40])" office:value-type="string" office:string-value="0b10000000" calcext:value-type="string">
            <text:p>0b10000000</text:p>
          </table:table-cell>
          <table:table-cell table:formula="of:=CONCATENATE([.BG40];&quot;,&quot;)" office:value-type="string" office:string-value="0b00000001," calcext:value-type="string">
            <text:p>0b00000001,</text:p>
          </table:table-cell>
          <table:table-cell table:formula="of:=CONCATENATE([.BH40];&quot;,&quot;)" office:value-type="string" office:string-value="0b00000000," calcext:value-type="string">
            <text:p>0b00000000,</text:p>
          </table:table-cell>
          <table:table-cell table:formula="of:=CONCATENATE([.BI40];&quot;,&quot;)" office:value-type="string" office:string-value="0b00000000," calcext:value-type="string">
            <text:p>0b00000000,</text:p>
          </table:table-cell>
          <table:table-cell table:formula="of:=CONCATENATE([.BJ40];&quot;,&quot;)" office:value-type="string" office:string-value="0b00000000," calcext:value-type="string">
            <text:p>0b00000000,</text:p>
          </table:table-cell>
          <table:table-cell table:formula="of:=CONCATENATE([.BK40];&quot;,&quot;)" office:value-type="string" office:string-value="0b10000000," calcext:value-type="string">
            <text:p>0b10000000,</text:p>
          </table:table-cell>
          <table:table-cell table:formula="of:=CONCATENATE([.BL40];&quot;,&quot;)" office:value-type="string" office:string-value="0b10000000," calcext:value-type="string">
            <text:p>0b10000000,</text:p>
          </table:table-cell>
          <table:table-cell table:number-columns-repeated="9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H41]/2" office:value-type="float" office:value="23" calcext:value-type="float">
            <text:p>23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style-name="ce6" table:formula="of:=IF([.C41]=&quot;&quot;;0;1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IF([.C41]=1;1;0)" office:value-type="float" office:value="0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IF([.D41]=&quot;&quot;;0;1)" office:value-type="float" office:value="1" calcext:value-type="float">
            <text:p>1</text:p>
          </table:table-cell>
          <table:table-cell table:formula="of:=IF([.E41]=&quot;&quot;;0;1)" office:value-type="float" office:value="1" calcext:value-type="float">
            <text:p>1</text:p>
          </table:table-cell>
          <table:table-cell table:formula="of:=IF([.F41]=&quot;&quot;;0;1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formula="of:=IF([.D41]=1;1;0)" office:value-type="float" office:value="1" calcext:value-type="float">
            <text:p>1</text:p>
          </table:table-cell>
          <table:table-cell table:formula="of:=IF([.E41]=1;1;0)" office:value-type="float" office:value="0" calcext:value-type="float">
            <text:p>0</text:p>
          </table:table-cell>
          <table:table-cell table:formula="of:=IF([.F41]=1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formula="of:=CONCATENATE(&quot;0b&quot;;[.K41];[.L41];[.M41];[.N41];[.O41];[.P41];[.Q41];[.R41])" office:value-type="string" office:string-value="0b00000000" calcext:value-type="string">
            <text:p>0b00000000</text:p>
          </table:table-cell>
          <table:table-cell table:formula="of:=CONCATENATE(&quot;0b&quot;;[.S41];[.T41];[.U41];[.V41];[.W41];[.X41];[.Y41];[.Z41])" office:value-type="string" office:string-value="0b00000000" calcext:value-type="string">
            <text:p>0b00000000</text:p>
          </table:table-cell>
          <table:table-cell table:formula="of:=CONCATENATE(&quot;0b&quot;;[.AA41];[.AB41];[.AC41];[.AD41];[.AE41];[.AF41];[.AG41];[.AH41])" office:value-type="string" office:string-value="0b00000000" calcext:value-type="string">
            <text:p>0b00000000</text:p>
          </table:table-cell>
          <table:table-cell table:formula="of:=CONCATENATE(&quot;0b&quot;;[.AI41];[.AJ41];[.AK41];[.AL41];[.AM41];[.AN41];[.AO41];[.AP41])" office:value-type="string" office:string-value="0b00000000" calcext:value-type="string">
            <text:p>0b00000000</text:p>
          </table:table-cell>
          <table:table-cell table:formula="of:=CONCATENATE(&quot;0b&quot;;[.AQ41];[.AR41];[.AS41];[.AT41];[.AU41];[.AV41];[.AW41];[.AX41])" office:value-type="string" office:string-value="0b11000000" calcext:value-type="string">
            <text:p>0b11000000</text:p>
          </table:table-cell>
          <table:table-cell table:formula="of:=CONCATENATE(&quot;0b&quot;;[.AY41];[.AZ41];[.BA41];[.BB41];[.BC41];[.BD41];[.BE41];[.BF41])" office:value-type="string" office:string-value="0b10000000" calcext:value-type="string">
            <text:p>0b10000000</text:p>
          </table:table-cell>
          <table:table-cell table:formula="of:=CONCATENATE([.BG41];&quot;,&quot;)" office:value-type="string" office:string-value="0b00000000," calcext:value-type="string">
            <text:p>0b00000000,</text:p>
          </table:table-cell>
          <table:table-cell table:formula="of:=CONCATENATE([.BH41];&quot;,&quot;)" office:value-type="string" office:string-value="0b00000000," calcext:value-type="string">
            <text:p>0b00000000,</text:p>
          </table:table-cell>
          <table:table-cell table:formula="of:=CONCATENATE([.BI41];&quot;,&quot;)" office:value-type="string" office:string-value="0b00000000," calcext:value-type="string">
            <text:p>0b00000000,</text:p>
          </table:table-cell>
          <table:table-cell table:formula="of:=CONCATENATE([.BJ41];&quot;,&quot;)" office:value-type="string" office:string-value="0b00000000," calcext:value-type="string">
            <text:p>0b00000000,</text:p>
          </table:table-cell>
          <table:table-cell table:formula="of:=CONCATENATE([.BK41];&quot;,&quot;)" office:value-type="string" office:string-value="0b11000000," calcext:value-type="string">
            <text:p>0b11000000,</text:p>
          </table:table-cell>
          <table:table-cell table:formula="of:=CONCATENATE([.BL41];&quot;,&quot;)" office:value-type="string" office:string-value="0b10000000," calcext:value-type="string">
            <text:p>0b10000000,</text:p>
          </table:table-cell>
          <table:table-cell table:number-columns-repeated="9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H42]/2" office:value-type="float" office:value="24" calcext:value-type="float">
            <text:p>24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style-name="ce6" table:formula="of:=IF([.C42]=&quot;&quot;;0;1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IF([.C42]=1;1;0)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IF([.D42]=&quot;&quot;;0;1)" office:value-type="float" office:value="0" calcext:value-type="float">
            <text:p>0</text:p>
          </table:table-cell>
          <table:table-cell table:formula="of:=IF([.E42]=&quot;&quot;;0;1)" office:value-type="float" office:value="1" calcext:value-type="float">
            <text:p>1</text:p>
          </table:table-cell>
          <table:table-cell table:formula="of:=IF([.F42]=&quot;&quot;;0;1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formula="of:=IF([.D42]=1;1;0)" office:value-type="float" office:value="0" calcext:value-type="float">
            <text:p>0</text:p>
          </table:table-cell>
          <table:table-cell table:formula="of:=IF([.E42]=1;1;0)" office:value-type="float" office:value="0" calcext:value-type="float">
            <text:p>0</text:p>
          </table:table-cell>
          <table:table-cell table:formula="of:=IF([.F42]=1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formula="of:=CONCATENATE(&quot;0b&quot;;[.K42];[.L42];[.M42];[.N42];[.O42];[.P42];[.Q42];[.R42])" office:value-type="string" office:string-value="0b00000001" calcext:value-type="string">
            <text:p>0b00000001</text:p>
          </table:table-cell>
          <table:table-cell table:formula="of:=CONCATENATE(&quot;0b&quot;;[.S42];[.T42];[.U42];[.V42];[.W42];[.X42];[.Y42];[.Z42])" office:value-type="string" office:string-value="0b00000001" calcext:value-type="string">
            <text:p>0b00000001</text:p>
          </table:table-cell>
          <table:table-cell table:formula="of:=CONCATENATE(&quot;0b&quot;;[.AA42];[.AB42];[.AC42];[.AD42];[.AE42];[.AF42];[.AG42];[.AH42])" office:value-type="string" office:string-value="0b00000000" calcext:value-type="string">
            <text:p>0b00000000</text:p>
          </table:table-cell>
          <table:table-cell table:formula="of:=CONCATENATE(&quot;0b&quot;;[.AI42];[.AJ42];[.AK42];[.AL42];[.AM42];[.AN42];[.AO42];[.AP42])" office:value-type="string" office:string-value="0b00000000" calcext:value-type="string">
            <text:p>0b00000000</text:p>
          </table:table-cell>
          <table:table-cell table:formula="of:=CONCATENATE(&quot;0b&quot;;[.AQ42];[.AR42];[.AS42];[.AT42];[.AU42];[.AV42];[.AW42];[.AX42])" office:value-type="string" office:string-value="0b01000000" calcext:value-type="string">
            <text:p>0b01000000</text:p>
          </table:table-cell>
          <table:table-cell table:formula="of:=CONCATENATE(&quot;0b&quot;;[.AY42];[.AZ42];[.BA42];[.BB42];[.BC42];[.BD42];[.BE42];[.BF42])" office:value-type="string" office:string-value="0b00000000" calcext:value-type="string">
            <text:p>0b00000000</text:p>
          </table:table-cell>
          <table:table-cell table:formula="of:=CONCATENATE([.BG42];&quot;,&quot;)" office:value-type="string" office:string-value="0b00000001," calcext:value-type="string">
            <text:p>0b00000001,</text:p>
          </table:table-cell>
          <table:table-cell table:formula="of:=CONCATENATE([.BH42];&quot;,&quot;)" office:value-type="string" office:string-value="0b00000001," calcext:value-type="string">
            <text:p>0b00000001,</text:p>
          </table:table-cell>
          <table:table-cell table:formula="of:=CONCATENATE([.BI42];&quot;,&quot;)" office:value-type="string" office:string-value="0b00000000," calcext:value-type="string">
            <text:p>0b00000000,</text:p>
          </table:table-cell>
          <table:table-cell table:formula="of:=CONCATENATE([.BJ42];&quot;,&quot;)" office:value-type="string" office:string-value="0b00000000," calcext:value-type="string">
            <text:p>0b00000000,</text:p>
          </table:table-cell>
          <table:table-cell table:formula="of:=CONCATENATE([.BK42];&quot;,&quot;)" office:value-type="string" office:string-value="0b01000000," calcext:value-type="string">
            <text:p>0b01000000,</text:p>
          </table:table-cell>
          <table:table-cell table:formula="of:=CONCATENATE([.BL42];&quot;,&quot;)" office:value-type="string" office:string-value="0b00000000," calcext:value-type="string">
            <text:p>0b00000000,</text:p>
          </table:table-cell>
          <table:table-cell table:number-columns-repeated="9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H43]/2" office:value-type="float" office:value="25" calcext:value-type="float">
            <text:p>25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style-name="ce6" table:formula="of:=IF([.C43]=&quot;&quot;;0;1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IF([.C43]=1;1;0)" office:value-type="float" office:value="0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IF([.D43]=&quot;&quot;;0;1)" office:value-type="float" office:value="0" calcext:value-type="float">
            <text:p>0</text:p>
          </table:table-cell>
          <table:table-cell table:formula="of:=IF([.E43]=&quot;&quot;;0;1)" office:value-type="float" office:value="1" calcext:value-type="float">
            <text:p>1</text:p>
          </table:table-cell>
          <table:table-cell table:formula="of:=IF([.F43]=&quot;&quot;;0;1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formula="of:=IF([.D43]=1;1;0)" office:value-type="float" office:value="0" calcext:value-type="float">
            <text:p>0</text:p>
          </table:table-cell>
          <table:table-cell table:formula="of:=IF([.E43]=1;1;0)" office:value-type="float" office:value="1" calcext:value-type="float">
            <text:p>1</text:p>
          </table:table-cell>
          <table:table-cell table:formula="of:=IF([.F43]=1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formula="of:=CONCATENATE(&quot;0b&quot;;[.K43];[.L43];[.M43];[.N43];[.O43];[.P43];[.Q43];[.R43])" office:value-type="string" office:string-value="0b00000001" calcext:value-type="string">
            <text:p>0b00000001</text:p>
          </table:table-cell>
          <table:table-cell table:formula="of:=CONCATENATE(&quot;0b&quot;;[.S43];[.T43];[.U43];[.V43];[.W43];[.X43];[.Y43];[.Z43])" office:value-type="string" office:string-value="0b00000000" calcext:value-type="string">
            <text:p>0b00000000</text:p>
          </table:table-cell>
          <table:table-cell table:formula="of:=CONCATENATE(&quot;0b&quot;;[.AA43];[.AB43];[.AC43];[.AD43];[.AE43];[.AF43];[.AG43];[.AH43])" office:value-type="string" office:string-value="0b00000000" calcext:value-type="string">
            <text:p>0b00000000</text:p>
          </table:table-cell>
          <table:table-cell table:formula="of:=CONCATENATE(&quot;0b&quot;;[.AI43];[.AJ43];[.AK43];[.AL43];[.AM43];[.AN43];[.AO43];[.AP43])" office:value-type="string" office:string-value="0b00000000" calcext:value-type="string">
            <text:p>0b00000000</text:p>
          </table:table-cell>
          <table:table-cell table:formula="of:=CONCATENATE(&quot;0b&quot;;[.AQ43];[.AR43];[.AS43];[.AT43];[.AU43];[.AV43];[.AW43];[.AX43])" office:value-type="string" office:string-value="0b01000000" calcext:value-type="string">
            <text:p>0b01000000</text:p>
          </table:table-cell>
          <table:table-cell table:formula="of:=CONCATENATE(&quot;0b&quot;;[.AY43];[.AZ43];[.BA43];[.BB43];[.BC43];[.BD43];[.BE43];[.BF43])" office:value-type="string" office:string-value="0b01000000" calcext:value-type="string">
            <text:p>0b01000000</text:p>
          </table:table-cell>
          <table:table-cell table:formula="of:=CONCATENATE([.BG43];&quot;,&quot;)" office:value-type="string" office:string-value="0b00000001," calcext:value-type="string">
            <text:p>0b00000001,</text:p>
          </table:table-cell>
          <table:table-cell table:formula="of:=CONCATENATE([.BH43];&quot;,&quot;)" office:value-type="string" office:string-value="0b00000000," calcext:value-type="string">
            <text:p>0b00000000,</text:p>
          </table:table-cell>
          <table:table-cell table:formula="of:=CONCATENATE([.BI43];&quot;,&quot;)" office:value-type="string" office:string-value="0b00000000," calcext:value-type="string">
            <text:p>0b00000000,</text:p>
          </table:table-cell>
          <table:table-cell table:formula="of:=CONCATENATE([.BJ43];&quot;,&quot;)" office:value-type="string" office:string-value="0b00000000," calcext:value-type="string">
            <text:p>0b00000000,</text:p>
          </table:table-cell>
          <table:table-cell table:formula="of:=CONCATENATE([.BK43];&quot;,&quot;)" office:value-type="string" office:string-value="0b01000000," calcext:value-type="string">
            <text:p>0b01000000,</text:p>
          </table:table-cell>
          <table:table-cell table:formula="of:=CONCATENATE([.BL43];&quot;,&quot;)" office:value-type="string" office:string-value="0b01000000," calcext:value-type="string">
            <text:p>0b01000000,</text:p>
          </table:table-cell>
          <table:table-cell table:number-columns-repeated="95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H44]/2" office:value-type="float" office:value="26" calcext:value-type="float">
            <text:p>26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style-name="ce6" table:formula="of:=IF([.C44]=&quot;&quot;;0;1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IF([.C44]=1;1;0)" office:value-type="float" office:value="0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IF([.D44]=&quot;&quot;;0;1)" office:value-type="float" office:value="0" calcext:value-type="float">
            <text:p>0</text:p>
          </table:table-cell>
          <table:table-cell table:formula="of:=IF([.E44]=&quot;&quot;;0;1)" office:value-type="float" office:value="1" calcext:value-type="float">
            <text:p>1</text:p>
          </table:table-cell>
          <table:table-cell table:formula="of:=IF([.F44]=&quot;&quot;;0;1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formula="of:=IF([.D44]=1;1;0)" office:value-type="float" office:value="0" calcext:value-type="float">
            <text:p>0</text:p>
          </table:table-cell>
          <table:table-cell table:formula="of:=IF([.E44]=1;1;0)" office:value-type="float" office:value="1" calcext:value-type="float">
            <text:p>1</text:p>
          </table:table-cell>
          <table:table-cell table:formula="of:=IF([.F44]=1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formula="of:=CONCATENATE(&quot;0b&quot;;[.K44];[.L44];[.M44];[.N44];[.O44];[.P44];[.Q44];[.R44])" office:value-type="string" office:string-value="0b00000000" calcext:value-type="string">
            <text:p>0b00000000</text:p>
          </table:table-cell>
          <table:table-cell table:formula="of:=CONCATENATE(&quot;0b&quot;;[.S44];[.T44];[.U44];[.V44];[.W44];[.X44];[.Y44];[.Z44])" office:value-type="string" office:string-value="0b00000000" calcext:value-type="string">
            <text:p>0b00000000</text:p>
          </table:table-cell>
          <table:table-cell table:formula="of:=CONCATENATE(&quot;0b&quot;;[.AA44];[.AB44];[.AC44];[.AD44];[.AE44];[.AF44];[.AG44];[.AH44])" office:value-type="string" office:string-value="0b00000000" calcext:value-type="string">
            <text:p>0b00000000</text:p>
          </table:table-cell>
          <table:table-cell table:formula="of:=CONCATENATE(&quot;0b&quot;;[.AI44];[.AJ44];[.AK44];[.AL44];[.AM44];[.AN44];[.AO44];[.AP44])" office:value-type="string" office:string-value="0b00000000" calcext:value-type="string">
            <text:p>0b00000000</text:p>
          </table:table-cell>
          <table:table-cell table:formula="of:=CONCATENATE(&quot;0b&quot;;[.AQ44];[.AR44];[.AS44];[.AT44];[.AU44];[.AV44];[.AW44];[.AX44])" office:value-type="string" office:string-value="0b01100000" calcext:value-type="string">
            <text:p>0b01100000</text:p>
          </table:table-cell>
          <table:table-cell table:formula="of:=CONCATENATE(&quot;0b&quot;;[.AY44];[.AZ44];[.BA44];[.BB44];[.BC44];[.BD44];[.BE44];[.BF44])" office:value-type="string" office:string-value="0b01000000" calcext:value-type="string">
            <text:p>0b01000000</text:p>
          </table:table-cell>
          <table:table-cell table:formula="of:=CONCATENATE([.BG44];&quot;,&quot;)" office:value-type="string" office:string-value="0b00000000," calcext:value-type="string">
            <text:p>0b00000000,</text:p>
          </table:table-cell>
          <table:table-cell table:formula="of:=CONCATENATE([.BH44];&quot;,&quot;)" office:value-type="string" office:string-value="0b00000000," calcext:value-type="string">
            <text:p>0b00000000,</text:p>
          </table:table-cell>
          <table:table-cell table:formula="of:=CONCATENATE([.BI44];&quot;,&quot;)" office:value-type="string" office:string-value="0b00000000," calcext:value-type="string">
            <text:p>0b00000000,</text:p>
          </table:table-cell>
          <table:table-cell table:formula="of:=CONCATENATE([.BJ44];&quot;,&quot;)" office:value-type="string" office:string-value="0b00000000," calcext:value-type="string">
            <text:p>0b00000000,</text:p>
          </table:table-cell>
          <table:table-cell table:formula="of:=CONCATENATE([.BK44];&quot;,&quot;)" office:value-type="string" office:string-value="0b01100000," calcext:value-type="string">
            <text:p>0b01100000,</text:p>
          </table:table-cell>
          <table:table-cell table:formula="of:=CONCATENATE([.BL44];&quot;,&quot;)" office:value-type="string" office:string-value="0b01000000," calcext:value-type="string">
            <text:p>0b01000000,</text:p>
          </table:table-cell>
          <table:table-cell table:number-columns-repeated="9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H45]/2" office:value-type="float" office:value="27" calcext:value-type="float">
            <text:p>27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style-name="ce6" table:formula="of:=IF([.C45]=&quot;&quot;;0;1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IF([.C45]=1;1;0)" office:value-type="float" office:value="0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IF([.D45]=&quot;&quot;;0;1)" office:value-type="float" office:value="0" calcext:value-type="float">
            <text:p>0</text:p>
          </table:table-cell>
          <table:table-cell table:formula="of:=IF([.E45]=&quot;&quot;;0;1)" office:value-type="float" office:value="0" calcext:value-type="float">
            <text:p>0</text:p>
          </table:table-cell>
          <table:table-cell table:formula="of:=IF([.F45]=&quot;&quot;;0;1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formula="of:=IF([.D45]=1;1;0)" office:value-type="float" office:value="0" calcext:value-type="float">
            <text:p>0</text:p>
          </table:table-cell>
          <table:table-cell table:formula="of:=IF([.E45]=1;1;0)" office:value-type="float" office:value="0" calcext:value-type="float">
            <text:p>0</text:p>
          </table:table-cell>
          <table:table-cell table:formula="of:=IF([.F45]=1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formula="of:=CONCATENATE(&quot;0b&quot;;[.K45];[.L45];[.M45];[.N45];[.O45];[.P45];[.Q45];[.R45])" office:value-type="string" office:string-value="0b00000001" calcext:value-type="string">
            <text:p>0b00000001</text:p>
          </table:table-cell>
          <table:table-cell table:formula="of:=CONCATENATE(&quot;0b&quot;;[.S45];[.T45];[.U45];[.V45];[.W45];[.X45];[.Y45];[.Z45])" office:value-type="string" office:string-value="0b00000000" calcext:value-type="string">
            <text:p>0b00000000</text:p>
          </table:table-cell>
          <table:table-cell table:formula="of:=CONCATENATE(&quot;0b&quot;;[.AA45];[.AB45];[.AC45];[.AD45];[.AE45];[.AF45];[.AG45];[.AH45])" office:value-type="string" office:string-value="0b00000000" calcext:value-type="string">
            <text:p>0b00000000</text:p>
          </table:table-cell>
          <table:table-cell table:formula="of:=CONCATENATE(&quot;0b&quot;;[.AI45];[.AJ45];[.AK45];[.AL45];[.AM45];[.AN45];[.AO45];[.AP45])" office:value-type="string" office:string-value="0b00000000" calcext:value-type="string">
            <text:p>0b00000000</text:p>
          </table:table-cell>
          <table:table-cell table:formula="of:=CONCATENATE(&quot;0b&quot;;[.AQ45];[.AR45];[.AS45];[.AT45];[.AU45];[.AV45];[.AW45];[.AX45])" office:value-type="string" office:string-value="0b00100000" calcext:value-type="string">
            <text:p>0b00100000</text:p>
          </table:table-cell>
          <table:table-cell table:formula="of:=CONCATENATE(&quot;0b&quot;;[.AY45];[.AZ45];[.BA45];[.BB45];[.BC45];[.BD45];[.BE45];[.BF45])" office:value-type="string" office:string-value="0b00100000" calcext:value-type="string">
            <text:p>0b00100000</text:p>
          </table:table-cell>
          <table:table-cell table:formula="of:=CONCATENATE([.BG45];&quot;,&quot;)" office:value-type="string" office:string-value="0b00000001," calcext:value-type="string">
            <text:p>0b00000001,</text:p>
          </table:table-cell>
          <table:table-cell table:formula="of:=CONCATENATE([.BH45];&quot;,&quot;)" office:value-type="string" office:string-value="0b00000000," calcext:value-type="string">
            <text:p>0b00000000,</text:p>
          </table:table-cell>
          <table:table-cell table:formula="of:=CONCATENATE([.BI45];&quot;,&quot;)" office:value-type="string" office:string-value="0b00000000," calcext:value-type="string">
            <text:p>0b00000000,</text:p>
          </table:table-cell>
          <table:table-cell table:formula="of:=CONCATENATE([.BJ45];&quot;,&quot;)" office:value-type="string" office:string-value="0b00000000," calcext:value-type="string">
            <text:p>0b00000000,</text:p>
          </table:table-cell>
          <table:table-cell table:formula="of:=CONCATENATE([.BK45];&quot;,&quot;)" office:value-type="string" office:string-value="0b00100000," calcext:value-type="string">
            <text:p>0b00100000,</text:p>
          </table:table-cell>
          <table:table-cell table:formula="of:=CONCATENATE([.BL45];&quot;,&quot;)" office:value-type="string" office:string-value="0b00100000," calcext:value-type="string">
            <text:p>0b00100000,</text:p>
          </table:table-cell>
          <table:table-cell table:number-columns-repeated="95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2"/>
          <table:table-cell table:style-name="ce3" table:number-columns-repeated="6"/>
          <table:table-cell table:number-columns-repeated="2"/>
          <table:table-cell table:style-name="ce3" table:number-columns-repeated="22"/>
          <table:table-cell table:number-columns-repeated="12"/>
          <table:table-cell table:style-name="ce3" table:number-columns-repeated="95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2"/>
          <table:table-cell table:style-name="ce3" table:number-columns-repeated="6"/>
          <table:table-cell table:number-columns-repeated="2"/>
          <table:table-cell table:style-name="ce3" table:number-columns-repeated="22"/>
          <table:table-cell table:number-columns-repeated="12"/>
          <table:table-cell table:style-name="ce3" table:number-columns-repeated="95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03" calcext:value-type="float">
            <text:p>103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table:formula="of:=[.H48]/2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formula="of:=IF([.C48]=&quot;&quot;;0;1)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formula="of:=IF([.C48]=1;1;0)" office:value-type="float" office:value="0" calcext:value-type="float">
            <text:p>0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style-name="ce1" table:formula="of:=IF([.D48]=&quot;&quot;;0;1)" office:value-type="float" office:value="1" calcext:value-type="float">
            <text:p>1</text:p>
          </table:table-cell>
          <table:table-cell table:style-name="ce1" table:formula="of:=IF([.E48]=&quot;&quot;;0;1)" office:value-type="float" office:value="1" calcext:value-type="float">
            <text:p>1</text:p>
          </table:table-cell>
          <table:table-cell table:style-name="ce1" table:formula="of:=IF([.F48]=&quot;&quot;;0;1)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formula="of:=IF([.D48]=1;1;0)" office:value-type="float" office:value="0" calcext:value-type="float">
            <text:p>0</text:p>
          </table:table-cell>
          <table:table-cell table:style-name="ce1" table:formula="of:=IF([.E48]=1;1;0)" office:value-type="float" office:value="1" calcext:value-type="float">
            <text:p>1</text:p>
          </table:table-cell>
          <table:table-cell table:style-name="ce1" table:formula="of:=IF([.F48]=1;1;0)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formula="of:=CONCATENATE(&quot;0b&quot;;[.K48];[.L48];[.M48];[.N48];[.O48];[.P48];[.Q48];[.R48])" office:value-type="string" office:string-value="0b00000000" calcext:value-type="string">
            <text:p>0b00000000</text:p>
          </table:table-cell>
          <table:table-cell table:style-name="ce1" table:formula="of:=CONCATENATE(&quot;0b&quot;;[.S48];[.T48];[.U48];[.V48];[.W48];[.X48];[.Y48];[.Z48])" office:value-type="string" office:string-value="0b00000000" calcext:value-type="string">
            <text:p>0b00000000</text:p>
          </table:table-cell>
          <table:table-cell table:style-name="ce1" table:formula="of:=CONCATENATE(&quot;0b&quot;;[.AA48];[.AB48];[.AC48];[.AD48];[.AE48];[.AF48];[.AG48];[.AH48])" office:value-type="string" office:string-value="0b00000000" calcext:value-type="string">
            <text:p>0b00000000</text:p>
          </table:table-cell>
          <table:table-cell table:style-name="ce1" table:formula="of:=CONCATENATE(&quot;0b&quot;;[.AI48];[.AJ48];[.AK48];[.AL48];[.AM48];[.AN48];[.AO48];[.AP48])" office:value-type="string" office:string-value="0b00000000" calcext:value-type="string">
            <text:p>0b00000000</text:p>
          </table:table-cell>
          <table:table-cell table:style-name="ce1" table:formula="of:=CONCATENATE(&quot;0b&quot;;[.AQ48];[.AR48];[.AS48];[.AT48];[.AU48];[.AV48];[.AW48];[.AX48])" office:value-type="string" office:string-value="0b11000000" calcext:value-type="string">
            <text:p>0b11000000</text:p>
          </table:table-cell>
          <table:table-cell table:style-name="ce1" table:formula="of:=CONCATENATE(&quot;0b&quot;;[.AY48];[.AZ48];[.BA48];[.BB48];[.BC48];[.BD48];[.BE48];[.BF48])" office:value-type="string" office:string-value="0b01000000" calcext:value-type="string">
            <text:p>0b01000000</text:p>
          </table:table-cell>
          <table:table-cell table:number-columns-repeated="6"/>
          <table:table-cell table:style-name="ce1" table:formula="of:=CONCATENATE([.BG48];&quot;,&quot;)" office:value-type="string" office:string-value="0b00000000," calcext:value-type="string">
            <text:p>0b00000000,</text:p>
          </table:table-cell>
          <table:table-cell table:style-name="ce1" table:formula="of:=CONCATENATE([.BH48];&quot;,&quot;)" office:value-type="string" office:string-value="0b00000000," calcext:value-type="string">
            <text:p>0b00000000,</text:p>
          </table:table-cell>
          <table:table-cell table:style-name="ce1" table:formula="of:=CONCATENATE([.BI48];&quot;,&quot;)" office:value-type="string" office:string-value="0b00000000," calcext:value-type="string">
            <text:p>0b00000000,</text:p>
          </table:table-cell>
          <table:table-cell table:style-name="ce1" table:formula="of:=CONCATENATE([.BJ48];&quot;,&quot;)" office:value-type="string" office:string-value="0b00000000," calcext:value-type="string">
            <text:p>0b00000000,</text:p>
          </table:table-cell>
          <table:table-cell table:style-name="ce1" table:formula="of:=CONCATENATE([.BK48];&quot;,&quot;)" office:value-type="string" office:string-value="0b11000000," calcext:value-type="string">
            <text:p>0b11000000,</text:p>
          </table:table-cell>
          <table:table-cell table:style-name="ce1" table:formula="of:=CONCATENATE([.BL48];&quot;,&quot;)" office:value-type="string" office:string-value="0b01000000," calcext:value-type="string">
            <text:p>0b01000000,</text:p>
          </table:table-cell>
          <table:table-cell table:style-name="ce1" table:number-columns-repeated="94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table:formula="of:=[.H49]/2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formula="of:=IF([.C49]=&quot;&quot;;0;1)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formula="of:=IF([.C49]=1;1;0)" office:value-type="float" office:value="0" calcext:value-type="float">
            <text:p>0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style-name="ce1" table:formula="of:=IF([.D49]=&quot;&quot;;0;1)" office:value-type="float" office:value="0" calcext:value-type="float">
            <text:p>0</text:p>
          </table:table-cell>
          <table:table-cell table:style-name="ce1" table:formula="of:=IF([.E49]=&quot;&quot;;0;1)" office:value-type="float" office:value="1" calcext:value-type="float">
            <text:p>1</text:p>
          </table:table-cell>
          <table:table-cell table:style-name="ce1" table:formula="of:=IF([.F49]=&quot;&quot;;0;1)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formula="of:=IF([.D49]=1;1;0)" office:value-type="float" office:value="0" calcext:value-type="float">
            <text:p>0</text:p>
          </table:table-cell>
          <table:table-cell table:style-name="ce1" table:formula="of:=IF([.E49]=1;1;0)" office:value-type="float" office:value="0" calcext:value-type="float">
            <text:p>0</text:p>
          </table:table-cell>
          <table:table-cell table:style-name="ce1" table:formula="of:=IF([.F49]=1;1;0)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formula="of:=CONCATENATE(&quot;0b&quot;;[.K49];[.L49];[.M49];[.N49];[.O49];[.P49];[.Q49];[.R49])" office:value-type="string" office:string-value="0b00000000" calcext:value-type="string">
            <text:p>0b00000000</text:p>
          </table:table-cell>
          <table:table-cell table:style-name="ce1" table:formula="of:=CONCATENATE(&quot;0b&quot;;[.S49];[.T49];[.U49];[.V49];[.W49];[.X49];[.Y49];[.Z49])" office:value-type="string" office:string-value="0b00000000" calcext:value-type="string">
            <text:p>0b00000000</text:p>
          </table:table-cell>
          <table:table-cell table:style-name="ce1" table:formula="of:=CONCATENATE(&quot;0b&quot;;[.AA49];[.AB49];[.AC49];[.AD49];[.AE49];[.AF49];[.AG49];[.AH49])" office:value-type="string" office:string-value="0b00000000" calcext:value-type="string">
            <text:p>0b00000000</text:p>
          </table:table-cell>
          <table:table-cell table:style-name="ce1" table:formula="of:=CONCATENATE(&quot;0b&quot;;[.AI49];[.AJ49];[.AK49];[.AL49];[.AM49];[.AN49];[.AO49];[.AP49])" office:value-type="string" office:string-value="0b00000000" calcext:value-type="string">
            <text:p>0b00000000</text:p>
          </table:table-cell>
          <table:table-cell table:style-name="ce1" table:formula="of:=CONCATENATE(&quot;0b&quot;;[.AQ49];[.AR49];[.AS49];[.AT49];[.AU49];[.AV49];[.AW49];[.AX49])" office:value-type="string" office:string-value="0b01100000" calcext:value-type="string">
            <text:p>0b01100000</text:p>
          </table:table-cell>
          <table:table-cell table:style-name="ce1" table:formula="of:=CONCATENATE(&quot;0b&quot;;[.AY49];[.AZ49];[.BA49];[.BB49];[.BC49];[.BD49];[.BE49];[.BF49])" office:value-type="string" office:string-value="0b00100000" calcext:value-type="string">
            <text:p>0b00100000</text:p>
          </table:table-cell>
          <table:table-cell table:number-columns-repeated="6"/>
          <table:table-cell table:style-name="ce1" table:formula="of:=CONCATENATE([.BG49];&quot;,&quot;)" office:value-type="string" office:string-value="0b00000000," calcext:value-type="string">
            <text:p>0b00000000,</text:p>
          </table:table-cell>
          <table:table-cell table:style-name="ce1" table:formula="of:=CONCATENATE([.BH49];&quot;,&quot;)" office:value-type="string" office:string-value="0b00000000," calcext:value-type="string">
            <text:p>0b00000000,</text:p>
          </table:table-cell>
          <table:table-cell table:style-name="ce1" table:formula="of:=CONCATENATE([.BI49];&quot;,&quot;)" office:value-type="string" office:string-value="0b00000000," calcext:value-type="string">
            <text:p>0b00000000,</text:p>
          </table:table-cell>
          <table:table-cell table:style-name="ce1" table:formula="of:=CONCATENATE([.BJ49];&quot;,&quot;)" office:value-type="string" office:string-value="0b00000000," calcext:value-type="string">
            <text:p>0b00000000,</text:p>
          </table:table-cell>
          <table:table-cell table:style-name="ce1" table:formula="of:=CONCATENATE([.BK49];&quot;,&quot;)" office:value-type="string" office:string-value="0b01100000," calcext:value-type="string">
            <text:p>0b01100000,</text:p>
          </table:table-cell>
          <table:table-cell table:style-name="ce1" table:formula="of:=CONCATENATE([.BL49];&quot;,&quot;)" office:value-type="string" office:string-value="0b00100000," calcext:value-type="string">
            <text:p>0b00100000,</text:p>
          </table:table-cell>
          <table:table-cell table:style-name="ce1" table:number-columns-repeated="94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01" calcext:value-type="float">
            <text:p>10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[.H50]/2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formula="of:=IF([.C50]=&quot;&quot;;0;1)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formula="of:=IF([.C50]=1;1;0)" office:value-type="float" office:value="0" calcext:value-type="float">
            <text:p>0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style-name="ce1" table:formula="of:=IF([.D50]=&quot;&quot;;0;1)" office:value-type="float" office:value="1" calcext:value-type="float">
            <text:p>1</text:p>
          </table:table-cell>
          <table:table-cell table:style-name="ce1" table:formula="of:=IF([.E50]=&quot;&quot;;0;1)" office:value-type="float" office:value="0" calcext:value-type="float">
            <text:p>0</text:p>
          </table:table-cell>
          <table:table-cell table:style-name="ce1" table:formula="of:=IF([.F50]=&quot;&quot;;0;1)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formula="of:=IF([.D50]=1;1;0)" office:value-type="float" office:value="1" calcext:value-type="float">
            <text:p>1</text:p>
          </table:table-cell>
          <table:table-cell table:style-name="ce1" table:formula="of:=IF([.E50]=1;1;0)" office:value-type="float" office:value="0" calcext:value-type="float">
            <text:p>0</text:p>
          </table:table-cell>
          <table:table-cell table:style-name="ce1" table:formula="of:=IF([.F50]=1;1;0)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formula="of:=CONCATENATE(&quot;0b&quot;;[.K50];[.L50];[.M50];[.N50];[.O50];[.P50];[.Q50];[.R50])" office:value-type="string" office:string-value="0b00000000" calcext:value-type="string">
            <text:p>0b00000000</text:p>
          </table:table-cell>
          <table:table-cell table:style-name="ce1" table:formula="of:=CONCATENATE(&quot;0b&quot;;[.S50];[.T50];[.U50];[.V50];[.W50];[.X50];[.Y50];[.Z50])" office:value-type="string" office:string-value="0b00000000" calcext:value-type="string">
            <text:p>0b00000000</text:p>
          </table:table-cell>
          <table:table-cell table:style-name="ce1" table:formula="of:=CONCATENATE(&quot;0b&quot;;[.AA50];[.AB50];[.AC50];[.AD50];[.AE50];[.AF50];[.AG50];[.AH50])" office:value-type="string" office:string-value="0b00000000" calcext:value-type="string">
            <text:p>0b00000000</text:p>
          </table:table-cell>
          <table:table-cell table:style-name="ce1" table:formula="of:=CONCATENATE(&quot;0b&quot;;[.AI50];[.AJ50];[.AK50];[.AL50];[.AM50];[.AN50];[.AO50];[.AP50])" office:value-type="string" office:string-value="0b00000000" calcext:value-type="string">
            <text:p>0b00000000</text:p>
          </table:table-cell>
          <table:table-cell table:style-name="ce1" table:formula="of:=CONCATENATE(&quot;0b&quot;;[.AQ50];[.AR50];[.AS50];[.AT50];[.AU50];[.AV50];[.AW50];[.AX50])" office:value-type="string" office:string-value="0b10100000" calcext:value-type="string">
            <text:p>0b10100000</text:p>
          </table:table-cell>
          <table:table-cell table:style-name="ce1" table:formula="of:=CONCATENATE(&quot;0b&quot;;[.AY50];[.AZ50];[.BA50];[.BB50];[.BC50];[.BD50];[.BE50];[.BF50])" office:value-type="string" office:string-value="0b10000000" calcext:value-type="string">
            <text:p>0b10000000</text:p>
          </table:table-cell>
          <table:table-cell table:number-columns-repeated="6"/>
          <table:table-cell table:style-name="ce1" table:formula="of:=CONCATENATE([.BG50];&quot;,&quot;)" office:value-type="string" office:string-value="0b00000000," calcext:value-type="string">
            <text:p>0b00000000,</text:p>
          </table:table-cell>
          <table:table-cell table:style-name="ce1" table:formula="of:=CONCATENATE([.BH50];&quot;,&quot;)" office:value-type="string" office:string-value="0b00000000," calcext:value-type="string">
            <text:p>0b00000000,</text:p>
          </table:table-cell>
          <table:table-cell table:style-name="ce1" table:formula="of:=CONCATENATE([.BI50];&quot;,&quot;)" office:value-type="string" office:string-value="0b00000000," calcext:value-type="string">
            <text:p>0b00000000,</text:p>
          </table:table-cell>
          <table:table-cell table:style-name="ce1" table:formula="of:=CONCATENATE([.BJ50];&quot;,&quot;)" office:value-type="string" office:string-value="0b00000000," calcext:value-type="string">
            <text:p>0b00000000,</text:p>
          </table:table-cell>
          <table:table-cell table:style-name="ce1" table:formula="of:=CONCATENATE([.BK50];&quot;,&quot;)" office:value-type="string" office:string-value="0b10100000," calcext:value-type="string">
            <text:p>0b10100000,</text:p>
          </table:table-cell>
          <table:table-cell table:style-name="ce1" table:formula="of:=CONCATENATE([.BL50];&quot;,&quot;)" office:value-type="string" office:string-value="0b10000000," calcext:value-type="string">
            <text:p>0b10000000,</text:p>
          </table:table-cell>
          <table:table-cell table:style-name="ce1" table:number-columns-repeated="948"/>
        </table:table-row>
        <table:table-row table:style-name="ro1">
          <table:table-cell table:style-name="ce4" table:number-columns-repeated="10"/>
          <table:table-cell table:style-name="ce4" table:formula="of:=SUM([.K3:.K50])" office:value-type="float" office:value="0" calcext:value-type="float">
            <text:p>0</text:p>
          </table:table-cell>
          <table:table-cell table:style-name="ce4" table:formula="of:=SUM([.L3:.L50])" office:value-type="float" office:value="0" calcext:value-type="float">
            <text:p>0</text:p>
          </table:table-cell>
          <table:table-cell table:style-name="ce4" table:formula="of:=SUM([.M3:.M50])" office:value-type="float" office:value="5" calcext:value-type="float">
            <text:p>5</text:p>
          </table:table-cell>
          <table:table-cell table:style-name="ce4" table:formula="of:=SUM([.N3:.N50])" office:value-type="float" office:value="0" calcext:value-type="float">
            <text:p>0</text:p>
          </table:table-cell>
          <table:table-cell table:style-name="ce4" table:formula="of:=SUM([.O3:.O50])" office:value-type="float" office:value="0" calcext:value-type="float">
            <text:p>0</text:p>
          </table:table-cell>
          <table:table-cell table:style-name="ce4" table:formula="of:=SUM([.P3:.P50])" office:value-type="float" office:value="0" calcext:value-type="float">
            <text:p>0</text:p>
          </table:table-cell>
          <table:table-cell table:style-name="ce4" table:formula="of:=SUM([.Q3:.Q50])" office:value-type="float" office:value="0" calcext:value-type="float">
            <text:p>0</text:p>
          </table:table-cell>
          <table:table-cell table:style-name="ce4" table:formula="of:=SUM([.R3:.R50])" office:value-type="float" office:value="4" calcext:value-type="float">
            <text:p>4</text:p>
          </table:table-cell>
          <table:table-cell table:style-name="ce4" table:formula="of:=SUM([.S3:.S50])" office:value-type="float" office:value="0" calcext:value-type="float">
            <text:p>0</text:p>
          </table:table-cell>
          <table:table-cell table:style-name="ce4" table:formula="of:=SUM([.T3:.T50])" office:value-type="float" office:value="0" calcext:value-type="float">
            <text:p>0</text:p>
          </table:table-cell>
          <table:table-cell table:style-name="ce4" table:formula="of:=SUM([.U3:.U50])" office:value-type="float" office:value="2" calcext:value-type="float">
            <text:p>2</text:p>
          </table:table-cell>
          <table:table-cell table:style-name="ce4" table:formula="of:=SUM([.V3:.V50])" office:value-type="float" office:value="0" calcext:value-type="float">
            <text:p>0</text:p>
          </table:table-cell>
          <table:table-cell table:style-name="ce4" table:formula="of:=SUM([.W3:.W50])" office:value-type="float" office:value="0" calcext:value-type="float">
            <text:p>0</text:p>
          </table:table-cell>
          <table:table-cell table:style-name="ce4" table:formula="of:=SUM([.X3:.X50])" office:value-type="float" office:value="0" calcext:value-type="float">
            <text:p>0</text:p>
          </table:table-cell>
          <table:table-cell table:style-name="ce4" table:formula="of:=SUM([.Y3:.Y50])" office:value-type="float" office:value="0" calcext:value-type="float">
            <text:p>0</text:p>
          </table:table-cell>
          <table:table-cell table:style-name="ce4" table:formula="of:=SUM([.Z3:.Z50])" office:value-type="float" office:value="1" calcext:value-type="float">
            <text:p>1</text:p>
          </table:table-cell>
          <table:table-cell table:style-name="ce4" table:formula="of:=SUM([.AA3:.AA50])" office:value-type="float" office:value="0" calcext:value-type="float">
            <text:p>0</text:p>
          </table:table-cell>
          <table:table-cell table:style-name="ce4" table:formula="of:=SUM([.AB3:.AB50])" office:value-type="float" office:value="0" calcext:value-type="float">
            <text:p>0</text:p>
          </table:table-cell>
          <table:table-cell table:style-name="ce4" table:formula="of:=SUM([.AC3:.AC50])" office:value-type="float" office:value="5" calcext:value-type="float">
            <text:p>5</text:p>
          </table:table-cell>
          <table:table-cell table:style-name="ce4" table:formula="of:=SUM([.AD3:.AD50])" office:value-type="float" office:value="6" calcext:value-type="float">
            <text:p>6</text:p>
          </table:table-cell>
          <table:table-cell table:style-name="ce4" table:formula="of:=SUM([.AE3:.AE50])" office:value-type="float" office:value="6" calcext:value-type="float">
            <text:p>6</text:p>
          </table:table-cell>
          <table:table-cell table:style-name="ce4" table:formula="of:=SUM([.AF3:.AF50])" office:value-type="float" office:value="5" calcext:value-type="float">
            <text:p>5</text:p>
          </table:table-cell>
          <table:table-cell table:style-name="ce4" table:formula="of:=SUM([.AG3:.AG50])" office:value-type="float" office:value="4" calcext:value-type="float">
            <text:p>4</text:p>
          </table:table-cell>
          <table:table-cell table:style-name="ce4" table:formula="of:=SUM([.AH3:.AH50])" office:value-type="float" office:value="6" calcext:value-type="float">
            <text:p>6</text:p>
          </table:table-cell>
          <table:table-cell table:style-name="ce4" table:formula="of:=SUM([.AI3:.AI50])" office:value-type="float" office:value="0" calcext:value-type="float">
            <text:p>0</text:p>
          </table:table-cell>
          <table:table-cell table:style-name="ce4" table:formula="of:=SUM([.AJ3:.AJ50])" office:value-type="float" office:value="0" calcext:value-type="float">
            <text:p>0</text:p>
          </table:table-cell>
          <table:table-cell table:style-name="ce4" table:formula="of:=SUM([.AK3:.AK50])" office:value-type="float" office:value="3" calcext:value-type="float">
            <text:p>3</text:p>
          </table:table-cell>
          <table:table-cell table:style-name="ce4" table:formula="of:=SUM([.AL3:.AL50])" office:value-type="float" office:value="3" calcext:value-type="float">
            <text:p>3</text:p>
          </table:table-cell>
          <table:table-cell table:style-name="ce4" table:formula="of:=SUM([.AM3:.AM50])" office:value-type="float" office:value="3" calcext:value-type="float">
            <text:p>3</text:p>
          </table:table-cell>
          <table:table-cell table:style-name="ce4" table:formula="of:=SUM([.AN3:.AN50])" office:value-type="float" office:value="2" calcext:value-type="float">
            <text:p>2</text:p>
          </table:table-cell>
          <table:table-cell table:style-name="ce4" table:formula="of:=SUM([.AO3:.AO50])" office:value-type="float" office:value="3" calcext:value-type="float">
            <text:p>3</text:p>
          </table:table-cell>
          <table:table-cell table:style-name="ce4" table:formula="of:=SUM([.AP3:.AP50])" office:value-type="float" office:value="3" calcext:value-type="float">
            <text:p>3</text:p>
          </table:table-cell>
          <table:table-cell table:style-name="ce4" table:formula="of:=SUM([.AQ3:.AQ50])" office:value-type="float" office:value="4" calcext:value-type="float">
            <text:p>4</text:p>
          </table:table-cell>
          <table:table-cell table:style-name="ce4" table:formula="of:=SUM([.AR3:.AR50])" office:value-type="float" office:value="6" calcext:value-type="float">
            <text:p>6</text:p>
          </table:table-cell>
          <table:table-cell table:style-name="ce4" table:formula="of:=SUM([.AS3:.AS50])" office:value-type="float" office:value="4" calcext:value-type="float">
            <text:p>4</text:p>
          </table:table-cell>
          <table:table-cell table:style-name="ce4" table:formula="of:=SUM([.AT3:.AT50])" office:value-type="float" office:value="6" calcext:value-type="float">
            <text:p>6</text:p>
          </table:table-cell>
          <table:table-cell table:style-name="ce4" table:formula="of:=SUM([.AU3:.AU50])" office:value-type="float" office:value="6" calcext:value-type="float">
            <text:p>6</text:p>
          </table:table-cell>
          <table:table-cell table:style-name="ce4" table:formula="of:=SUM([.AV3:.AV50])" office:value-type="float" office:value="6" calcext:value-type="float">
            <text:p>6</text:p>
          </table:table-cell>
          <table:table-cell table:style-name="ce4" table:formula="of:=SUM([.AW3:.AW50])" office:value-type="float" office:value="6" calcext:value-type="float">
            <text:p>6</text:p>
          </table:table-cell>
          <table:table-cell table:style-name="ce4" table:formula="of:=SUM([.AX3:.AX50])" office:value-type="float" office:value="5" calcext:value-type="float">
            <text:p>5</text:p>
          </table:table-cell>
          <table:table-cell table:style-name="ce4" table:formula="of:=SUM([.AY3:.AY50])" office:value-type="float" office:value="3" calcext:value-type="float">
            <text:p>3</text:p>
          </table:table-cell>
          <table:table-cell table:style-name="ce4" table:formula="of:=SUM([.AZ3:.AZ50])" office:value-type="float" office:value="3" calcext:value-type="float">
            <text:p>3</text:p>
          </table:table-cell>
          <table:table-cell table:style-name="ce4" table:formula="of:=SUM([.BA3:.BA50])" office:value-type="float" office:value="2" calcext:value-type="float">
            <text:p>2</text:p>
          </table:table-cell>
          <table:table-cell table:style-name="ce4" table:formula="of:=SUM([.BB3:.BB50])" office:value-type="float" office:value="3" calcext:value-type="float">
            <text:p>3</text:p>
          </table:table-cell>
          <table:table-cell table:style-name="ce4" table:formula="of:=SUM([.BC3:.BC50])" office:value-type="float" office:value="3" calcext:value-type="float">
            <text:p>3</text:p>
          </table:table-cell>
          <table:table-cell table:style-name="ce4" table:formula="of:=SUM([.BD3:.BD50])" office:value-type="float" office:value="3" calcext:value-type="float">
            <text:p>3</text:p>
          </table:table-cell>
          <table:table-cell table:style-name="ce4" table:formula="of:=SUM([.BE3:.BE50])" office:value-type="float" office:value="3" calcext:value-type="float">
            <text:p>3</text:p>
          </table:table-cell>
          <table:table-cell table:style-name="ce4" table:formula="of:=SUM([.BF3:.BF50])" office:value-type="float" office:value="2" calcext:value-type="float">
            <text:p>2</text:p>
          </table:table-cell>
          <table:table-cell table:style-name="ce4" table:number-columns-repeated="6"/>
          <table:table-cell table:formula="of:=CONCATENATE([.BG3];&quot;,&quot;)" office:value-type="string" office:string-value="0b00000000," calcext:value-type="string">
            <text:p>0b00000000,</text:p>
          </table:table-cell>
          <table:table-cell table:formula="of:=CONCATENATE([.BH3];&quot;,&quot;)" office:value-type="string" office:string-value="0b00000000," calcext:value-type="string">
            <text:p>0b00000000,</text:p>
          </table:table-cell>
          <table:table-cell table:formula="of:=CONCATENATE([.BI3];&quot;,&quot;)" office:value-type="string" office:string-value="0b00000000," calcext:value-type="string">
            <text:p>0b00000000,</text:p>
          </table:table-cell>
          <table:table-cell table:formula="of:=CONCATENATE([.BJ3];&quot;,&quot;)" office:value-type="string" office:string-value="0b00000000," calcext:value-type="string">
            <text:p>0b00000000,</text:p>
          </table:table-cell>
          <table:table-cell table:formula="of:=CONCATENATE([.BK3];&quot;,&quot;)" office:value-type="string" office:string-value="0b00011000," calcext:value-type="string">
            <text:p>0b00011000,</text:p>
          </table:table-cell>
          <table:table-cell table:formula="of:=CONCATENATE([.BL3];&quot;,&quot;)" office:value-type="string" office:string-value="0b00010000," calcext:value-type="string">
            <text:p>0b00010000,</text:p>
          </table:table-cell>
          <table:table-cell table:style-name="ce4" table:number-columns-repeated="954"/>
        </table:table-row>
        <table:table-row table:style-name="ro1">
          <table:table-cell table:number-columns-repeated="64"/>
          <table:table-cell table:formula="of:=CONCATENATE([.BG4];&quot;,&quot;)" office:value-type="string" office:string-value="0b00000000," calcext:value-type="string">
            <text:p>0b00000000,</text:p>
          </table:table-cell>
          <table:table-cell table:formula="of:=CONCATENATE([.BH4];&quot;,&quot;)" office:value-type="string" office:string-value="0b00000000," calcext:value-type="string">
            <text:p>0b00000000,</text:p>
          </table:table-cell>
          <table:table-cell table:formula="of:=CONCATENATE([.BI4];&quot;,&quot;)" office:value-type="string" office:string-value="0b00000000," calcext:value-type="string">
            <text:p>0b00000000,</text:p>
          </table:table-cell>
          <table:table-cell table:formula="of:=CONCATENATE([.BJ4];&quot;,&quot;)" office:value-type="string" office:string-value="0b00000000," calcext:value-type="string">
            <text:p>0b00000000,</text:p>
          </table:table-cell>
          <table:table-cell table:formula="of:=CONCATENATE([.BK4];&quot;,&quot;)" office:value-type="string" office:string-value="0b00011000," calcext:value-type="string">
            <text:p>0b00011000,</text:p>
          </table:table-cell>
          <table:table-cell table:formula="of:=CONCATENATE([.BL4];&quot;,&quot;)" office:value-type="string" office:string-value="0b00001000," calcext:value-type="string">
            <text:p>0b00001000,</text:p>
          </table:table-cell>
          <table:table-cell table:number-columns-repeated="954"/>
        </table:table-row>
        <table:table-row table:style-name="ro1">
          <table:table-cell table:number-columns-repeated="64"/>
          <table:table-cell table:number-columns-repeated="12" office:value-type="string" calcext:value-type="string">
            <text:p>};</text:p>
          </table:table-cell>
          <table:table-cell table:number-columns-repeated="948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/00/0000</text:date>, <text:time style:data-style-name="N2" text:time-value="16:55:22.904009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5:09:10.109985195</meta:creation-date>
    <dc:date>2019-03-03T18:02:51.922771095</dc:date>
    <meta:editing-duration>PT1H41M32S</meta:editing-duration>
    <meta:editing-cycles>20</meta:editing-cycles>
    <meta:generator>LibreOffice/6.2.0.3$Linux_X86_64 LibreOffice_project/20$Build-3</meta:generator>
    <meta:document-statistic meta:table-count="1" meta:cell-count="2948" meta:object-count="0"/>
  </office:meta>
</office:document-meta>
</file>